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9.761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2.028in"/>
    </style:style>
    <style:style style:name="co7" style:family="table-column">
      <style:table-column-properties fo:break-before="auto" style:column-width="1.252in"/>
    </style:style>
    <style:style style:name="co8" style:family="table-column">
      <style:table-column-properties fo:break-before="auto" style:column-width="0.2327in"/>
    </style:style>
    <style:style style:name="co9" style:family="table-column">
      <style:table-column-properties fo:break-before="auto" style:column-width="7.5783in"/>
    </style:style>
    <style:style style:name="co10" style:family="table-column">
      <style:table-column-properties fo:break-before="auto" style:column-width="1.2846in"/>
    </style:style>
    <style:style style:name="co11" style:family="table-column">
      <style:table-column-properties fo:break-before="auto" style:column-width="1.2409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0.2437in"/>
    </style:style>
    <style:style style:name="co14" style:family="table-column">
      <style:table-column-properties fo:break-before="auto" style:column-width="7.3791in"/>
    </style:style>
    <style:style style:name="co15" style:family="table-column">
      <style:table-column-properties fo:break-before="auto" style:column-width="1.1409in"/>
    </style:style>
    <style:style style:name="co16" style:family="table-column">
      <style:table-column-properties fo:break-before="auto" style:column-width="7.6783in"/>
    </style:style>
    <style:style style:name="co17" style:family="table-column">
      <style:table-column-properties fo:break-before="auto" style:column-width="0.9307in"/>
    </style:style>
    <style:style style:name="co18" style:family="table-column">
      <style:table-column-properties fo:break-before="auto" style:column-width="1.3957in"/>
    </style:style>
    <style:style style:name="co19" style:family="table-column">
      <style:table-column-properties fo:break-before="auto" style:column-width="0.8862in"/>
    </style:style>
    <style:style style:name="co20" style:family="table-column">
      <style:table-column-properties fo:break-before="auto" style:column-width="5.1299in"/>
    </style:style>
    <style:style style:name="co21" style:family="table-column">
      <style:table-column-properties fo:break-before="auto" style:column-width="6.68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6457in" fo:break-before="auto" style:use-optimal-row-height="false"/>
    </style:style>
    <style:style style:name="ta1" style:family="table" style:master-page-name="PageStyle_5f_criminalization_20_trends">
      <style:table-properties table:display="true" style:writing-mode="lr-tb"/>
    </style:style>
    <style:style style:name="ta2" style:family="table" style:master-page-name="PageStyle_5f_state_20_restraining_20_law">
      <style:table-properties table:display="true" style:writing-mode="lr-tb"/>
    </style:style>
    <style:style style:name="ta3" style:family="table" style:master-page-name="PageStyle_5f_city_20_policing_20__26__20_prosecution">
      <style:table-properties table:display="true" style:writing-mode="lr-tb"/>
    </style:style>
    <style:style style:name="ta4" style:family="table" style:master-page-name="PageStyle_5f_women_20_victim_20_services">
      <style:table-properties table:display="true" style:writing-mode="lr-tb"/>
    </style:style>
    <style:style style:name="ta5" style:family="table" style:master-page-name="PageStyle_5f_population_20_199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117"/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 style:data-style-name="N8003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iminalization trend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 table:number-columns-spanned="5" table:number-rows-spanned="1">
            <text:p>National indices of domestic violence criminalization, 1976-1997</text:p>
          </table:table-cell>
          <table:covered-table-cell table:number-columns-repeated="4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criminalization trends'.G25" table:end-x="0.8315in" table:end-y="0.1457in" draw:z-index="0" draw:name="Chart 4" draw:style-name="gr1" draw:text-style-name="P1" svg:width="6.3224in" svg:height="4.3028in" svg:x="0.2276in" svg:y="0.011in">
              <draw:object draw:notify-on-update-of-ranges="'criminalization trends'.A31:'criminalization trends'.A51 'criminalization trends'.B31:'criminalization trends'.B52 'criminalization trends'.D31:'criminalization trends'.D51 'criminalization trends'.E31:'criminalization trends'.E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8"/>
          <table:table-cell office:value-type="string">
            <text:p>Indices are equal-value sum of component indicators.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Indices are normalized to one and calculated as 1990-population weighted averages across states and 50 largest cities.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Indicators measures existence of law by year, not first year of enactmen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state restraining order law: sum of indicators for categories in "state restraining law" sheet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string">
            <text:p>policing index: mandatory arrest for DV &amp; mandatory arrest for RO violation; see "city policing &amp; prosecution" sheet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string">
            <text:p>prosecution index: no-drop prosecution &amp; domestic violence unit does legal advocacy; see "city policing &amp; prosecution" sheet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string">
            <text:p>shelter beds: domestic-violence shelter beds per 100,000 women ages 15 and over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string">
            <text:p>hotlines: domestic violence hotlines per million women ages 15 &amp; over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string">
            <text:p>See Dugan, Nagin &amp; Rosenfeld (2003) p. 2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4" office:value-type="string">
            <text:p>State restraining order law indices vary only slightly between for index across states and index across 50 largest cities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4" office:value-type="string">
            <text:p>Data compiled from: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4" office:value-type="string">
            <text:p>Dugan, Laura. Impact of Legal Advocacy on Intimate Partner Homicide in the United States, 1976-1997. ICPSR25621-v1. Ann Arbor, MI: Inter-university Consortium for Political and Social Research [distributor], 2009-07-10. doi:10.3886/ICPSR25621.v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Dugan, Laura, Daniel S. Nagin and Richard Rosenfeld (2003). "Do Domestic Violence Services Save Lives?" NIJ Journal vol. (250): 20-25.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6" table:number-rows-spanned="1">
            <text:p>1990-population-weighted national indices</text:p>
          </table:table-cell>
          <table:covered-table-cell table:number-columns-repeated="5" table:style-name="ce6"/>
          <table:table-cell table:number-columns-repeated="1017"/>
        </table:table-row>
        <table:table-row table:style-name="ro1">
          <table:table-cell/>
          <table:table-cell office:value-type="string">
            <text:p>50 states &amp; DC</text:p>
          </table:table-cell>
          <table:table-cell table:style-name="ce3" office:value-type="string" table:number-columns-spanned="5" table:number-rows-spanned="1">
            <text:p>from 50 largest US cities</text:p>
          </table:table-cell>
          <table:covered-table-cell table:number-columns-repeated="4" table:style-name="ce6"/>
          <table:table-cell table:number-columns-repeated="1017"/>
        </table:table-row>
        <table:table-row table:style-name="ro4">
          <table:table-cell office:value-type="string">
            <text:p>year</text:p>
          </table:table-cell>
          <table:table-cell table:number-columns-repeated="2" table:style-name="ce4" office:value-type="string">
            <text:p>state restraining order law</text:p>
          </table:table-cell>
          <table:table-cell table:style-name="ce4" office:value-type="string">
            <text:p>policing</text:p>
          </table:table-cell>
          <table:table-cell table:style-name="ce4" office:value-type="string">
            <text:p>prosecution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table:style-name="ce5" office:value-type="percentage" office:value="0.0215896">
            <text:p>2.2%</text:p>
          </table:table-cell>
          <table:table-cell table:style-name="ce5" table:formula="of:=[.E121]" office:value-type="percentage" office:value="0.0246544">
            <text:p>2.5%</text:p>
          </table:table-cell>
          <table:table-cell table:style-name="ce5" table:formula="of:=[.F92]" office:value-type="percentage" office:value="0.0131782">
            <text:p>1.3%</text:p>
          </table:table-cell>
          <table:table-cell table:style-name="ce5" table:formula="of:=[.G92]" office:value-type="percentage" office:value="0.0041114">
            <text:p>0.4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table:style-name="ce5" office:value-type="percentage" office:value="0.060024">
            <text:p>6.0%</text:p>
          </table:table-cell>
          <table:table-cell table:style-name="ce5" table:formula="of:=[.E122]" office:value-type="percentage" office:value="0.1034769">
            <text:p>10.3%</text:p>
          </table:table-cell>
          <table:table-cell table:style-name="ce5" table:formula="of:=[.F93]" office:value-type="percentage" office:value="0.0131782">
            <text:p>1.3%</text:p>
          </table:table-cell>
          <table:table-cell table:style-name="ce5" table:formula="of:=[.G93]" office:value-type="percentage" office:value="0.0041114">
            <text:p>0.4%</text:p>
          </table:table-cell>
          <table:table-cell table:style-name="ce7" table:number-columns-repeated="2"/>
          <table:table-cell/>
          <table:table-cell table:style-name="ce4"/>
          <table:table-cell table:number-columns-repeated="1015"/>
        </table:table-row>
        <table:table-row table:style-name="ro1">
          <table:table-cell office:value-type="float" office:value="1978">
            <text:p>1978</text:p>
          </table:table-cell>
          <table:table-cell table:style-name="ce5" office:value-type="percentage" office:value="0.0995558">
            <text:p>10.0%</text:p>
          </table:table-cell>
          <table:table-cell table:style-name="ce5" table:formula="of:=[.E123]" office:value-type="percentage" office:value="0.1282448">
            <text:p>12.8%</text:p>
          </table:table-cell>
          <table:table-cell table:style-name="ce5" table:formula="of:=[.F94]" office:value-type="percentage" office:value="0.0131782">
            <text:p>1.3%</text:p>
          </table:table-cell>
          <table:table-cell table:style-name="ce5" table:formula="of:=[.G94]" office:value-type="percentage" office:value="0.013123">
            <text:p>1.3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table:style-name="ce5" office:value-type="percentage" office:value="0.2116693">
            <text:p>21.2%</text:p>
          </table:table-cell>
          <table:table-cell table:style-name="ce5" table:formula="of:=[.E124]" office:value-type="percentage" office:value="0.2299197">
            <text:p>23.0%</text:p>
          </table:table-cell>
          <table:table-cell table:style-name="ce5" table:formula="of:=[.F95]" office:value-type="percentage" office:value="0.0131782">
            <text:p>1.3%</text:p>
          </table:table-cell>
          <table:table-cell table:style-name="ce5" table:formula="of:=[.G95]" office:value-type="percentage" office:value="0.013123">
            <text:p>1.3%</text:p>
          </table:table-cell>
          <table:table-cell table:style-name="ce7" table:number-columns-repeated="2"/>
          <table:table-cell/>
          <table:table-cell table:style-name="ce4"/>
          <table:table-cell table:number-columns-repeated="1015"/>
        </table:table-row>
        <table:table-row table:style-name="ro1">
          <table:table-cell office:value-type="float" office:value="1980">
            <text:p>1980</text:p>
          </table:table-cell>
          <table:table-cell table:style-name="ce5" office:value-type="percentage" office:value="0.3340212">
            <text:p>33.4%</text:p>
          </table:table-cell>
          <table:table-cell table:style-name="ce5" table:formula="of:=[.E125]" office:value-type="percentage" office:value="0.3822327">
            <text:p>38.2%</text:p>
          </table:table-cell>
          <table:table-cell table:style-name="ce5" table:formula="of:=[.F96]" office:value-type="percentage" office:value="0.0131782">
            <text:p>1.3%</text:p>
          </table:table-cell>
          <table:table-cell table:style-name="ce5" table:formula="of:=[.G96]" office:value-type="percentage" office:value="0.0194439">
            <text:p>1.9%</text:p>
          </table:table-cell>
          <table:table-cell table:style-name="ce7" table:number-columns-repeated="2"/>
          <table:table-cell/>
          <table:table-cell table:style-name="ce4"/>
          <table:table-cell table:number-columns-repeated="1015"/>
        </table:table-row>
        <table:table-row table:style-name="ro1">
          <table:table-cell office:value-type="float" office:value="1981">
            <text:p>1981</text:p>
          </table:table-cell>
          <table:table-cell table:style-name="ce5" office:value-type="percentage" office:value="0.3606911">
            <text:p>36.1%</text:p>
          </table:table-cell>
          <table:table-cell table:style-name="ce5" table:formula="of:=[.E126]" office:value-type="percentage" office:value="0.3861223">
            <text:p>38.6%</text:p>
          </table:table-cell>
          <table:table-cell table:style-name="ce5" table:formula="of:=[.F97]" office:value-type="percentage" office:value="0.0241702">
            <text:p>2.4%</text:p>
          </table:table-cell>
          <table:table-cell table:style-name="ce5" table:formula="of:=[.G97]" office:value-type="percentage" office:value="0.0194439">
            <text:p>1.9%</text:p>
          </table:table-cell>
          <table:table-cell table:style-name="ce7" table:number-columns-repeated="2"/>
          <table:table-cell/>
          <table:table-cell table:style-name="ce4"/>
          <table:table-cell table:number-columns-repeated="1015"/>
        </table:table-row>
        <table:table-row table:style-name="ro1">
          <table:table-cell office:value-type="float" office:value="1982">
            <text:p>1982</text:p>
          </table:table-cell>
          <table:table-cell table:style-name="ce5" office:value-type="percentage" office:value="0.4167116">
            <text:p>41.7%</text:p>
          </table:table-cell>
          <table:table-cell table:style-name="ce5" table:formula="of:=[.E127]" office:value-type="percentage" office:value="0.4505749">
            <text:p>45.1%</text:p>
          </table:table-cell>
          <table:table-cell table:style-name="ce5" table:formula="of:=[.F98]" office:value-type="percentage" office:value="0.0241702">
            <text:p>2.4%</text:p>
          </table:table-cell>
          <table:table-cell table:style-name="ce5" table:formula="of:=[.G98]" office:value-type="percentage" office:value="0.0330412">
            <text:p>3.3%</text:p>
          </table:table-cell>
          <table:table-cell table:style-name="ce7" table:number-columns-repeated="2"/>
          <table:table-cell/>
          <table:table-cell table:style-name="ce4"/>
          <table:table-cell table:number-columns-repeated="1015"/>
        </table:table-row>
        <table:table-row table:style-name="ro1">
          <table:table-cell office:value-type="float" office:value="1983">
            <text:p>1983</text:p>
          </table:table-cell>
          <table:table-cell table:style-name="ce5" office:value-type="percentage" office:value="0.4778943">
            <text:p>47.8%</text:p>
          </table:table-cell>
          <table:table-cell table:style-name="ce5" table:formula="of:=[.E128]" office:value-type="percentage" office:value="0.507926">
            <text:p>50.8%</text:p>
          </table:table-cell>
          <table:table-cell table:style-name="ce5" table:formula="of:=[.F99]" office:value-type="percentage" office:value="0.0241702">
            <text:p>2.4%</text:p>
          </table:table-cell>
          <table:table-cell table:style-name="ce5" table:formula="of:=[.G99]" office:value-type="percentage" office:value="0.0330412">
            <text:p>3.3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table:style-name="ce5" office:value-type="percentage" office:value="0.5243117">
            <text:p>52.4%</text:p>
          </table:table-cell>
          <table:table-cell table:style-name="ce5" table:formula="of:=[.E129]" office:value-type="percentage" office:value="0.5438982">
            <text:p>54.4%</text:p>
          </table:table-cell>
          <table:table-cell table:style-name="ce5" table:formula="of:=[.F100]" office:value-type="percentage" office:value="0.0382894">
            <text:p>3.8%</text:p>
          </table:table-cell>
          <table:table-cell table:style-name="ce5" table:formula="of:=[.G100]" office:value-type="percentage" office:value="0.0677238">
            <text:p>6.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table:style-name="ce5" office:value-type="percentage" office:value="0.5260527">
            <text:p>52.6%</text:p>
          </table:table-cell>
          <table:table-cell table:style-name="ce5" table:formula="of:=[.E130]" office:value-type="percentage" office:value="0.5454877">
            <text:p>54.5%</text:p>
          </table:table-cell>
          <table:table-cell table:style-name="ce5" table:formula="of:=[.F101]" office:value-type="percentage" office:value="0.0523486">
            <text:p>5.2%</text:p>
          </table:table-cell>
          <table:table-cell table:style-name="ce5" table:formula="of:=[.G101]" office:value-type="percentage" office:value="0.0677238">
            <text:p>6.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table:style-name="ce5" office:value-type="percentage" office:value="0.5617374">
            <text:p>56.2%</text:p>
          </table:table-cell>
          <table:table-cell table:style-name="ce5" table:formula="of:=[.E131]" office:value-type="percentage" office:value="0.5758055">
            <text:p>57.6%</text:p>
          </table:table-cell>
          <table:table-cell table:style-name="ce5" table:formula="of:=[.F102]" office:value-type="percentage" office:value="0.1731078">
            <text:p>17.3%</text:p>
          </table:table-cell>
          <table:table-cell table:style-name="ce5" table:formula="of:=[.G102]" office:value-type="percentage" office:value="0.1249034">
            <text:p>12.5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table:style-name="ce5" office:value-type="percentage" office:value="0.5931808">
            <text:p>59.3%</text:p>
          </table:table-cell>
          <table:table-cell table:style-name="ce5" table:formula="of:=[.E132]" office:value-type="percentage" office:value="0.5994148">
            <text:p>59.9%</text:p>
          </table:table-cell>
          <table:table-cell table:style-name="ce5" table:formula="of:=[.F103]" office:value-type="percentage" office:value="0.2223415">
            <text:p>22.2%</text:p>
          </table:table-cell>
          <table:table-cell table:style-name="ce5" table:formula="of:=[.G103]" office:value-type="percentage" office:value="0.1535469">
            <text:p>15.4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table:style-name="ce5" office:value-type="percentage" office:value="0.6254124">
            <text:p>62.5%</text:p>
          </table:table-cell>
          <table:table-cell table:style-name="ce5" table:formula="of:=[.E133]" office:value-type="percentage" office:value="0.6048442">
            <text:p>60.5%</text:p>
          </table:table-cell>
          <table:table-cell table:style-name="ce5" table:formula="of:=[.F104]" office:value-type="percentage" office:value="0.2223415">
            <text:p>22.2%</text:p>
          </table:table-cell>
          <table:table-cell table:style-name="ce5" table:formula="of:=[.G104]" office:value-type="percentage" office:value="0.2002978">
            <text:p>20.0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table:style-name="ce5" office:value-type="percentage" office:value="0.6556521">
            <text:p>65.6%</text:p>
          </table:table-cell>
          <table:table-cell table:style-name="ce5" table:formula="of:=[.E134]" office:value-type="percentage" office:value="0.6216106">
            <text:p>62.2%</text:p>
          </table:table-cell>
          <table:table-cell table:style-name="ce5" table:formula="of:=[.F105]" office:value-type="percentage" office:value="0.2789747">
            <text:p>27.9%</text:p>
          </table:table-cell>
          <table:table-cell table:style-name="ce5" table:formula="of:=[.G105]" office:value-type="percentage" office:value="0.2326561">
            <text:p>23.3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table:style-name="ce5" office:value-type="percentage" office:value="0.6610651">
            <text:p>66.1%</text:p>
          </table:table-cell>
          <table:table-cell table:style-name="ce5" table:formula="of:=[.E135]" office:value-type="percentage" office:value="0.6245829">
            <text:p>62.5%</text:p>
          </table:table-cell>
          <table:table-cell table:style-name="ce5" table:formula="of:=[.F106]" office:value-type="percentage" office:value="0.3553496">
            <text:p>35.5%</text:p>
          </table:table-cell>
          <table:table-cell table:style-name="ce5" table:formula="of:=[.G106]" office:value-type="percentage" office:value="0.4520865">
            <text:p>45.2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table:style-name="ce5" office:value-type="percentage" office:value="0.703723">
            <text:p>70.4%</text:p>
          </table:table-cell>
          <table:table-cell table:style-name="ce5" table:formula="of:=[.E136]" office:value-type="percentage" office:value="0.6583587">
            <text:p>65.8%</text:p>
          </table:table-cell>
          <table:table-cell table:style-name="ce5" table:formula="of:=[.F107]" office:value-type="percentage" office:value="0.3714716">
            <text:p>37.1%</text:p>
          </table:table-cell>
          <table:table-cell table:style-name="ce5" table:formula="of:=[.G107]" office:value-type="percentage" office:value="0.4800949">
            <text:p>48.0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table:style-name="ce5" office:value-type="percentage" office:value="0.7261606">
            <text:p>72.6%</text:p>
          </table:table-cell>
          <table:table-cell table:style-name="ce5" table:formula="of:=[.E137]" office:value-type="percentage" office:value="0.6751931">
            <text:p>67.5%</text:p>
          </table:table-cell>
          <table:table-cell table:style-name="ce5" table:formula="of:=[.F108]" office:value-type="percentage" office:value="0.3714716">
            <text:p>37.1%</text:p>
          </table:table-cell>
          <table:table-cell table:style-name="ce5" table:formula="of:=[.G108]" office:value-type="percentage" office:value="0.5485867">
            <text:p>54.9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table:style-name="ce5" office:value-type="percentage" office:value="0.7504352">
            <text:p>75.0%</text:p>
          </table:table-cell>
          <table:table-cell table:style-name="ce5" table:formula="of:=[.E138]" office:value-type="percentage" office:value="0.7100198">
            <text:p>71.0%</text:p>
          </table:table-cell>
          <table:table-cell table:style-name="ce5" table:formula="of:=[.F109]" office:value-type="percentage" office:value="0.4675355">
            <text:p>46.8%</text:p>
          </table:table-cell>
          <table:table-cell table:style-name="ce5" table:formula="of:=[.G109]" office:value-type="percentage" office:value="0.5772879">
            <text:p>57.7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table:style-name="ce5" office:value-type="percentage" office:value="0.7849039">
            <text:p>78.5%</text:p>
          </table:table-cell>
          <table:table-cell table:style-name="ce5" table:formula="of:=[.E139]" office:value-type="percentage" office:value="0.7351664">
            <text:p>73.5%</text:p>
          </table:table-cell>
          <table:table-cell table:style-name="ce5" table:formula="of:=[.F110]" office:value-type="percentage" office:value="0.5713165">
            <text:p>57.1%</text:p>
          </table:table-cell>
          <table:table-cell table:style-name="ce5" table:formula="of:=[.G110]" office:value-type="percentage" office:value="0.6752936">
            <text:p>67.5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table:style-name="ce5" office:value-type="percentage" office:value="0.8440276">
            <text:p>84.4%</text:p>
          </table:table-cell>
          <table:table-cell table:style-name="ce5" table:formula="of:=[.E140]" office:value-type="percentage" office:value="0.84746">
            <text:p>84.7%</text:p>
          </table:table-cell>
          <table:table-cell table:style-name="ce5" table:formula="of:=[.F111]" office:value-type="percentage" office:value="0.6981023">
            <text:p>69.8%</text:p>
          </table:table-cell>
          <table:table-cell table:style-name="ce5" table:formula="of:=[.G111]" office:value-type="percentage" office:value="0.7414791">
            <text:p>74.1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table:style-name="ce5" office:value-type="percentage" office:value="0.8567683">
            <text:p>85.7%</text:p>
          </table:table-cell>
          <table:table-cell table:style-name="ce5" table:formula="of:=[.E141]" office:value-type="percentage" office:value="0.8513241">
            <text:p>85.1%</text:p>
          </table:table-cell>
          <table:table-cell table:style-name="ce5" table:formula="of:=[.F112]" office:value-type="percentage" office:value="0.7582254">
            <text:p>75.8%</text:p>
          </table:table-cell>
          <table:table-cell table:style-name="ce5" table:formula="of:=[.G112]" office:value-type="percentage" office:value="0.8375061">
            <text:p>83.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table:style-name="ce5" office:value-type="percentage" office:value="0.8620987">
            <text:p>86.2%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YEAR [fw=popi], c(mean law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YEAR | mean(lawindex)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1976 | <text:s text:c="6"/>.0215896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float" office:value="0.0215896">
            <text:p>0.021589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7 | <text:s text:c="7"/>.060024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float" office:value="0.060024">
            <text:p>0.060024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8 | <text:s text:c="6"/>.0995558</text:p>
          </table:table-cell>
          <table:table-cell table:number-columns-repeated="2"/>
          <table:table-cell office:value-type="float" office:value="1978">
            <text:p>1978</text:p>
          </table:table-cell>
          <table:table-cell office:value-type="float" office:value="0.0995558">
            <text:p>0.0995558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9 | <text:s text:c="6"/>.2116693</text:p>
          </table:table-cell>
          <table:table-cell table:number-columns-repeated="2"/>
          <table:table-cell office:value-type="float" office:value="1979">
            <text:p>1979</text:p>
          </table:table-cell>
          <table:table-cell office:value-type="float" office:value="0.2116693">
            <text:p>0.2116693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0 | <text:s text:c="6"/>.3340212</text:p>
          </table:table-cell>
          <table:table-cell table:number-columns-repeated="2"/>
          <table:table-cell office:value-type="float" office:value="1980">
            <text:p>1980</text:p>
          </table:table-cell>
          <table:table-cell office:value-type="float" office:value="0.3340212">
            <text:p>0.334021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1 | <text:s text:c="6"/>.3606911</text:p>
          </table:table-cell>
          <table:table-cell table:number-columns-repeated="2"/>
          <table:table-cell office:value-type="float" office:value="1981">
            <text:p>1981</text:p>
          </table:table-cell>
          <table:table-cell office:value-type="float" office:value="0.3606911">
            <text:p>0.3606911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2 | <text:s text:c="6"/>.4167116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0.4167116">
            <text:p>0.416711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3 | <text:s text:c="6"/>.4778943</text:p>
          </table:table-cell>
          <table:table-cell table:number-columns-repeated="2"/>
          <table:table-cell office:value-type="float" office:value="1983">
            <text:p>1983</text:p>
          </table:table-cell>
          <table:table-cell office:value-type="float" office:value="0.4778943">
            <text:p>0.4778943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4 | <text:s text:c="6"/>.5243117</text:p>
          </table:table-cell>
          <table:table-cell table:number-columns-repeated="2"/>
          <table:table-cell office:value-type="float" office:value="1984">
            <text:p>1984</text:p>
          </table:table-cell>
          <table:table-cell office:value-type="float" office:value="0.5243117">
            <text:p>0.524311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5 | <text:s text:c="6"/>.5260527</text:p>
          </table:table-cell>
          <table:table-cell table:number-columns-repeated="2"/>
          <table:table-cell office:value-type="float" office:value="1985">
            <text:p>1985</text:p>
          </table:table-cell>
          <table:table-cell office:value-type="float" office:value="0.5260527">
            <text:p>0.526052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6 | <text:s text:c="6"/>.5617374</text:p>
          </table:table-cell>
          <table:table-cell table:number-columns-repeated="2"/>
          <table:table-cell office:value-type="float" office:value="1986">
            <text:p>1986</text:p>
          </table:table-cell>
          <table:table-cell office:value-type="float" office:value="0.5617374">
            <text:p>0.5617374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7 | <text:s text:c="6"/>.5931808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0.5931808">
            <text:p>0.5931808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8 | <text:s text:c="6"/>.6254124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0.6254124">
            <text:p>0.6254124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9 | <text:s text:c="6"/>.6556521</text:p>
          </table:table-cell>
          <table:table-cell table:number-columns-repeated="2"/>
          <table:table-cell office:value-type="float" office:value="1989">
            <text:p>1989</text:p>
          </table:table-cell>
          <table:table-cell office:value-type="float" office:value="0.6556521">
            <text:p>0.6556521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0 | <text:s text:c="6"/>.6610651</text:p>
          </table:table-cell>
          <table:table-cell table:number-columns-repeated="2"/>
          <table:table-cell office:value-type="float" office:value="1990">
            <text:p>1990</text:p>
          </table:table-cell>
          <table:table-cell office:value-type="float" office:value="0.6610651">
            <text:p>0.6610651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1 | <text:s text:c="7"/>.703723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float" office:value="0.703723">
            <text:p>0.703723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2 | <text:s text:c="6"/>.7261606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0.7261606">
            <text:p>0.726160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3 | <text:s text:c="6"/>.7504352</text:p>
          </table:table-cell>
          <table:table-cell table:number-columns-repeated="2"/>
          <table:table-cell office:value-type="float" office:value="1993">
            <text:p>1993</text:p>
          </table:table-cell>
          <table:table-cell office:value-type="float" office:value="0.7504352">
            <text:p>0.750435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4 | <text:s text:c="6"/>.7849039</text:p>
          </table:table-cell>
          <table:table-cell table:number-columns-repeated="2"/>
          <table:table-cell office:value-type="float" office:value="1994">
            <text:p>1994</text:p>
          </table:table-cell>
          <table:table-cell office:value-type="float" office:value="0.7849039">
            <text:p>0.7849039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5 | <text:s text:c="6"/>.8440276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float" office:value="0.8440276">
            <text:p>0.844027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6 | <text:s text:c="6"/>.8567683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0.8567683">
            <text:p>0.8567683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7 | <text:s text:c="6"/>.8620987</text:p>
          </table:table-cell>
          <table:table-cell table:number-columns-repeated="2"/>
          <table:table-cell office:value-type="float" office:value="1997">
            <text:p>1997</text:p>
          </table:table-cell>
          <table:table-cell office:value-type="float" office:value="0.8620987">
            <text:p>0.8620987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YEAR [fw=pop1990], c(mean police2 mean pro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YEAR | mean(police2) <text:s text:c="4"/>mean(pros)</text:p>
          </table:table-cell>
          <table:table-cell table:number-columns-repeated="3"/>
          <table:table-cell office:value-type="string">
            <text:p>YEAR</text:p>
          </table:table-cell>
          <table:table-cell office:value-type="string">
            <text:p>mean(police2)</text:p>
          </table:table-cell>
          <table:table-cell office:value-type="string">
            <text:p>mean(pros)</text:p>
          </table:table-cell>
          <table:table-cell table:number-columns-repeated="1017"/>
        </table:table-row>
        <table:table-row table:style-name="ro1">
          <table:table-cell office:value-type="string">
            <text:p>----------+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1976 | <text:s text:c="5"/>.0131782 <text:s text:c="6"/>.0041114</text:p>
          </table:table-cell>
          <table:table-cell table:number-columns-repeated="3"/>
          <table:table-cell office:value-type="float" office:value="1976">
            <text:p>1976</text:p>
          </table:table-cell>
          <table:table-cell office:value-type="float" office:value="0.0131782">
            <text:p>0.0131782</text:p>
          </table:table-cell>
          <table:table-cell office:value-type="float" office:value="0.0041114">
            <text:p>0.0041114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77 | <text:s text:c="5"/>.0131782 <text:s text:c="6"/>.0041114</text:p>
          </table:table-cell>
          <table:table-cell table:number-columns-repeated="3"/>
          <table:table-cell office:value-type="float" office:value="1977">
            <text:p>1977</text:p>
          </table:table-cell>
          <table:table-cell office:value-type="float" office:value="0.0131782">
            <text:p>0.0131782</text:p>
          </table:table-cell>
          <table:table-cell office:value-type="float" office:value="0.0041114">
            <text:p>0.0041114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78 | <text:s text:c="5"/>.0131782 <text:s text:c="7"/>.013123</text:p>
          </table:table-cell>
          <table:table-cell table:number-columns-repeated="3"/>
          <table:table-cell office:value-type="float" office:value="1978">
            <text:p>1978</text:p>
          </table:table-cell>
          <table:table-cell office:value-type="float" office:value="0.0131782">
            <text:p>0.0131782</text:p>
          </table:table-cell>
          <table:table-cell office:value-type="float" office:value="0.013123">
            <text:p>0.013123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79 | <text:s text:c="5"/>.0131782 <text:s text:c="7"/>.013123</text:p>
          </table:table-cell>
          <table:table-cell table:number-columns-repeated="3"/>
          <table:table-cell office:value-type="float" office:value="1979">
            <text:p>1979</text:p>
          </table:table-cell>
          <table:table-cell office:value-type="float" office:value="0.0131782">
            <text:p>0.0131782</text:p>
          </table:table-cell>
          <table:table-cell office:value-type="float" office:value="0.013123">
            <text:p>0.013123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0 | <text:s text:c="5"/>.0131782 <text:s text:c="6"/>.0194439</text:p>
          </table:table-cell>
          <table:table-cell table:number-columns-repeated="3"/>
          <table:table-cell office:value-type="float" office:value="1980">
            <text:p>1980</text:p>
          </table:table-cell>
          <table:table-cell office:value-type="float" office:value="0.0131782">
            <text:p>0.0131782</text:p>
          </table:table-cell>
          <table:table-cell office:value-type="float" office:value="0.0194439">
            <text:p>0.0194439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1 | <text:s text:c="5"/>.0241702 <text:s text:c="6"/>.0194439</text:p>
          </table:table-cell>
          <table:table-cell table:number-columns-repeated="3"/>
          <table:table-cell office:value-type="float" office:value="1981">
            <text:p>1981</text:p>
          </table:table-cell>
          <table:table-cell office:value-type="float" office:value="0.0241702">
            <text:p>0.0241702</text:p>
          </table:table-cell>
          <table:table-cell office:value-type="float" office:value="0.0194439">
            <text:p>0.0194439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2 | <text:s text:c="5"/>.0241702 <text:s text:c="6"/>.0330412</text:p>
          </table:table-cell>
          <table:table-cell table:number-columns-repeated="3"/>
          <table:table-cell office:value-type="float" office:value="1982">
            <text:p>1982</text:p>
          </table:table-cell>
          <table:table-cell office:value-type="float" office:value="0.0241702">
            <text:p>0.0241702</text:p>
          </table:table-cell>
          <table:table-cell office:value-type="float" office:value="0.0330412">
            <text:p>0.0330412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3 | <text:s text:c="5"/>.0241702 <text:s text:c="6"/>.0330412</text:p>
          </table:table-cell>
          <table:table-cell table:number-columns-repeated="3"/>
          <table:table-cell office:value-type="float" office:value="1983">
            <text:p>1983</text:p>
          </table:table-cell>
          <table:table-cell office:value-type="float" office:value="0.0241702">
            <text:p>0.0241702</text:p>
          </table:table-cell>
          <table:table-cell office:value-type="float" office:value="0.0330412">
            <text:p>0.0330412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4 | <text:s text:c="5"/>.0382894 <text:s text:c="6"/>.0677238</text:p>
          </table:table-cell>
          <table:table-cell table:number-columns-repeated="3"/>
          <table:table-cell office:value-type="float" office:value="1984">
            <text:p>1984</text:p>
          </table:table-cell>
          <table:table-cell office:value-type="float" office:value="0.0382894">
            <text:p>0.0382894</text:p>
          </table:table-cell>
          <table:table-cell office:value-type="float" office:value="0.0677238">
            <text:p>0.0677238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5 | <text:s text:c="5"/>.0523486 <text:s text:c="6"/>.0677238</text:p>
          </table:table-cell>
          <table:table-cell table:number-columns-repeated="3"/>
          <table:table-cell office:value-type="float" office:value="1985">
            <text:p>1985</text:p>
          </table:table-cell>
          <table:table-cell office:value-type="float" office:value="0.0523486">
            <text:p>0.0523486</text:p>
          </table:table-cell>
          <table:table-cell office:value-type="float" office:value="0.0677238">
            <text:p>0.0677238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6 | <text:s text:c="5"/>.1731078 <text:s text:c="6"/>.1249034</text:p>
          </table:table-cell>
          <table:table-cell table:number-columns-repeated="3"/>
          <table:table-cell office:value-type="float" office:value="1986">
            <text:p>1986</text:p>
          </table:table-cell>
          <table:table-cell office:value-type="float" office:value="0.1731078">
            <text:p>0.1731078</text:p>
          </table:table-cell>
          <table:table-cell office:value-type="float" office:value="0.1249034">
            <text:p>0.1249034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7 | <text:s text:c="5"/>.2223415 <text:s text:c="6"/>.1535469</text:p>
          </table:table-cell>
          <table:table-cell table:number-columns-repeated="3"/>
          <table:table-cell office:value-type="float" office:value="1987">
            <text:p>1987</text:p>
          </table:table-cell>
          <table:table-cell office:value-type="float" office:value="0.2223415">
            <text:p>0.2223415</text:p>
          </table:table-cell>
          <table:table-cell office:value-type="float" office:value="0.1535469">
            <text:p>0.1535469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8 | <text:s text:c="5"/>.2223415 <text:s text:c="6"/>.2002978</text:p>
          </table:table-cell>
          <table:table-cell table:number-columns-repeated="3"/>
          <table:table-cell office:value-type="float" office:value="1988">
            <text:p>1988</text:p>
          </table:table-cell>
          <table:table-cell office:value-type="float" office:value="0.2223415">
            <text:p>0.2223415</text:p>
          </table:table-cell>
          <table:table-cell office:value-type="float" office:value="0.2002978">
            <text:p>0.2002978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89 | <text:s text:c="5"/>.2789747 <text:s text:c="6"/>.2326561</text:p>
          </table:table-cell>
          <table:table-cell table:number-columns-repeated="3"/>
          <table:table-cell office:value-type="float" office:value="1989">
            <text:p>1989</text:p>
          </table:table-cell>
          <table:table-cell office:value-type="float" office:value="0.2789747">
            <text:p>0.2789747</text:p>
          </table:table-cell>
          <table:table-cell office:value-type="float" office:value="0.2326561">
            <text:p>0.2326561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0 | <text:s text:c="5"/>.3553496 <text:s text:c="6"/>.4520865</text:p>
          </table:table-cell>
          <table:table-cell table:number-columns-repeated="3"/>
          <table:table-cell office:value-type="float" office:value="1990">
            <text:p>1990</text:p>
          </table:table-cell>
          <table:table-cell office:value-type="float" office:value="0.3553496">
            <text:p>0.3553496</text:p>
          </table:table-cell>
          <table:table-cell office:value-type="float" office:value="0.4520865">
            <text:p>0.4520865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1 | <text:s text:c="5"/>.3714716 <text:s text:c="6"/>.4800949</text:p>
          </table:table-cell>
          <table:table-cell table:number-columns-repeated="3"/>
          <table:table-cell office:value-type="float" office:value="1991">
            <text:p>1991</text:p>
          </table:table-cell>
          <table:table-cell office:value-type="float" office:value="0.3714716">
            <text:p>0.3714716</text:p>
          </table:table-cell>
          <table:table-cell office:value-type="float" office:value="0.4800949">
            <text:p>0.4800949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2 | <text:s text:c="5"/>.3714716 <text:s text:c="6"/>.5485867</text:p>
          </table:table-cell>
          <table:table-cell table:number-columns-repeated="3"/>
          <table:table-cell office:value-type="float" office:value="1992">
            <text:p>1992</text:p>
          </table:table-cell>
          <table:table-cell office:value-type="float" office:value="0.3714716">
            <text:p>0.3714716</text:p>
          </table:table-cell>
          <table:table-cell office:value-type="float" office:value="0.5485867">
            <text:p>0.5485867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3 | <text:s text:c="5"/>.4675355 <text:s text:c="6"/>.5772879</text:p>
          </table:table-cell>
          <table:table-cell table:number-columns-repeated="3"/>
          <table:table-cell office:value-type="float" office:value="1993">
            <text:p>1993</text:p>
          </table:table-cell>
          <table:table-cell office:value-type="float" office:value="0.4675355">
            <text:p>0.4675355</text:p>
          </table:table-cell>
          <table:table-cell office:value-type="float" office:value="0.5772879">
            <text:p>0.5772879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4 | <text:s text:c="5"/>.5713165 <text:s text:c="6"/>.6752936</text:p>
          </table:table-cell>
          <table:table-cell table:number-columns-repeated="3"/>
          <table:table-cell office:value-type="float" office:value="1994">
            <text:p>1994</text:p>
          </table:table-cell>
          <table:table-cell office:value-type="float" office:value="0.5713165">
            <text:p>0.5713165</text:p>
          </table:table-cell>
          <table:table-cell office:value-type="float" office:value="0.6752936">
            <text:p>0.6752936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5 | <text:s text:c="5"/>.6981023 <text:s text:c="6"/>.7414791</text:p>
          </table:table-cell>
          <table:table-cell table:number-columns-repeated="3"/>
          <table:table-cell office:value-type="float" office:value="1995">
            <text:p>1995</text:p>
          </table:table-cell>
          <table:table-cell office:value-type="float" office:value="0.6981023">
            <text:p>0.6981023</text:p>
          </table:table-cell>
          <table:table-cell office:value-type="float" office:value="0.7414791">
            <text:p>0.7414791</text:p>
          </table:table-cell>
          <table:table-cell table:number-columns-repeated="1017"/>
        </table:table-row>
        <table:table-row table:style-name="ro1">
          <table:table-cell office:value-type="string">
            <text:p><text:s text:c="5"/>1996 | <text:s text:c="5"/>.7582254 <text:s text:c="6"/>.8375061</text:p>
          </table:table-cell>
          <table:table-cell table:number-columns-repeated="3"/>
          <table:table-cell office:value-type="float" office:value="1996">
            <text:p>1996</text:p>
          </table:table-cell>
          <table:table-cell office:value-type="float" office:value="0.7582254">
            <text:p>0.7582254</text:p>
          </table:table-cell>
          <table:table-cell office:value-type="float" office:value="0.8375061">
            <text:p>0.8375061</text:p>
          </table:table-cell>
          <table:table-cell table:number-columns-repeated="1017"/>
        </table:table-row>
        <table:table-row table:style-name="ro1">
          <table:table-cell office:value-type="string">
            <text:p>--------------------------------------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le YEAR [fw=pop1990], c(mean lawindex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YEAR | mean(lawindex)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mean(lawindex)</text:p>
          </table:table-cell>
          <table:table-cell table:number-columns-repeated="1019"/>
        </table:table-row>
        <table:table-row table:style-name="ro1">
          <table:table-cell office:value-type="string">
            <text:p>----------+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1976 | <text:s text:c="6"/>.0246544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float" office:value="0.0246544">
            <text:p>0.0246544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7 | <text:s text:c="6"/>.1034769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float" office:value="0.1034769">
            <text:p>0.1034769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8 | <text:s text:c="6"/>.1282448</text:p>
          </table:table-cell>
          <table:table-cell table:number-columns-repeated="2"/>
          <table:table-cell office:value-type="float" office:value="1978">
            <text:p>1978</text:p>
          </table:table-cell>
          <table:table-cell office:value-type="float" office:value="0.1282448">
            <text:p>0.1282448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79 | <text:s text:c="6"/>.2299197</text:p>
          </table:table-cell>
          <table:table-cell table:number-columns-repeated="2"/>
          <table:table-cell office:value-type="float" office:value="1979">
            <text:p>1979</text:p>
          </table:table-cell>
          <table:table-cell office:value-type="float" office:value="0.2299197">
            <text:p>0.229919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0 | <text:s text:c="6"/>.3822327</text:p>
          </table:table-cell>
          <table:table-cell table:number-columns-repeated="2"/>
          <table:table-cell office:value-type="float" office:value="1980">
            <text:p>1980</text:p>
          </table:table-cell>
          <table:table-cell office:value-type="float" office:value="0.3822327">
            <text:p>0.382232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1 | <text:s text:c="6"/>.3861223</text:p>
          </table:table-cell>
          <table:table-cell table:number-columns-repeated="2"/>
          <table:table-cell office:value-type="float" office:value="1981">
            <text:p>1981</text:p>
          </table:table-cell>
          <table:table-cell office:value-type="float" office:value="0.3861223">
            <text:p>0.3861223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2 | <text:s text:c="6"/>.4505749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0.4505749">
            <text:p>0.4505749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3 | <text:s text:c="7"/>.507926</text:p>
          </table:table-cell>
          <table:table-cell table:number-columns-repeated="2"/>
          <table:table-cell office:value-type="float" office:value="1983">
            <text:p>1983</text:p>
          </table:table-cell>
          <table:table-cell office:value-type="float" office:value="0.507926">
            <text:p>0.50792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4 | <text:s text:c="6"/>.5438982</text:p>
          </table:table-cell>
          <table:table-cell table:number-columns-repeated="2"/>
          <table:table-cell office:value-type="float" office:value="1984">
            <text:p>1984</text:p>
          </table:table-cell>
          <table:table-cell office:value-type="float" office:value="0.5438982">
            <text:p>0.543898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5 | <text:s text:c="6"/>.5454877</text:p>
          </table:table-cell>
          <table:table-cell table:number-columns-repeated="2"/>
          <table:table-cell office:value-type="float" office:value="1985">
            <text:p>1985</text:p>
          </table:table-cell>
          <table:table-cell office:value-type="float" office:value="0.5454877">
            <text:p>0.545487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6 | <text:s text:c="6"/>.5758055</text:p>
          </table:table-cell>
          <table:table-cell table:number-columns-repeated="2"/>
          <table:table-cell office:value-type="float" office:value="1986">
            <text:p>1986</text:p>
          </table:table-cell>
          <table:table-cell office:value-type="float" office:value="0.5758055">
            <text:p>0.5758055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7 | <text:s text:c="6"/>.5994148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0.5994148">
            <text:p>0.5994148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8 | <text:s text:c="6"/>.6048442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0.6048442">
            <text:p>0.604844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89 | <text:s text:c="6"/>.6216106</text:p>
          </table:table-cell>
          <table:table-cell table:number-columns-repeated="2"/>
          <table:table-cell office:value-type="float" office:value="1989">
            <text:p>1989</text:p>
          </table:table-cell>
          <table:table-cell office:value-type="float" office:value="0.6216106">
            <text:p>0.621610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0 | <text:s text:c="6"/>.6245829</text:p>
          </table:table-cell>
          <table:table-cell table:number-columns-repeated="2"/>
          <table:table-cell office:value-type="float" office:value="1990">
            <text:p>1990</text:p>
          </table:table-cell>
          <table:table-cell office:value-type="float" office:value="0.6245829">
            <text:p>0.6245829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1 | <text:s text:c="6"/>.6583587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float" office:value="0.6583587">
            <text:p>0.658358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2 | <text:s text:c="6"/>.6751931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0.6751931">
            <text:p>0.6751931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3 | <text:s text:c="6"/>.7100198</text:p>
          </table:table-cell>
          <table:table-cell table:number-columns-repeated="2"/>
          <table:table-cell office:value-type="float" office:value="1993">
            <text:p>1993</text:p>
          </table:table-cell>
          <table:table-cell office:value-type="float" office:value="0.7100198">
            <text:p>0.7100198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4 | <text:s text:c="6"/>.7351664</text:p>
          </table:table-cell>
          <table:table-cell table:number-columns-repeated="2"/>
          <table:table-cell office:value-type="float" office:value="1994">
            <text:p>1994</text:p>
          </table:table-cell>
          <table:table-cell office:value-type="float" office:value="0.7351664">
            <text:p>0.7351664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5 | <text:s text:c="8"/>.84746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float" office:value="0.84746">
            <text:p>0.8474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1996 | <text:s text:c="6"/>.8513241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0.8513241">
            <text:p>0.8513241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</text:p>
          </table:table-cell>
          <table:table-cell table:number-columns-repeated="102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restraining law" table:style-name="ta2" table:print="false">
        <table:table-column table:style-name="co6" table:default-cell-style-name="Excel_20_Built-in_20_Normal"/>
        <table:table-column table:style-name="co7" table:number-columns-repeated="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State statutes related to domestic-violence restraining orders and restraining order violations</text:p>
          </table:table-cell>
          <table:covered-table-cell table:number-columns-repeated="4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table:number-columns-spanned="5" table:number-rows-spanned="1">
            <text:p>first year in which enacted statute specifying</text:p>
          </table:table-cell>
          <table:covered-table-cell table:number-columns-repeated="4" table:style-name="ce6"/>
          <table:table-cell table:number-columns-repeated="1018"/>
        </table:table-row>
        <table:table-row table:style-name="ro4">
          <table:table-cell table:style-name="ce8"/>
          <table:table-cell table:style-name="ce10" office:value-type="string">
            <text:p>DV restraining order (RO)</text:p>
          </table:table-cell>
          <table:table-cell table:style-name="ce10" office:value-type="string">
            <text:p>RO for non-cohabitants</text:p>
          </table:table-cell>
          <table:table-cell table:style-name="ce10" office:value-type="string">
            <text:p>warrantless arrest for violating RO</text:p>
          </table:table-cell>
          <table:table-cell table:style-name="ce10" office:value-type="string">
            <text:p>violating RO criminalized</text:p>
          </table:table-cell>
          <table:table-cell table:style-name="ce10" office:value-type="string">
            <text:p>madatory arrest for violating RO</text:p>
          </table:table-cell>
          <table:table-cell/>
          <table:table-cell table:style-name="ce4" office:value-type="string">
            <text:p>Data compiled from: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across states, median first year of enactment</text:p>
          </table:table-cell>
          <table:table-cell table:style-name="ce11" table:formula="of:=MEDIAN([.B8:.B58])" office:value-type="float" office:value="1980">
            <text:p>1980</text:p>
          </table:table-cell>
          <table:table-cell table:style-name="ce11" table:formula="of:=MEDIAN([.C8:.C58])" office:value-type="float" office:value="1984">
            <text:p>1984</text:p>
          </table:table-cell>
          <table:table-cell table:style-name="ce11" table:formula="of:=MEDIAN([.D8:.D58])" office:value-type="float" office:value="1985">
            <text:p>1985</text:p>
          </table:table-cell>
          <table:table-cell table:style-name="ce13" table:formula="of:=MEDIAN([.E8:.E58])" office:value-type="float" office:value="1987.5">
            <text:p>1988</text:p>
          </table:table-cell>
          <table:table-cell table:style-name="ce11" table:formula="of:=MEDIAN([.F8:.F58])" office:value-type="float" office:value="1989">
            <text:p>1989</text:p>
          </table:table-cell>
          <table:table-cell/>
          <table:table-cell table:style-name="ce4" office:value-type="string">
            <text:p>Dugan, Laura. Impact of Legal Advocacy on Intimate Partner Homicide in the United States, 1976-1997. ICPSR25621-v1. Ann Arbor, MI: Inter-university Consortium for Political and Social Research [distributor], 2009-07-10. doi:10.3886/ICPSR25621.v1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state (jurisdiction)</text:p>
          </table:table-cell>
          <table:table-cell table:style-name="ce10" table:number-columns-repeated="5"/>
          <table:table-cell/>
          <table:table-cell office:value-type="string">
            <text:p>Part II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Alabama</text:p>
          </table:table-cell>
          <table:table-cell table:number-columns-repeated="2" table:style-name="ce11" office:value-type="float" office:value="1981">
            <text:p>1981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93">
            <text:p>1993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Alaska</text:p>
          </table:table-cell>
          <table:table-cell table:number-columns-repeated="2" table:style-name="ce11" office:value-type="float" office:value="1980">
            <text:p>1980</text:p>
          </table:table-cell>
          <table:table-cell table:style-name="ce11" office:value-type="float" office:value="1978">
            <text:p>1978</text:p>
          </table:table-cell>
          <table:table-cell table:style-name="ce11" office:value-type="float" office:value="1982">
            <text:p>1982</text:p>
          </table:table-cell>
          <table:table-cell table:style-name="ce11" office:value-type="float" office:value="1996">
            <text:p>1996</text:p>
          </table:table-cell>
          <table:table-cell/>
          <table:table-cell table:style-name="ce2" office:value-type="string">
            <text:p>states encompasses state jurisdictions and the District of Columbia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Arizona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80">
            <text:p>1980</text:p>
          </table:table-cell>
          <table:table-cell table:style-name="ce11"/>
          <table:table-cell table:style-name="ce11" office:value-type="float" office:value="1991">
            <text:p>199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8" office:value-type="string">
            <text:p>Arkansas</text:p>
          </table:table-cell>
          <table:table-cell table:number-columns-repeated="2" table:style-name="ce11" office:value-type="float" office:value="1989">
            <text:p>1989</text:p>
          </table:table-cell>
          <table:table-cell table:style-name="ce11" office:value-type="float" office:value="1983">
            <text:p>1983</text:p>
          </table:table-cell>
          <table:table-cell table:style-name="ce11" office:value-type="float" office:value="1991">
            <text:p>1991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lifornia</text:p>
          </table:table-cell>
          <table:table-cell table:number-columns-repeated="2" table:style-name="ce11" office:value-type="float" office:value="1980">
            <text:p>1980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lorado</text:p>
          </table:table-cell>
          <table:table-cell table:number-columns-repeated="2" table:style-name="ce11" office:value-type="float" office:value="1982">
            <text:p>1982</text:p>
          </table:table-cell>
          <table:table-cell table:number-columns-repeated="3" table:style-name="ce11" office:value-type="float" office:value="1991">
            <text:p>199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nnecticut</text:p>
          </table:table-cell>
          <table:table-cell table:style-name="ce11" office:value-type="float" office:value="1977">
            <text:p>1977</text:p>
          </table:table-cell>
          <table:table-cell table:number-columns-repeated="2" table:style-name="ce11" office:value-type="float" office:value="1986">
            <text:p>1986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86">
            <text:p>198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elaware</text:p>
          </table:table-cell>
          <table:table-cell table:number-columns-repeated="5"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istrict of Columbia</text:p>
          </table:table-cell>
          <table:table-cell table:style-name="ce11" office:value-type="float" office:value="1976">
            <text:p>1976</text:p>
          </table:table-cell>
          <table:table-cell table:style-name="ce11" office:value-type="float" office:value="1982">
            <text:p>1982</text:p>
          </table:table-cell>
          <table:table-cell table:style-name="ce11" office:value-type="float" office:value="1990">
            <text:p>1990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91">
            <text:p>199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ida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79">
            <text:p>1979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Georgia</text:p>
          </table:table-cell>
          <table:table-cell table:style-name="ce11" office:value-type="float" office:value="1981">
            <text:p>1981</text:p>
          </table:table-cell>
          <table:table-cell table:style-name="ce11" office:value-type="float" office:value="1988">
            <text:p>1988</text:p>
          </table:table-cell>
          <table:table-cell table:style-name="ce11" office:value-type="float" office:value="1986">
            <text:p>1986</text:p>
          </table:table-cell>
          <table:table-cell table:style-name="ce11" office:value-type="float" office:value="1988">
            <text:p>1988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Hawaii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91">
            <text:p>1991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daho</text:p>
          </table:table-cell>
          <table:table-cell table:number-columns-repeated="2" table:style-name="ce11" office:value-type="float" office:value="1988">
            <text:p>1988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0">
            <text:p>1990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linois</text:p>
          </table:table-cell>
          <table:table-cell table:number-columns-repeated="2" table:style-name="ce11" office:value-type="float" office:value="1982">
            <text:p>1982</text:p>
          </table:table-cell>
          <table:table-cell table:style-name="ce11" office:value-type="float" office:value="1986">
            <text:p>1986</text:p>
          </table:table-cell>
          <table:table-cell table:style-name="ce11" office:value-type="float" office:value="1982">
            <text:p>1982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ndiana</text:p>
          </table:table-cell>
          <table:table-cell table:number-columns-repeated="2" table:style-name="ce11" office:value-type="float" office:value="1983">
            <text:p>1983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83">
            <text:p>1983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owa</text:p>
          </table:table-cell>
          <table:table-cell table:number-columns-repeated="3" table:style-name="ce11" office:value-type="float" office:value="1980">
            <text:p>1980</text:p>
          </table:table-cell>
          <table:table-cell table:style-name="ce11" office:value-type="float" office:value="1995">
            <text:p>1995</text:p>
          </table:table-cell>
          <table:table-cell table:style-name="ce11" office:value-type="float" office:value="1980">
            <text:p>198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ansas</text:p>
          </table:table-cell>
          <table:table-cell table:style-name="ce11" office:value-type="float" office:value="1979">
            <text:p>1979</text:p>
          </table:table-cell>
          <table:table-cell table:style-name="ce11"/>
          <table:table-cell table:style-name="ce11" office:value-type="float" office:value="1976">
            <text:p>1976</text:p>
          </table:table-cell>
          <table:table-cell table:style-name="ce11" office:value-type="float" office:value="1996">
            <text:p>1996</text:p>
          </table:table-cell>
          <table:table-cell table:style-name="ce11" office:value-type="float" office:value="1991">
            <text:p>199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Kentucky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83">
            <text:p>1983</text:p>
          </table:table-cell>
          <table:table-cell table:style-name="ce11" office:value-type="float" office:value="1980">
            <text:p>1980</text:p>
          </table:table-cell>
          <table:table-cell table:number-columns-repeated="2" table:style-name="ce11" office:value-type="float" office:value="1992">
            <text:p>199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ouisiana</text:p>
          </table:table-cell>
          <table:table-cell table:number-columns-repeated="2" table:style-name="ce11" office:value-type="float" office:value="1982">
            <text:p>1982</text:p>
          </table:table-cell>
          <table:table-cell table:style-name="ce11" office:value-type="float" office:value="1983">
            <text:p>1983</text:p>
          </table:table-cell>
          <table:table-cell table:style-name="ce11"/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ine</text:p>
          </table:table-cell>
          <table:table-cell table:number-columns-repeated="5" table:style-name="ce11" office:value-type="float" office:value="1979">
            <text:p>197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ryland</text:p>
          </table:table-cell>
          <table:table-cell table:style-name="ce11" office:value-type="float" office:value="1980">
            <text:p>1980</text:p>
          </table:table-cell>
          <table:table-cell table:number-columns-repeated="2" table:style-name="ce11" office:value-type="float" office:value="1992">
            <text:p>1992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92">
            <text:p>199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ssachusetts</text:p>
          </table:table-cell>
          <table:table-cell table:number-columns-repeated="3" table:style-name="ce11" office:value-type="float" office:value="1978">
            <text:p>1978</text:p>
          </table:table-cell>
          <table:table-cell table:style-name="ce11"/>
          <table:table-cell table:style-name="ce11" office:value-type="float" office:value="1978">
            <text:p>197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ichigan</text:p>
          </table:table-cell>
          <table:table-cell table:style-name="ce11" office:value-type="float" office:value="1978">
            <text:p>1978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78">
            <text:p>1978</text:p>
          </table:table-cell>
          <table:table-cell table:style-name="ce11" office:value-type="float" office:value="1994">
            <text:p>1994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innesota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78">
            <text:p>1978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3">
            <text:p>198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ississippi</text:p>
          </table:table-cell>
          <table:table-cell table:number-columns-repeated="2" table:style-name="ce11" office:value-type="float" office:value="1981">
            <text:p>1981</text:p>
          </table:table-cell>
          <table:table-cell table:style-name="ce11" office:value-type="float" office:value="1989">
            <text:p>1989</text:p>
          </table:table-cell>
          <table:table-cell table:style-name="ce11"/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issouri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89">
            <text:p>1989</text:p>
          </table:table-cell>
          <table:table-cell table:number-columns-repeated="2" table:style-name="ce11" office:value-type="float" office:value="1980">
            <text:p>1980</text:p>
          </table:table-cell>
          <table:table-cell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ontana</text:p>
          </table:table-cell>
          <table:table-cell table:style-name="ce11" office:value-type="float" office:value="1981">
            <text:p>1981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85">
            <text:p>1985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braska</text:p>
          </table:table-cell>
          <table:table-cell table:style-name="ce11" office:value-type="float" office:value="1978">
            <text:p>1978</text:p>
          </table:table-cell>
          <table:table-cell table:style-name="ce11" office:value-type="float" office:value="1986">
            <text:p>1986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vada</text:p>
          </table:table-cell>
          <table:table-cell table:number-columns-repeated="5" table:style-name="ce11" office:value-type="float" office:value="1985">
            <text:p>198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w Hampshire</text:p>
          </table:table-cell>
          <table:table-cell table:number-columns-repeated="3" table:style-name="ce11" office:value-type="float" office:value="1979">
            <text:p>1979</text:p>
          </table:table-cell>
          <table:table-cell table:style-name="ce11" office:value-type="float" office:value="1990">
            <text:p>1990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w Jersey</text:p>
          </table:table-cell>
          <table:table-cell table:style-name="ce11" office:value-type="float" office:value="1981">
            <text:p>1981</text:p>
          </table:table-cell>
          <table:table-cell table:style-name="ce11" office:value-type="float" office:value="1988">
            <text:p>1988</text:p>
          </table:table-cell>
          <table:table-cell table:style-name="ce11" office:value-type="float" office:value="1982">
            <text:p>1982</text:p>
          </table:table-cell>
          <table:table-cell table:style-name="ce11"/>
          <table:table-cell table:style-name="ce11" office:value-type="float" office:value="1988">
            <text:p>198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w Mexico</text:p>
          </table:table-cell>
          <table:table-cell table:number-columns-repeated="5" table:style-name="ce11" office:value-type="float" office:value="1987">
            <text:p>198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ew York</text:p>
          </table:table-cell>
          <table:table-cell table:number-columns-repeated="2" table:style-name="ce11" office:value-type="float" office:value="1977">
            <text:p>1977</text:p>
          </table:table-cell>
          <table:table-cell table:style-name="ce11" office:value-type="float" office:value="1995">
            <text:p>1995</text:p>
          </table:table-cell>
          <table:table-cell table:style-name="ce11"/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orth Carolina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6">
            <text:p>1996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97">
            <text:p>1997</text:p>
          </table:table-cell>
          <table:table-cell table:style-name="ce11" office:value-type="float" office:value="1987">
            <text:p>198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North Dakota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5">
            <text:p>1985</text:p>
          </table:table-cell>
          <table:table-cell table:number-columns-repeated="2" table:style-name="ce11" office:value-type="float" office:value="1979">
            <text:p>1979</text:p>
          </table:table-cell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hio</text:p>
          </table:table-cell>
          <table:table-cell table:style-name="ce11" office:value-type="float" office:value="1979">
            <text:p>1979</text:p>
          </table:table-cell>
          <table:table-cell table:style-name="ce11"/>
          <table:table-cell table:style-name="ce11" office:value-type="float" office:value="1979">
            <text:p>1979</text:p>
          </table:table-cell>
          <table:table-cell table:style-name="ce11" office:value-type="float" office:value="1983">
            <text:p>1983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klahoma</text:p>
          </table:table-cell>
          <table:table-cell table:number-columns-repeated="2" table:style-name="ce11" office:value-type="float" office:value="1982">
            <text:p>1982</text:p>
          </table:table-cell>
          <table:table-cell table:style-name="ce11" office:value-type="float" office:value="1986">
            <text:p>1986</text:p>
          </table:table-cell>
          <table:table-cell table:style-name="ce11" office:value-type="float" office:value="1982">
            <text:p>1982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Oregon</text:p>
          </table:table-cell>
          <table:table-cell table:style-name="ce11" office:value-type="float" office:value="1977">
            <text:p>1977</text:p>
          </table:table-cell>
          <table:table-cell table:style-name="ce11" office:value-type="float" office:value="1981">
            <text:p>1981</text:p>
          </table:table-cell>
          <table:table-cell table:style-name="ce11" office:value-type="float" office:value="1977">
            <text:p>1977</text:p>
          </table:table-cell>
          <table:table-cell table:style-name="ce11"/>
          <table:table-cell table:style-name="ce11" office:value-type="float" office:value="1977">
            <text:p>197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ennsylvania</text:p>
          </table:table-cell>
          <table:table-cell table:number-columns-repeated="2" table:style-name="ce11" office:value-type="float" office:value="1976">
            <text:p>1976</text:p>
          </table:table-cell>
          <table:table-cell table:style-name="ce11" office:value-type="float" office:value="1986">
            <text:p>1986</text:p>
          </table:table-cell>
          <table:table-cell table:style-name="ce11"/>
          <table:table-cell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hode Island</text:p>
          </table:table-cell>
          <table:table-cell table:style-name="ce11" office:value-type="float" office:value="1982">
            <text:p>1982</text:p>
          </table:table-cell>
          <table:table-cell table:style-name="ce11" office:value-type="float" office:value="1985">
            <text:p>1985</text:p>
          </table:table-cell>
          <table:table-cell table:number-columns-repeated="3" table:style-name="ce11" office:value-type="float" office:value="1988">
            <text:p>198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outh Carolina</text:p>
          </table:table-cell>
          <table:table-cell table:number-columns-repeated="4" table:style-name="ce11" office:value-type="float" office:value="1984">
            <text:p>1984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outh Dakota</text:p>
          </table:table-cell>
          <table:table-cell table:number-columns-repeated="2" table:style-name="ce11" office:value-type="float" office:value="1981">
            <text:p>1981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81">
            <text:p>1981</text:p>
          </table:table-cell>
          <table:table-cell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ennessee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79">
            <text:p>1979</text:p>
          </table:table-cell>
          <table:table-cell table:style-name="ce11"/>
          <table:table-cell table:style-name="ce11" office:value-type="float" office:value="1987">
            <text:p>198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exas</text:p>
          </table:table-cell>
          <table:table-cell table:number-columns-repeated="2" table:style-name="ce11" office:value-type="float" office:value="1979">
            <text:p>1979</text:p>
          </table:table-cell>
          <table:table-cell table:number-columns-repeated="2" table:style-name="ce11" office:value-type="float" office:value="1983">
            <text:p>1983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Utah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90">
            <text:p>1990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ermont</text:p>
          </table:table-cell>
          <table:table-cell table:style-name="ce11" office:value-type="float" office:value="1980">
            <text:p>1980</text:p>
          </table:table-cell>
          <table:table-cell table:style-name="ce11"/>
          <table:table-cell table:style-name="ce11" office:value-type="float" office:value="1982">
            <text:p>1982</text:p>
          </table:table-cell>
          <table:table-cell table:style-name="ce11" office:value-type="float" office:value="1990">
            <text:p>1990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Virginia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92">
            <text:p>1992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88">
            <text:p>1988</text:p>
          </table:table-cell>
          <table:table-cell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Washington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84">
            <text:p>198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West Virginia</text:p>
          </table:table-cell>
          <table:table-cell table:number-columns-repeated="2" table:style-name="ce11" office:value-type="float" office:value="1979">
            <text:p>1979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95">
            <text:p>1995</text:p>
          </table:table-cell>
          <table:table-cell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Wisconsin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80">
            <text:p>1980</text:p>
          </table:table-cell>
          <table:table-cell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Wyoming</text:p>
          </table:table-cell>
          <table:table-cell table:style-name="ce11" office:value-type="float" office:value="1982">
            <text:p>1982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88">
            <text:p>1988</text:p>
          </table:table-cell>
          <table:table-cell table:style-name="ce11" office:value-type="string">
            <text:p><text:s text:c="10"/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s with statutes</text:p>
          </table:table-cell>
          <table:table-cell table:style-name="ce6" table:formula="of:=COUNT([.B8:.B58])" office:value-type="float" office:value="51">
            <text:p>51</text:p>
          </table:table-cell>
          <table:table-cell table:style-name="ce6" table:formula="of:=COUNT([.C8:.C58])" office:value-type="float" office:value="48">
            <text:p>48</text:p>
          </table:table-cell>
          <table:table-cell table:style-name="ce6" table:formula="of:=COUNT([.D8:.D58])" office:value-type="float" office:value="51">
            <text:p>51</text:p>
          </table:table-cell>
          <table:table-cell table:style-name="ce6" table:formula="of:=COUNT([.E8:.E58])" office:value-type="float" office:value="42">
            <text:p>42</text:p>
          </table:table-cell>
          <table:table-cell table:style-name="ce6" table:formula="of:=COUNT([.F8:.F58])" office:value-type="float" office:value="33">
            <text:p>3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arliest across states (floor at 1976)</text:p>
          </table:table-cell>
          <table:table-cell table:style-name="ce12" table:formula="of:=MIN([.B8:.B58])" office:value-type="float" office:value="1976">
            <text:p>1976</text:p>
          </table:table-cell>
          <table:table-cell table:style-name="ce12" table:formula="of:=MIN([.C8:.C58])" office:value-type="float" office:value="1976">
            <text:p>1976</text:p>
          </table:table-cell>
          <table:table-cell table:style-name="ce12" table:formula="of:=MIN([.D8:.D58])" office:value-type="float" office:value="1976">
            <text:p>1976</text:p>
          </table:table-cell>
          <table:table-cell table:style-name="ce12" table:formula="of:=MIN([.E8:.E58])" office:value-type="float" office:value="1979">
            <text:p>1979</text:p>
          </table:table-cell>
          <table:table-cell table:style-name="ce12" table:formula="of:=MIN([.F8:.F58])" office:value-type="float" office:value="1977">
            <text:p>1977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at 1976 floor</text:p>
          </table:table-cell>
          <table:table-cell table:style-name="ce6" table:formula="of:=COUNTIF([.B8:.B58];1976)" office:value-type="float" office:value="2">
            <text:p>2</text:p>
          </table:table-cell>
          <table:table-cell table:style-name="ce6" table:formula="of:=COUNTIF([.C8:.C58];1976)" office:value-type="float" office:value="1">
            <text:p>1</text:p>
          </table:table-cell>
          <table:table-cell table:style-name="ce6" table:formula="of:=COUNTIF([.D8:.D58];1976)" office:value-type="float" office:value="1">
            <text:p>1</text:p>
          </table:table-cell>
          <table:table-cell table:style-name="ce6" table:formula="of:=COUNTIF([.E8:.E58];1976)" office:value-type="float" office:value="0">
            <text:p>0</text:p>
          </table:table-cell>
          <table:table-cell table:style-name="ce6" table:formula="of:=COUNTIF([.F8:.F58];1976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y policing &amp; prosecution" table:style-name="ta3" table:print="false">
        <table:table-column table:style-name="co10" table:default-cell-style-name="Excel_20_Built-in_20_Normal"/>
        <table:table-column table:style-name="co11" table:number-columns-repeated="4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Domestic-violence policing and prosecution policies first year in which state enacted statute specifying DV restraining order (RO), RO for non-cohabitants, warrantless arrest for violating RO, violating RO criminalized, madatory arrest for violating RO</text:p>
          </table:table-cell>
          <table:covered-table-cell table:number-columns-repeated="4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table:number-columns-spanned="5" table:number-rows-spanned="1">
            <text:p>first year in which enacted policy specifying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/>
          <table:table-cell table:style-name="ce3" office:value-type="string" table:number-columns-spanned="3" table:number-rows-spanned="1">
            <text:p>police</text:p>
          </table:table-cell>
          <table:covered-table-cell table:number-columns-repeated="2" table:style-name="ce6"/>
          <table:table-cell table:style-name="ce3" office:value-type="string" table:number-columns-spanned="2" table:number-rows-spanned="1">
            <text:p>prosecutors</text:p>
          </table:table-cell>
          <table:covered-table-cell table:style-name="ce6"/>
          <table:table-cell table:number-columns-repeated="1018"/>
        </table:table-row>
        <table:table-row table:style-name="ro5">
          <table:table-cell table:style-name="ce4"/>
          <table:table-cell table:style-name="ce10" office:value-type="string">
            <text:p>mandatory arrest for domestic violence</text:p>
          </table:table-cell>
          <table:table-cell table:style-name="ce10" office:value-type="string">
            <text:p>mandatory arrest for restraining order violation</text:p>
          </table:table-cell>
          <table:table-cell table:style-name="ce10" office:value-type="string">
            <text:p>pro-arrest for restraining order violation</text:p>
          </table:table-cell>
          <table:table-cell table:style-name="ce10" office:value-type="string">
            <text:p>no-drop prosecution policy</text:p>
          </table:table-cell>
          <table:table-cell table:style-name="ce10" office:value-type="string">
            <text:p>domestic-violence unit does legal advocacy</text:p>
          </table:table-cell>
          <table:table-cell table:style-name="ce4"/>
          <table:table-cell table:style-name="ce4" office:value-type="string">
            <text:p>Data compiled from:</text:p>
          </table:table-cell>
          <table:table-cell table:style-name="ce4" table:number-columns-repeated="1016"/>
        </table:table-row>
        <table:table-row table:style-name="ro4">
          <table:table-cell table:style-name="ce4" office:value-type="string">
            <text:p>across cities, median first year of enactment</text:p>
          </table:table-cell>
          <table:table-cell table:style-name="ce10" table:formula="of:=MEDIAN([.B9:.B58])" office:value-type="float" office:value="1993">
            <text:p>1993</text:p>
          </table:table-cell>
          <table:table-cell table:style-name="ce10" table:formula="of:=MEDIAN([.C9:.C58])" office:value-type="float" office:value="1993">
            <text:p>1993</text:p>
          </table:table-cell>
          <table:table-cell table:style-name="ce10" table:formula="of:=MEDIAN([.D9:.D58])" office:value-type="float" office:value="1993">
            <text:p>1993</text:p>
          </table:table-cell>
          <table:table-cell table:style-name="ce14" table:formula="of:=MEDIAN([.E9:.E58])" office:value-type="float" office:value="1992.5">
            <text:p>1993</text:p>
          </table:table-cell>
          <table:table-cell table:style-name="ce10" table:formula="of:=MEDIAN([.F9:.F58])" office:value-type="float" office:value="1993">
            <text:p>1993</text:p>
          </table:table-cell>
          <table:table-cell table:style-name="ce4"/>
          <table:table-cell table:style-name="ce4" office:value-type="string">
            <text:p>Dugan, Laura. Impact of Legal Advocacy on Intimate Partner Homicide in the United States, 1976-1997. ICPSR25621-v1. Ann Arbor, MI: Inter-university Consortium for Political and Social Research [distributor], 2009-07-10. doi:10.3886/ICPSR25621.v1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city</text:p>
          </table:table-cell>
          <table:table-cell table:style-name="ce10" table:number-columns-repeated="5"/>
          <table:table-cell table:style-name="ce4"/>
          <table:table-cell table:style-name="ce4" office:value-type="string">
            <text:p>Part I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Albuquerque</text:p>
          </table:table-cell>
          <table:table-cell table:style-name="ce11" table:number-columns-repeated="3"/>
          <table:table-cell table:style-name="ce11" office:value-type="float" office:value="1987">
            <text:p>1987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Atlanta</text:p>
          </table:table-cell>
          <table:table-cell table:number-columns-repeated="2" table:style-name="ce11" office:value-type="float" office:value="1995">
            <text:p>1995</text:p>
          </table:table-cell>
          <table:table-cell table:style-name="ce11" office:value-type="float" office:value="1980">
            <text:p>1980</text:p>
          </table:table-cell>
          <table:table-cell table:number-columns-repeated="2" table:style-name="ce11" office:value-type="float" office:value="1993">
            <text:p>1993</text:p>
          </table:table-cell>
          <table:table-cell table:number-columns-repeated="1018"/>
        </table:table-row>
        <table:table-row table:style-name="ro1">
          <table:table-cell office:value-type="string">
            <text:p>Austin</text:p>
          </table:table-cell>
          <table:table-cell table:number-columns-repeated="2" table:style-name="ce11" office:value-type="float" office:value="1985">
            <text:p>1985</text:p>
          </table:table-cell>
          <table:table-cell table:style-name="ce11" office:value-type="float" office:value="1976">
            <text:p>1976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92">
            <text:p>1992</text:p>
          </table:table-cell>
          <table:table-cell table:number-columns-repeated="1018"/>
        </table:table-row>
        <table:table-row table:style-name="ro1">
          <table:table-cell office:value-type="string">
            <text:p>Baltimore</text:p>
          </table:table-cell>
          <table:table-cell table:style-name="ce11" table:number-columns-repeated="2"/>
          <table:table-cell table:style-name="ce11" office:value-type="float" office:value="1995">
            <text:p>1995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78">
            <text:p>1978</text:p>
          </table:table-cell>
          <table:table-cell table:number-columns-repeated="1018"/>
        </table:table-row>
        <table:table-row table:style-name="ro2">
          <table:table-cell office:value-type="string">
            <text:p>Boston</text:p>
          </table:table-cell>
          <table:table-cell table:style-name="ce11" table:number-columns-repeated="2"/>
          <table:table-cell table:style-name="ce11" office:value-type="float" office:value="1985">
            <text:p>1985</text:p>
          </table:table-cell>
          <table:table-cell table:style-name="ce11" office:value-type="float" office:value="1992">
            <text:p>1992</text:p>
          </table:table-cell>
          <table:table-cell table:style-name="ce11" office:value-type="float" office:value="1991">
            <text:p>1991</text:p>
          </table:table-cell>
          <table:table-cell/>
          <table:table-cell table:style-name="ce4" office:value-type="string">
            <text:p>definition of "legal advocacy" in data collection instrument: </text:p>
          </table:table-cell>
          <table:table-cell table:number-columns-repeated="1016"/>
        </table:table-row>
        <table:table-row table:style-name="ro1">
          <table:table-cell office:value-type="string">
            <text:p>Buffalo</text:p>
          </table:table-cell>
          <table:table-cell table:style-name="ce11" office:value-type="float" office:value="1991">
            <text:p>1991</text:p>
          </table:table-cell>
          <table:table-cell table:number-columns-repeated="4" table:style-name="ce11" office:value-type="float" office:value="1995">
            <text:p>1995</text:p>
          </table:table-cell>
          <table:table-cell/>
          <table:table-cell office:value-type="string">
            <text:p>Legal advocacy is defined by the National Coalition Against Domestic Violence as legal</text:p>
          </table:table-cell>
          <table:table-cell table:number-columns-repeated="1016"/>
        </table:table-row>
        <table:table-row table:style-name="ro1">
          <table:table-cell office:value-type="string">
            <text:p>Charlotte</text:p>
          </table:table-cell>
          <table:table-cell table:style-name="ce11" table:number-columns-repeated="3"/>
          <table:table-cell table:style-name="ce11" office:value-type="float" office:value="1993">
            <text:p>1993</text:p>
          </table:table-cell>
          <table:table-cell table:style-name="ce11" office:value-type="string">
            <text:p><text:s text:c="11"/></text:p>
          </table:table-cell>
          <table:table-cell/>
          <table:table-cell office:value-type="string">
            <text:p>assistance provided to battered women, such as assistance in obtaining restraining orders,</text:p>
          </table:table-cell>
          <table:table-cell table:number-columns-repeated="1016"/>
        </table:table-row>
        <table:table-row table:style-name="ro1">
          <table:table-cell office:value-type="string">
            <text:p>Chicago</text:p>
          </table:table-cell>
          <table:table-cell table:style-name="ce11"/>
          <table:table-cell table:number-columns-repeated="2" table:style-name="ce11" office:value-type="float" office:value="1994">
            <text:p>1994</text:p>
          </table:table-cell>
          <table:table-cell table:style-name="ce11"/>
          <table:table-cell table:style-name="ce11" office:value-type="float" office:value="1992">
            <text:p>1992</text:p>
          </table:table-cell>
          <table:table-cell/>
          <table:table-cell office:value-type="string">
            <text:p>accompaniment to court, legal clinics, advocacy, etc.</text:p>
          </table:table-cell>
          <table:table-cell table:number-columns-repeated="1016"/>
        </table:table-row>
        <table:table-row table:style-name="ro1">
          <table:table-cell office:value-type="string">
            <text:p>Cincinnati</text:p>
          </table:table-cell>
          <table:table-cell table:number-columns-repeated="2" table:style-name="ce11" office:value-type="float" office:value="1981">
            <text:p>1981</text:p>
          </table:table-cell>
          <table:table-cell table:style-name="ce11" office:value-type="float" office:value="1979">
            <text:p>1979</text:p>
          </table:table-cell>
          <table:table-cell table:style-name="ce11" office:value-type="float" office:value="1995">
            <text:p>1995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Cleveland</text:p>
          </table:table-cell>
          <table:table-cell table:style-name="ce11" office:value-type="float" office:value="1995">
            <text:p>1995</text:p>
          </table:table-cell>
          <table:table-cell table:style-name="ce11" table:number-columns-repeated="2"/>
          <table:table-cell table:style-name="ce11" office:value-type="float" office:value="1992">
            <text:p>1992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Columbus</text:p>
          </table:table-cell>
          <table:table-cell table:style-name="ce11" table:number-columns-repeated="2"/>
          <table:table-cell table:style-name="ce11" office:value-type="float" office:value="1988">
            <text:p>1988</text:p>
          </table:table-cell>
          <table:table-cell table:style-name="ce11"/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office:value-type="string">
            <text:p>Dallas</text:p>
          </table:table-cell>
          <table:table-cell table:number-columns-repeated="3" table:style-name="ce11" office:value-type="float" office:value="1990">
            <text:p>1990</text:p>
          </table:table-cell>
          <table:table-cell table:number-columns-repeated="2"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office:value-type="string">
            <text:p>Denver</text:p>
          </table:table-cell>
          <table:table-cell table:number-columns-repeated="2" table:style-name="ce11" office:value-type="float" office:value="1984">
            <text:p>1984</text:p>
          </table:table-cell>
          <table:table-cell table:style-name="ce11" office:value-type="float" office:value="1996">
            <text:p>1996</text:p>
          </table:table-cell>
          <table:table-cell table:style-name="ce11" office:value-type="float" office:value="1986">
            <text:p>1986</text:p>
          </table:table-cell>
          <table:table-cell table:style-name="ce11" office:value-type="float" office:value="1993">
            <text:p>1993</text:p>
          </table:table-cell>
          <table:table-cell table:number-columns-repeated="1018"/>
        </table:table-row>
        <table:table-row table:style-name="ro1">
          <table:table-cell office:value-type="string">
            <text:p>Detroit</text:p>
          </table:table-cell>
          <table:table-cell table:style-name="ce11" office:value-type="float" office:value="1995">
            <text:p>1995</text:p>
          </table:table-cell>
          <table:table-cell table:number-columns-repeated="2" table:style-name="ce11" office:value-type="float" office:value="1986">
            <text:p>1986</text:p>
          </table:table-cell>
          <table:table-cell table:number-columns-repeated="2"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office:value-type="string">
            <text:p>El Paso</text:p>
          </table:table-cell>
          <table:table-cell table:style-name="ce11" office:value-type="float" office:value="1996">
            <text:p>1996</text:p>
          </table:table-cell>
          <table:table-cell table:style-name="ce11"/>
          <table:table-cell table:style-name="ce11" office:value-type="float" office:value="1996">
            <text:p>1996</text:p>
          </table:table-cell>
          <table:table-cell table:style-name="ce11" office:value-type="float" office:value="1989">
            <text:p>1989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Fresno</text:p>
          </table:table-cell>
          <table:table-cell table:number-columns-repeated="3" table:style-name="ce11" office:value-type="float" office:value="1993">
            <text:p>1993</text:p>
          </table:table-cell>
          <table:table-cell table:style-name="ce11" office:value-type="float" office:value="1996">
            <text:p>1996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Fort Worth</text:p>
          </table:table-cell>
          <table:table-cell table:number-columns-repeated="3" table:style-name="ce11" office:value-type="float" office:value="1993">
            <text:p>1993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Honolulu</text:p>
          </table:table-cell>
          <table:table-cell table:style-name="ce11" table:number-columns-repeated="3"/>
          <table:table-cell table:style-name="ce11" office:value-type="float" office:value="1991">
            <text:p>1991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Houston</text:p>
          </table:table-cell>
          <table:table-cell table:number-columns-repeated="3" table:style-name="ce11" office:value-type="float" office:value="1987">
            <text:p>1987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Indianapolis</text:p>
          </table:table-cell>
          <table:table-cell table:number-columns-repeated="3" table:style-name="ce11" office:value-type="float" office:value="1996">
            <text:p>1996</text:p>
          </table:table-cell>
          <table:table-cell table:number-columns-repeated="2"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office:value-type="string">
            <text:p>Jacksonville</text:p>
          </table:table-cell>
          <table:table-cell table:number-columns-repeated="3" table:style-name="ce11" office:value-type="float" office:value="1993">
            <text:p>1993</text:p>
          </table:table-cell>
          <table:table-cell table:style-name="ce11" office:value-type="float" office:value="1992">
            <text:p>1992</text:p>
          </table:table-cell>
          <table:table-cell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office:value-type="string">
            <text:p>Kansas City</text:p>
          </table:table-cell>
          <table:table-cell table:number-columns-repeated="3" table:style-name="ce11" office:value-type="float" office:value="1995">
            <text:p>1995</text:p>
          </table:table-cell>
          <table:table-cell table:number-columns-repeated="2"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office:value-type="string">
            <text:p>Long Beach</text:p>
          </table:table-cell>
          <table:table-cell table:number-columns-repeated="3" table:style-name="ce11" office:value-type="float" office:value="1996">
            <text:p>1996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office:value-type="string">
            <text:p>Los Angeles</text:p>
          </table:table-cell>
          <table:table-cell table:number-columns-repeated="4" table:style-name="ce11" office:value-type="float" office:value="1986">
            <text:p>1986</text:p>
          </table:table-cell>
          <table:table-cell table:style-name="ce11" office:value-type="float" office:value="1988">
            <text:p>1988</text:p>
          </table:table-cell>
          <table:table-cell table:number-columns-repeated="1018"/>
        </table:table-row>
        <table:table-row table:style-name="ro1">
          <table:table-cell office:value-type="string">
            <text:p>Memphis</text:p>
          </table:table-cell>
          <table:table-cell table:number-columns-repeated="4" table:style-name="ce11" office:value-type="float" office:value="1995">
            <text:p>1995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Miami</text:p>
          </table:table-cell>
          <table:table-cell table:number-columns-repeated="3" table:style-name="ce11" office:value-type="float" office:value="1995">
            <text:p>1995</text:p>
          </table:table-cell>
          <table:table-cell table:number-columns-repeated="2" table:style-name="ce11" office:value-type="float" office:value="1986">
            <text:p>1986</text:p>
          </table:table-cell>
          <table:table-cell table:number-columns-repeated="1018"/>
        </table:table-row>
        <table:table-row table:style-name="ro1">
          <table:table-cell office:value-type="string">
            <text:p>Milwaukee</text:p>
          </table:table-cell>
          <table:table-cell table:style-name="ce11" office:value-type="float" office:value="1993">
            <text:p>1993</text:p>
          </table:table-cell>
          <table:table-cell table:style-name="ce11" table:number-columns-repeated="2"/>
          <table:table-cell table:style-name="ce11" office:value-type="float" office:value="1994">
            <text:p>1994</text:p>
          </table:table-cell>
          <table:table-cell table:style-name="ce11" office:value-type="float" office:value="1992">
            <text:p>1992</text:p>
          </table:table-cell>
          <table:table-cell table:number-columns-repeated="1018"/>
        </table:table-row>
        <table:table-row table:style-name="ro1">
          <table:table-cell office:value-type="string">
            <text:p>Minneapolis</text:p>
          </table:table-cell>
          <table:table-cell table:number-columns-repeated="3" table:style-name="ce11" office:value-type="float" office:value="1989">
            <text:p>1989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office:value-type="string">
            <text:p>Nashville</text:p>
          </table:table-cell>
          <table:table-cell table:style-name="ce11"/>
          <table:table-cell table:number-columns-repeated="4" table:style-name="ce11" office:value-type="float" office:value="1994">
            <text:p>1994</text:p>
          </table:table-cell>
          <table:table-cell table:number-columns-repeated="1018"/>
        </table:table-row>
        <table:table-row table:style-name="ro1">
          <table:table-cell office:value-type="string">
            <text:p>New Orleans</text:p>
          </table:table-cell>
          <table:table-cell table:number-columns-repeated="3" table:style-name="ce11" office:value-type="float" office:value="1994">
            <text:p>1994</text:p>
          </table:table-cell>
          <table:table-cell table:style-name="ce11" office:value-type="float" office:value="1996">
            <text:p>1996</text:p>
          </table:table-cell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office:value-type="string">
            <text:p>New York</text:p>
          </table:table-cell>
          <table:table-cell table:style-name="ce11" table:number-columns-repeated="3"/>
          <table:table-cell table:number-columns-repeated="2"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office:value-type="string">
            <text:p>Oakland</text:p>
          </table:table-cell>
          <table:table-cell table:number-columns-repeated="3" table:style-name="ce11" office:value-type="float" office:value="1993">
            <text:p>1993</text:p>
          </table:table-cell>
          <table:table-cell table:style-name="ce11" office:value-type="float" office:value="1994">
            <text:p>1994</text:p>
          </table:table-cell>
          <table:table-cell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office:value-type="string">
            <text:p>Oklahoma City</text:p>
          </table:table-cell>
          <table:table-cell table:style-name="ce11" table:number-columns-repeated="2"/>
          <table:table-cell table:style-name="ce11" office:value-type="float" office:value="1993">
            <text:p>1993</text:p>
          </table:table-cell>
          <table:table-cell table:style-name="ce11" office:value-type="float" office:value="1996">
            <text:p>1996</text:p>
          </table:table-cell>
          <table:table-cell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office:value-type="string">
            <text:p>Omaha</text:p>
          </table:table-cell>
          <table:table-cell table:style-name="ce11"/>
          <table:table-cell table:number-columns-repeated="2" table:style-name="ce11" office:value-type="float" office:value="1996">
            <text:p>1996</text:p>
          </table:table-cell>
          <table:table-cell table:style-name="ce11" office:value-type="float" office:value="1976">
            <text:p>1976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Philadelphia</text:p>
          </table:table-cell>
          <table:table-cell table:number-columns-repeated="3" table:style-name="ce11" office:value-type="float" office:value="1990">
            <text:p>1990</text:p>
          </table:table-cell>
          <table:table-cell table:style-name="ce11"/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Phoenix</text:p>
          </table:table-cell>
          <table:table-cell table:number-columns-repeated="3" table:style-name="ce11" office:value-type="float" office:value="1995">
            <text:p>1995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Pittsburgh</text:p>
          </table:table-cell>
          <table:table-cell table:number-columns-repeated="2" table:style-name="ce11" office:value-type="float" office:value="1991">
            <text:p>1991</text:p>
          </table:table-cell>
          <table:table-cell table:style-name="ce11" office:value-type="float" office:value="1988">
            <text:p>1988</text:p>
          </table:table-cell>
          <table:table-cell table:style-name="ce11"/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Portland</text:p>
          </table:table-cell>
          <table:table-cell table:number-columns-repeated="3" table:style-name="ce11" office:value-type="float" office:value="1976">
            <text:p>1976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89">
            <text:p>1989</text:p>
          </table:table-cell>
          <table:table-cell table:number-columns-repeated="1018"/>
        </table:table-row>
        <table:table-row table:style-name="ro1">
          <table:table-cell office:value-type="string">
            <text:p>Sacramento</text:p>
          </table:table-cell>
          <table:table-cell table:style-name="ce11" office:value-type="float" office:value="1996">
            <text:p>1996</text:p>
          </table:table-cell>
          <table:table-cell table:style-name="ce11"/>
          <table:table-cell table:style-name="ce11" office:value-type="float" office:value="1996">
            <text:p>1996</text:p>
          </table:table-cell>
          <table:table-cell table:number-columns-repeated="2" table:style-name="ce11" office:value-type="float" office:value="1984">
            <text:p>1984</text:p>
          </table:table-cell>
          <table:table-cell table:number-columns-repeated="1018"/>
        </table:table-row>
        <table:table-row table:style-name="ro1">
          <table:table-cell office:value-type="string">
            <text:p>San Antonio</text:p>
          </table:table-cell>
          <table:table-cell table:style-name="ce11"/>
          <table:table-cell table:number-columns-repeated="2" table:style-name="ce11" office:value-type="float" office:value="1996">
            <text:p>1996</text:p>
          </table:table-cell>
          <table:table-cell table:number-columns-repeated="2" table:style-name="ce11" office:value-type="float" office:value="1990">
            <text:p>1990</text:p>
          </table:table-cell>
          <table:table-cell table:number-columns-repeated="1018"/>
        </table:table-row>
        <table:table-row table:style-name="ro1">
          <table:table-cell office:value-type="string">
            <text:p>San Diego</text:p>
          </table:table-cell>
          <table:table-cell table:number-columns-repeated="3" table:style-name="ce11" office:value-type="float" office:value="1989">
            <text:p>1989</text:p>
          </table:table-cell>
          <table:table-cell table:style-name="ce11" office:value-type="float" office:value="1984">
            <text:p>1984</text:p>
          </table:table-cell>
          <table:table-cell table:style-name="ce11" office:value-type="float" office:value="1982">
            <text:p>1982</text:p>
          </table:table-cell>
          <table:table-cell table:number-columns-repeated="1018"/>
        </table:table-row>
        <table:table-row table:style-name="ro1">
          <table:table-cell office:value-type="string">
            <text:p>San Francisco</text:p>
          </table:table-cell>
          <table:table-cell table:style-name="ce11"/>
          <table:table-cell table:style-name="ce11" office:value-type="float" office:value="1993">
            <text:p>1993</text:p>
          </table:table-cell>
          <table:table-cell table:style-name="ce11" office:value-type="float" office:value="1987">
            <text:p>1987</text:p>
          </table:table-cell>
          <table:table-cell table:style-name="ce11" office:value-type="float" office:value="1989">
            <text:p>1989</text:p>
          </table:table-cell>
          <table:table-cell table:style-name="ce11" office:value-type="float" office:value="1995">
            <text:p>1995</text:p>
          </table:table-cell>
          <table:table-cell table:number-columns-repeated="1018"/>
        </table:table-row>
        <table:table-row table:style-name="ro1">
          <table:table-cell office:value-type="string">
            <text:p>San Jose</text:p>
          </table:table-cell>
          <table:table-cell table:number-columns-repeated="4" table:style-name="ce11" office:value-type="float" office:value="1994">
            <text:p>1994</text:p>
          </table:table-cell>
          <table:table-cell table:style-name="ce11" office:value-type="float" office:value="1987">
            <text:p>1987</text:p>
          </table:table-cell>
          <table:table-cell table:number-columns-repeated="1018"/>
        </table:table-row>
        <table:table-row table:style-name="ro1">
          <table:table-cell office:value-type="string">
            <text:p>Seattle</text:p>
          </table:table-cell>
          <table:table-cell table:number-columns-repeated="3" table:style-name="ce11" office:value-type="float" office:value="1994">
            <text:p>1994</text:p>
          </table:table-cell>
          <table:table-cell table:style-name="ce11"/>
          <table:table-cell table:style-name="ce11" office:value-type="float" office:value="1980">
            <text:p>1980</text:p>
          </table:table-cell>
          <table:table-cell table:number-columns-repeated="1018"/>
        </table:table-row>
        <table:table-row table:style-name="ro1">
          <table:table-cell office:value-type="string">
            <text:p>St Louis</text:p>
          </table:table-cell>
          <table:table-cell table:number-columns-repeated="2" table:style-name="ce11" office:value-type="float" office:value="1989">
            <text:p>1989</text:p>
          </table:table-cell>
          <table:table-cell table:style-name="ce11" table:number-columns-repeated="2"/>
          <table:table-cell table:style-name="ce11" office:value-type="float" office:value="1993">
            <text:p>1993</text:p>
          </table:table-cell>
          <table:table-cell table:number-columns-repeated="1018"/>
        </table:table-row>
        <table:table-row table:style-name="ro1">
          <table:table-cell office:value-type="string">
            <text:p>Toledo</text:p>
          </table:table-cell>
          <table:table-cell table:number-columns-repeated="3" table:style-name="ce11" office:value-type="float" office:value="1993">
            <text:p>1993</text:p>
          </table:table-cell>
          <table:table-cell table:style-name="ce11" office:value-type="float" office:value="1988">
            <text:p>1988</text:p>
          </table:table-cell>
          <table:table-cell table:style-name="ce11" office:value-type="string">
            <text:p><text:s text:c="11"/></text:p>
          </table:table-cell>
          <table:table-cell table:number-columns-repeated="1018"/>
        </table:table-row>
        <table:table-row table:style-name="ro1">
          <table:table-cell office:value-type="string">
            <text:p>Tucson</text:p>
          </table:table-cell>
          <table:table-cell table:style-name="ce11" table:number-columns-repeated="3"/>
          <table:table-cell table:number-columns-repeated="2"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Tulsa</text:p>
          </table:table-cell>
          <table:table-cell table:number-columns-repeated="3" table:style-name="ce11" office:value-type="float" office:value="1993">
            <text:p>1993</text:p>
          </table:table-cell>
          <table:table-cell table:number-columns-repeated="2"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Virginia Beach</text:p>
          </table:table-cell>
          <table:table-cell table:style-name="ce11" table:number-columns-repeated="2"/>
          <table:table-cell table:style-name="ce11" office:value-type="float" office:value="1993">
            <text:p>1993</text:p>
          </table:table-cell>
          <table:table-cell table:number-columns-repeated="2"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Washington</text:p>
          </table:table-cell>
          <table:table-cell table:number-columns-repeated="3" table:style-name="ce11" office:value-type="float" office:value="1995">
            <text:p>1995</text:p>
          </table:table-cell>
          <table:table-cell table:number-columns-repeated="2" table:style-name="ce11"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cities with policies</text:p>
          </table:table-cell>
          <table:table-cell table:style-name="ce11" table:formula="of:=COUNT([.B10:.B58])" office:value-type="float" office:value="35">
            <text:p>35</text:p>
          </table:table-cell>
          <table:table-cell table:style-name="ce11" table:formula="of:=COUNT([.C10:.C58])" office:value-type="float" office:value="36">
            <text:p>36</text:p>
          </table:table-cell>
          <table:table-cell table:style-name="ce11" table:formula="of:=COUNT([.D10:.D58])" office:value-type="float" office:value="42">
            <text:p>42</text:p>
          </table:table-cell>
          <table:table-cell table:style-name="ce11" table:formula="of:=COUNT([.E10:.E58])" office:value-type="float" office:value="43">
            <text:p>43</text:p>
          </table:table-cell>
          <table:table-cell table:style-name="ce11" table:formula="of:=COUNT([.F10:.F58])" office:value-type="float" office:value="38">
            <text:p>38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arliest across cities (floor at 1976)</text:p>
          </table:table-cell>
          <table:table-cell table:style-name="ce11" table:formula="of:=MIN([.B10:.B58])" office:value-type="float" office:value="1976">
            <text:p>1976</text:p>
          </table:table-cell>
          <table:table-cell table:style-name="ce11" table:formula="of:=MIN([.C10:.C58])" office:value-type="float" office:value="1976">
            <text:p>1976</text:p>
          </table:table-cell>
          <table:table-cell table:style-name="ce11" table:formula="of:=MIN([.D10:.D58])" office:value-type="float" office:value="1976">
            <text:p>1976</text:p>
          </table:table-cell>
          <table:table-cell table:style-name="ce11" table:formula="of:=MIN([.E10:.E58])" office:value-type="float" office:value="1976">
            <text:p>1976</text:p>
          </table:table-cell>
          <table:table-cell table:style-name="ce11" table:formula="of:=MIN([.F10:.F58])" office:value-type="float" office:value="1978">
            <text:p>1978</text:p>
          </table:table-cell>
          <table:table-cell table:number-columns-repeated="1018"/>
        </table:table-row>
        <table:table-row table:style-name="ro1">
          <table:table-cell office:value-type="string">
            <text:p>at 1976 floor</text:p>
          </table:table-cell>
          <table:table-cell table:style-name="ce11" table:formula="of:=COUNTIF([.B9:.B58]; 1976)" office:value-type="float" office:value="1">
            <text:p>1</text:p>
          </table:table-cell>
          <table:table-cell table:style-name="ce11" table:formula="of:=COUNTIF([.C9:.C58]; 1976)" office:value-type="float" office:value="1">
            <text:p>1</text:p>
          </table:table-cell>
          <table:table-cell table:style-name="ce11" table:formula="of:=COUNTIF([.D9:.D58]; 1976)" office:value-type="float" office:value="2">
            <text:p>2</text:p>
          </table:table-cell>
          <table:table-cell table:style-name="ce11" table:formula="of:=COUNTIF([.E9:.E58]; 1976)" office:value-type="float" office:value="1">
            <text:p>1</text:p>
          </table:table-cell>
          <table:table-cell table:style-name="ce11" table:formula="of:=COUNTIF([.F9:.F58]; 1976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men victim services" table:style-name="ta4" table:print="false">
        <table:table-column table:style-name="co12" table:default-cell-style-name="Excel_20_Built-in_20_Normal"/>
        <table:table-column table:style-name="co15" table:number-columns-repeated="4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National indices of domestic-violence victim services for women, 1976-1996</text:p>
          </table:table-cell>
          <table:covered-table-cell table:number-columns-repeated="4" table:style-name="ce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5" table:number-rows-spanned="1">
            <text:p>(1990-population-weighted averages across 50 largest U.S. cities, excluding New York)</text:p>
          </table:table-cell>
          <table:covered-table-cell table:number-columns-repeated="4" table:style-name="ce2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women victim services'.G22" table:end-x="0.2791in" table:end-y="0.078in" draw:z-index="0" draw:name="Chart 4" draw:style-name="gr1" draw:text-style-name="P1" svg:width="6.3476in" svg:height="3.3724in" svg:x="0.1339in" svg:y="0.0102in">
              <draw:object draw:notify-on-update-of-ranges="'women victim services'.A26:'women victim services'.A46 'women victim services'.B26:'women victim services'.B46 'women victim services'.C26:'women victim services'.C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4">
          <table:table-cell table:style-name="ce6" office:value-type="string">
            <text:p>year</text:p>
          </table:table-cell>
          <table:table-cell table:style-name="ce12" office:value-type="string">
            <text:p>DV shelter beds per 100,00 women</text:p>
          </table:table-cell>
          <table:table-cell table:style-name="ce12" office:value-type="string">
            <text:p>DV hotlines per million women</text:p>
          </table:table-cell>
          <table:table-cell table:number-columns-repeated="1021"/>
        </table:table-row>
        <table:table-row table:style-name="ro2">
          <table:table-cell table:style-name="ce6" office:value-type="float" office:value="1976">
            <text:p>1976</text:p>
          </table:table-cell>
          <table:table-cell table:style-name="ce15" table:formula="of:=[.C57]" office:value-type="float" office:value="3.370917">
            <text:p>3.4</text:p>
          </table:table-cell>
          <table:table-cell table:style-name="ce15" table:formula="of:=[.D57]*10" office:value-type="float" office:value="2.711836">
            <text:p>2.7</text:p>
          </table:table-cell>
          <table:table-cell table:number-columns-repeated="3"/>
          <table:table-cell table:style-name="ce4" office:value-type="string">
            <text:p>Data compiled from:</text:p>
          </table:table-cell>
          <table:table-cell table:number-columns-repeated="1017"/>
        </table:table-row>
        <table:table-row table:style-name="ro4">
          <table:table-cell table:style-name="ce6" office:value-type="float" office:value="1977">
            <text:p>1977</text:p>
          </table:table-cell>
          <table:table-cell table:style-name="ce15" table:formula="of:=[.C58]" office:value-type="float" office:value="6.150425">
            <text:p>6.2</text:p>
          </table:table-cell>
          <table:table-cell table:style-name="ce15" table:formula="of:=[.D58]*10" office:value-type="float" office:value="3.755454">
            <text:p>3.8</text:p>
          </table:table-cell>
          <table:table-cell table:number-columns-repeated="3"/>
          <table:table-cell table:style-name="ce4" office:value-type="string">
            <text:p>Dugan, Laura. Impact of Legal Advocacy on Intimate Partner Homicide in the United States, 1976-1997. ICPSR25621-v1. Ann Arbor, MI: Inter-university Consortium for Political and Social Research [distributor], 2009-07-10. doi:10.3886/ICPSR25621.v1</text:p>
          </table:table-cell>
          <table:table-cell table:number-columns-repeated="1017"/>
        </table:table-row>
        <table:table-row table:style-name="ro2">
          <table:table-cell table:style-name="ce6" office:value-type="float" office:value="1978">
            <text:p>1978</text:p>
          </table:table-cell>
          <table:table-cell table:style-name="ce15" table:formula="of:=[.C59]" office:value-type="float" office:value="7.952398">
            <text:p>8.0</text:p>
          </table:table-cell>
          <table:table-cell table:style-name="ce15" table:formula="of:=[.D59]*10" office:value-type="float" office:value="4.688724">
            <text:p>4.7</text:p>
          </table:table-cell>
          <table:table-cell table:number-columns-repeated="3"/>
          <table:table-cell table:style-name="ce4" office:value-type="string">
            <text:p>Part I</text:p>
          </table:table-cell>
          <table:table-cell table:number-columns-repeated="1017"/>
        </table:table-row>
        <table:table-row table:style-name="ro1">
          <table:table-cell table:style-name="ce6" office:value-type="float" office:value="1979">
            <text:p>1979</text:p>
          </table:table-cell>
          <table:table-cell table:style-name="ce15" table:formula="of:=[.C60]" office:value-type="float" office:value="8.544157">
            <text:p>8.5</text:p>
          </table:table-cell>
          <table:table-cell table:style-name="ce15" table:formula="of:=[.D60]*10" office:value-type="float" office:value="5.074046">
            <text:p>5.1</text:p>
          </table:table-cell>
          <table:table-cell table:number-columns-repeated="1021"/>
        </table:table-row>
        <table:table-row table:style-name="ro2">
          <table:table-cell table:style-name="ce6" office:value-type="float" office:value="1980">
            <text:p>1980</text:p>
          </table:table-cell>
          <table:table-cell table:style-name="ce15" table:formula="of:=[.C61]" office:value-type="float" office:value="9.475433">
            <text:p>9.5</text:p>
          </table:table-cell>
          <table:table-cell table:style-name="ce15" table:formula="of:=[.D61]*10" office:value-type="float" office:value="5.486773">
            <text:p>5.5</text:p>
          </table:table-cell>
          <table:table-cell table:number-columns-repeated="3"/>
          <table:table-cell table:style-name="ce4" office:value-type="string">
            <text:p>shelter beds: domestic-violence shelter beds per 100,000 women ages 15 and over</text:p>
          </table:table-cell>
          <table:table-cell table:number-columns-repeated="1017"/>
        </table:table-row>
        <table:table-row table:style-name="ro2">
          <table:table-cell table:style-name="ce6" office:value-type="float" office:value="1981">
            <text:p>1981</text:p>
          </table:table-cell>
          <table:table-cell table:style-name="ce15" table:formula="of:=[.C62]" office:value-type="float" office:value="10.88324">
            <text:p>10.9</text:p>
          </table:table-cell>
          <table:table-cell table:style-name="ce15" table:formula="of:=[.D62]*10" office:value-type="float" office:value="5.971854">
            <text:p>6.0</text:p>
          </table:table-cell>
          <table:table-cell table:number-columns-repeated="3"/>
          <table:table-cell table:style-name="ce4" office:value-type="string">
            <text:p>hotlines: domestic violence hotlines per million women ages 15 &amp; over</text:p>
          </table:table-cell>
          <table:table-cell table:number-columns-repeated="1017"/>
        </table:table-row>
        <table:table-row table:style-name="ro2">
          <table:table-cell table:style-name="ce6" office:value-type="float" office:value="1982">
            <text:p>1982</text:p>
          </table:table-cell>
          <table:table-cell table:style-name="ce15" table:formula="of:=[.C63]" office:value-type="float" office:value="11.71009">
            <text:p>11.7</text:p>
          </table:table-cell>
          <table:table-cell table:style-name="ce15" table:formula="of:=[.D63]*10" office:value-type="float" office:value="6.04504">
            <text:p>6.0</text:p>
          </table:table-cell>
          <table:table-cell table:number-columns-repeated="3"/>
          <table:table-cell table:style-name="ce4" office:value-type="string">
            <text:p>See Dugan, Nagin &amp; Rosenfeld (2003) p. 21</text:p>
          </table:table-cell>
          <table:table-cell table:number-columns-repeated="1017"/>
        </table:table-row>
        <table:table-row table:style-name="ro2">
          <table:table-cell table:style-name="ce6" office:value-type="float" office:value="1983">
            <text:p>1983</text:p>
          </table:table-cell>
          <table:table-cell table:style-name="ce15" table:formula="of:=[.C64]" office:value-type="float" office:value="13.42124">
            <text:p>13.4</text:p>
          </table:table-cell>
          <table:table-cell table:style-name="ce15" table:formula="of:=[.D64]*10" office:value-type="float" office:value="6.57987">
            <text:p>6.6</text:p>
          </table:table-cell>
          <table:table-cell table:number-columns-repeated="3"/>
          <table:table-cell table:style-name="ce4" office:value-type="string">
            <text:p>figures are 1990-population-weighted averages across 50 largest U.S. cities as of 1990</text:p>
          </table:table-cell>
          <table:table-cell table:number-columns-repeated="1017"/>
        </table:table-row>
        <table:table-row table:style-name="ro1">
          <table:table-cell table:style-name="ce6" office:value-type="float" office:value="1984">
            <text:p>1984</text:p>
          </table:table-cell>
          <table:table-cell table:style-name="ce15" table:formula="of:=[.C65]" office:value-type="float" office:value="14.17562">
            <text:p>14.2</text:p>
          </table:table-cell>
          <table:table-cell table:style-name="ce15" table:formula="of:=[.D65]*10" office:value-type="float" office:value="6.776919">
            <text:p>6.8</text:p>
          </table:table-cell>
          <table:table-cell table:number-columns-repeated="1021"/>
        </table:table-row>
        <table:table-row table:style-name="ro2">
          <table:table-cell table:style-name="ce6" office:value-type="float" office:value="1985">
            <text:p>1985</text:p>
          </table:table-cell>
          <table:table-cell table:style-name="ce15" table:formula="of:=[.C66]" office:value-type="float" office:value="15.16993">
            <text:p>15.2</text:p>
          </table:table-cell>
          <table:table-cell table:style-name="ce15" table:formula="of:=[.D66]*10" office:value-type="float" office:value="6.945579">
            <text:p>6.9</text:p>
          </table:table-cell>
          <table:table-cell table:number-columns-repeated="3"/>
          <table:table-cell table:style-name="ce4" office:value-type="string">
            <text:p>Note: data for New York City missing; see below</text:p>
          </table:table-cell>
          <table:table-cell table:number-columns-repeated="1017"/>
        </table:table-row>
        <table:table-row table:style-name="ro1">
          <table:table-cell table:style-name="ce6" office:value-type="float" office:value="1986">
            <text:p>1986</text:p>
          </table:table-cell>
          <table:table-cell table:style-name="ce15" table:formula="of:=[.C67]" office:value-type="float" office:value="16.14274">
            <text:p>16.1</text:p>
          </table:table-cell>
          <table:table-cell table:style-name="ce15" table:formula="of:=[.D67]*10" office:value-type="float" office:value="7.21204">
            <text:p>7.2</text:p>
          </table:table-cell>
          <table:table-cell table:number-columns-repeated="1021"/>
        </table:table-row>
        <table:table-row table:style-name="ro1">
          <table:table-cell table:style-name="ce6" office:value-type="float" office:value="1987">
            <text:p>1987</text:p>
          </table:table-cell>
          <table:table-cell table:style-name="ce15" table:formula="of:=[.C68]" office:value-type="float" office:value="17.57932">
            <text:p>17.6</text:p>
          </table:table-cell>
          <table:table-cell table:style-name="ce15" table:formula="of:=[.D68]*10" office:value-type="float" office:value="7.609798">
            <text:p>7.6</text:p>
          </table:table-cell>
          <table:table-cell table:number-columns-repeated="1021"/>
        </table:table-row>
        <table:table-row table:style-name="ro1">
          <table:table-cell table:style-name="ce6" office:value-type="float" office:value="1988">
            <text:p>1988</text:p>
          </table:table-cell>
          <table:table-cell table:style-name="ce15" table:formula="of:=[.C69]" office:value-type="float" office:value="18.34591">
            <text:p>18.3</text:p>
          </table:table-cell>
          <table:table-cell table:style-name="ce15" table:formula="of:=[.D69]*10" office:value-type="float" office:value="7.690228">
            <text:p>7.7</text:p>
          </table:table-cell>
          <table:table-cell table:number-columns-repeated="3"/>
          <table:table-cell office:value-type="string">
            <text:p>Dugan, Laura, Daniel S. Nagin and Richard Rosenfeld (2003). "Do Domestic Violence Services Save Lives?" NIJ Journal vol. (250): 20-25.</text:p>
          </table:table-cell>
          <table:table-cell table:number-columns-repeated="1017"/>
        </table:table-row>
        <table:table-row table:style-name="ro1">
          <table:table-cell table:style-name="ce6" office:value-type="float" office:value="1989">
            <text:p>1989</text:p>
          </table:table-cell>
          <table:table-cell table:style-name="ce15" table:formula="of:=[.C70]" office:value-type="float" office:value="18.96657">
            <text:p>19.0</text:p>
          </table:table-cell>
          <table:table-cell table:style-name="ce15" table:formula="of:=[.D70]*10" office:value-type="float" office:value="7.643972">
            <text:p>7.6</text:p>
          </table:table-cell>
          <table:table-cell table:number-columns-repeated="1021"/>
        </table:table-row>
        <table:table-row table:style-name="ro1">
          <table:table-cell table:style-name="ce6" office:value-type="float" office:value="1990">
            <text:p>1990</text:p>
          </table:table-cell>
          <table:table-cell table:style-name="ce15" table:formula="of:=[.C71]" office:value-type="float" office:value="19.35372">
            <text:p>19.4</text:p>
          </table:table-cell>
          <table:table-cell table:style-name="ce15" table:formula="of:=[.D71]*10" office:value-type="float" office:value="7.682016">
            <text:p>7.7</text:p>
          </table:table-cell>
          <table:table-cell table:number-columns-repeated="1021"/>
        </table:table-row>
        <table:table-row table:style-name="ro1">
          <table:table-cell table:style-name="ce6" office:value-type="float" office:value="1991">
            <text:p>1991</text:p>
          </table:table-cell>
          <table:table-cell table:style-name="ce15" table:formula="of:=[.C72]" office:value-type="float" office:value="20.35762">
            <text:p>20.4</text:p>
          </table:table-cell>
          <table:table-cell table:style-name="ce15" table:formula="of:=[.D72]*10" office:value-type="float" office:value="7.721207">
            <text:p>7.7</text:p>
          </table:table-cell>
          <table:table-cell table:number-columns-repeated="1021"/>
        </table:table-row>
        <table:table-row table:style-name="ro1">
          <table:table-cell table:style-name="ce6" office:value-type="float" office:value="1992">
            <text:p>1992</text:p>
          </table:table-cell>
          <table:table-cell table:style-name="ce15" table:formula="of:=[.C73]" office:value-type="float" office:value="20.89785">
            <text:p>20.9</text:p>
          </table:table-cell>
          <table:table-cell table:style-name="ce15" table:formula="of:=[.D73]*10" office:value-type="float" office:value="8.069173">
            <text:p>8.1</text:p>
          </table:table-cell>
          <table:table-cell table:number-columns-repeated="1021"/>
        </table:table-row>
        <table:table-row table:style-name="ro1">
          <table:table-cell table:style-name="ce6" office:value-type="float" office:value="1993">
            <text:p>1993</text:p>
          </table:table-cell>
          <table:table-cell table:style-name="ce15" table:formula="of:=[.C74]" office:value-type="float" office:value="20.89229">
            <text:p>20.9</text:p>
          </table:table-cell>
          <table:table-cell table:style-name="ce15" table:formula="of:=[.D74]*10" office:value-type="float" office:value="8.041564">
            <text:p>8.0</text:p>
          </table:table-cell>
          <table:table-cell table:number-columns-repeated="1021"/>
        </table:table-row>
        <table:table-row table:style-name="ro1">
          <table:table-cell table:style-name="ce6" office:value-type="float" office:value="1994">
            <text:p>1994</text:p>
          </table:table-cell>
          <table:table-cell table:style-name="ce15" table:formula="of:=[.C75]" office:value-type="float" office:value="21.04238">
            <text:p>21.0</text:p>
          </table:table-cell>
          <table:table-cell table:style-name="ce15" table:formula="of:=[.D75]*10" office:value-type="float" office:value="8.084057">
            <text:p>8.1</text:p>
          </table:table-cell>
          <table:table-cell table:number-columns-repeated="1021"/>
        </table:table-row>
        <table:table-row table:style-name="ro1">
          <table:table-cell table:style-name="ce6" office:value-type="float" office:value="1995">
            <text:p>1995</text:p>
          </table:table-cell>
          <table:table-cell table:style-name="ce15" table:formula="of:=[.C76]" office:value-type="float" office:value="22.54008">
            <text:p>22.5</text:p>
          </table:table-cell>
          <table:table-cell table:style-name="ce15" table:formula="of:=[.D76]*10" office:value-type="float" office:value="8.206913">
            <text:p>8.2</text:p>
          </table:table-cell>
          <table:table-cell table:number-columns-repeated="1021"/>
        </table:table-row>
        <table:table-row table:style-name="ro1">
          <table:table-cell table:style-name="ce6" office:value-type="float" office:value="1996">
            <text:p>1996</text:p>
          </table:table-cell>
          <table:table-cell table:style-name="ce15" table:formula="of:=[.C77]" office:value-type="float" office:value="23.0328">
            <text:p>23.0</text:p>
          </table:table-cell>
          <table:table-cell table:style-name="ce15" table:formula="of:=[.D77]*10" office:value-type="float" office:value="8.261995">
            <text:p>8.3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table YEAR [fw=pop1990], c(mean BEDSADJ mean HOTLADJ 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YEAR | mean(BEDSADJ) <text:s/>mean(HOTLADJ)</text:p>
          </table:table-cell>
          <table:table-cell office:value-type="string">
            <text:p>YEAR</text:p>
          </table:table-cell>
          <table:table-cell office:value-type="string">
            <text:p>mean(BEDSADJ)</text:p>
          </table:table-cell>
          <table:table-cell office:value-type="string">
            <text:p>mean(HOTLADJ)</text:p>
          </table:table-cell>
          <table:table-cell table:number-columns-repeated="1020"/>
        </table:table-row>
        <table:table-row table:style-name="ro1">
          <table:table-cell office:value-type="string">
            <text:p>----------+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1976 | <text:s text:c="5"/>3.370917 <text:s text:c="6"/>.2711836</text:p>
          </table:table-cell>
          <table:table-cell office:value-type="float" office:value="1976">
            <text:p>1976</text:p>
          </table:table-cell>
          <table:table-cell office:value-type="float" office:value="3.370917">
            <text:p>3.370917</text:p>
          </table:table-cell>
          <table:table-cell office:value-type="float" office:value="0.2711836">
            <text:p>0.2711836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77 | <text:s text:c="5"/>6.150425 <text:s text:c="6"/>.3755454</text:p>
          </table:table-cell>
          <table:table-cell office:value-type="float" office:value="1977">
            <text:p>1977</text:p>
          </table:table-cell>
          <table:table-cell office:value-type="float" office:value="6.150425">
            <text:p>6.150425</text:p>
          </table:table-cell>
          <table:table-cell office:value-type="float" office:value="0.3755454">
            <text:p>0.375545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78 | <text:s text:c="5"/>7.952398 <text:s text:c="6"/>.4688724</text:p>
          </table:table-cell>
          <table:table-cell office:value-type="float" office:value="1978">
            <text:p>1978</text:p>
          </table:table-cell>
          <table:table-cell office:value-type="float" office:value="7.952398">
            <text:p>7.952398</text:p>
          </table:table-cell>
          <table:table-cell office:value-type="float" office:value="0.4688724">
            <text:p>0.468872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79 | <text:s text:c="5"/>8.544157 <text:s text:c="6"/>.5074046</text:p>
          </table:table-cell>
          <table:table-cell office:value-type="float" office:value="1979">
            <text:p>1979</text:p>
          </table:table-cell>
          <table:table-cell office:value-type="float" office:value="8.544157">
            <text:p>8.544157</text:p>
          </table:table-cell>
          <table:table-cell office:value-type="float" office:value="0.5074046">
            <text:p>0.5074046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0 | <text:s text:c="5"/>9.475433 <text:s text:c="6"/>.5486773</text:p>
          </table:table-cell>
          <table:table-cell office:value-type="float" office:value="1980">
            <text:p>1980</text:p>
          </table:table-cell>
          <table:table-cell office:value-type="float" office:value="9.475433">
            <text:p>9.475433</text:p>
          </table:table-cell>
          <table:table-cell office:value-type="float" office:value="0.5486773">
            <text:p>0.5486773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1 | <text:s text:c="5"/>10.88324 <text:s text:c="6"/>.5971854</text:p>
          </table:table-cell>
          <table:table-cell office:value-type="float" office:value="1981">
            <text:p>1981</text:p>
          </table:table-cell>
          <table:table-cell office:value-type="float" office:value="10.88324">
            <text:p>10.88324</text:p>
          </table:table-cell>
          <table:table-cell office:value-type="float" office:value="0.5971854">
            <text:p>0.597185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2 | <text:s text:c="5"/>11.71009 <text:s text:c="7"/>.604504</text:p>
          </table:table-cell>
          <table:table-cell office:value-type="float" office:value="1982">
            <text:p>1982</text:p>
          </table:table-cell>
          <table:table-cell office:value-type="float" office:value="11.71009">
            <text:p>11.71009</text:p>
          </table:table-cell>
          <table:table-cell office:value-type="float" office:value="0.604504">
            <text:p>0.60450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3 | <text:s text:c="5"/>13.42124 <text:s text:c="7"/>.657987</text:p>
          </table:table-cell>
          <table:table-cell office:value-type="float" office:value="1983">
            <text:p>1983</text:p>
          </table:table-cell>
          <table:table-cell office:value-type="float" office:value="13.42124">
            <text:p>13.42124</text:p>
          </table:table-cell>
          <table:table-cell office:value-type="float" office:value="0.657987">
            <text:p>0.657987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4 | <text:s text:c="5"/>14.17562 <text:s text:c="6"/>.6776919</text:p>
          </table:table-cell>
          <table:table-cell office:value-type="float" office:value="1984">
            <text:p>1984</text:p>
          </table:table-cell>
          <table:table-cell office:value-type="float" office:value="14.17562">
            <text:p>14.17562</text:p>
          </table:table-cell>
          <table:table-cell office:value-type="float" office:value="0.6776919">
            <text:p>0.6776919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5 | <text:s text:c="5"/>15.16993 <text:s text:c="6"/>.6945579</text:p>
          </table:table-cell>
          <table:table-cell office:value-type="float" office:value="1985">
            <text:p>1985</text:p>
          </table:table-cell>
          <table:table-cell office:value-type="float" office:value="15.16993">
            <text:p>15.16993</text:p>
          </table:table-cell>
          <table:table-cell office:value-type="float" office:value="0.6945579">
            <text:p>0.6945579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6 | <text:s text:c="5"/>16.14274 <text:s text:c="7"/>.721204</text:p>
          </table:table-cell>
          <table:table-cell office:value-type="float" office:value="1986">
            <text:p>1986</text:p>
          </table:table-cell>
          <table:table-cell office:value-type="float" office:value="16.14274">
            <text:p>16.14274</text:p>
          </table:table-cell>
          <table:table-cell office:value-type="float" office:value="0.721204">
            <text:p>0.72120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7 | <text:s text:c="5"/>17.57932 <text:s text:c="6"/>.7609798</text:p>
          </table:table-cell>
          <table:table-cell office:value-type="float" office:value="1987">
            <text:p>1987</text:p>
          </table:table-cell>
          <table:table-cell office:value-type="float" office:value="17.57932">
            <text:p>17.57932</text:p>
          </table:table-cell>
          <table:table-cell office:value-type="float" office:value="0.7609798">
            <text:p>0.7609798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8 | <text:s text:c="5"/>18.34591 <text:s text:c="6"/>.7690228</text:p>
          </table:table-cell>
          <table:table-cell office:value-type="float" office:value="1988">
            <text:p>1988</text:p>
          </table:table-cell>
          <table:table-cell office:value-type="float" office:value="18.34591">
            <text:p>18.34591</text:p>
          </table:table-cell>
          <table:table-cell office:value-type="float" office:value="0.7690228">
            <text:p>0.7690228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89 | <text:s text:c="5"/>18.96657 <text:s text:c="6"/>.7643972</text:p>
          </table:table-cell>
          <table:table-cell office:value-type="float" office:value="1989">
            <text:p>1989</text:p>
          </table:table-cell>
          <table:table-cell office:value-type="float" office:value="18.96657">
            <text:p>18.96657</text:p>
          </table:table-cell>
          <table:table-cell office:value-type="float" office:value="0.7643972">
            <text:p>0.7643972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0 | <text:s text:c="5"/>19.35372 <text:s text:c="6"/>.7682016</text:p>
          </table:table-cell>
          <table:table-cell office:value-type="float" office:value="1990">
            <text:p>1990</text:p>
          </table:table-cell>
          <table:table-cell office:value-type="float" office:value="19.35372">
            <text:p>19.35372</text:p>
          </table:table-cell>
          <table:table-cell office:value-type="float" office:value="0.7682016">
            <text:p>0.7682016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1 | <text:s text:c="5"/>20.35762 <text:s text:c="6"/>.7721207</text:p>
          </table:table-cell>
          <table:table-cell office:value-type="float" office:value="1991">
            <text:p>1991</text:p>
          </table:table-cell>
          <table:table-cell office:value-type="float" office:value="20.35762">
            <text:p>20.35762</text:p>
          </table:table-cell>
          <table:table-cell office:value-type="float" office:value="0.7721207">
            <text:p>0.7721207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2 | <text:s text:c="5"/>20.89785 <text:s text:c="6"/>.8069173</text:p>
          </table:table-cell>
          <table:table-cell office:value-type="float" office:value="1992">
            <text:p>1992</text:p>
          </table:table-cell>
          <table:table-cell office:value-type="float" office:value="20.89785">
            <text:p>20.89785</text:p>
          </table:table-cell>
          <table:table-cell office:value-type="float" office:value="0.8069173">
            <text:p>0.8069173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3 | <text:s text:c="5"/>20.89229 <text:s text:c="6"/>.8041564</text:p>
          </table:table-cell>
          <table:table-cell office:value-type="float" office:value="1993">
            <text:p>1993</text:p>
          </table:table-cell>
          <table:table-cell office:value-type="float" office:value="20.89229">
            <text:p>20.89229</text:p>
          </table:table-cell>
          <table:table-cell office:value-type="float" office:value="0.8041564">
            <text:p>0.8041564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4 | <text:s text:c="5"/>21.04238 <text:s text:c="6"/>.8084057</text:p>
          </table:table-cell>
          <table:table-cell office:value-type="float" office:value="1994">
            <text:p>1994</text:p>
          </table:table-cell>
          <table:table-cell office:value-type="float" office:value="21.04238">
            <text:p>21.04238</text:p>
          </table:table-cell>
          <table:table-cell office:value-type="float" office:value="0.8084057">
            <text:p>0.8084057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5 | <text:s text:c="5"/>22.54008 <text:s text:c="6"/>.8206913</text:p>
          </table:table-cell>
          <table:table-cell office:value-type="float" office:value="1995">
            <text:p>1995</text:p>
          </table:table-cell>
          <table:table-cell office:value-type="float" office:value="22.54008">
            <text:p>22.54008</text:p>
          </table:table-cell>
          <table:table-cell office:value-type="float" office:value="0.8206913">
            <text:p>0.8206913</text:p>
          </table:table-cell>
          <table:table-cell table:number-columns-repeated="1020"/>
        </table:table-row>
        <table:table-row table:style-name="ro1">
          <table:table-cell office:value-type="string">
            <text:p><text:s text:c="5"/>1996 | <text:s text:c="6"/>23.0328 <text:s text:c="6"/>.8261995</text:p>
          </table:table-cell>
          <table:table-cell office:value-type="float" office:value="1996">
            <text:p>1996</text:p>
          </table:table-cell>
          <table:table-cell office:value-type="float" office:value="23.0328">
            <text:p>23.0328</text:p>
          </table:table-cell>
          <table:table-cell office:value-type="float" office:value="0.8261995">
            <text:p>0.8261995</text:p>
          </table:table-cell>
          <table:table-cell table:number-columns-repeated="1020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 for component cities in 1996</text:p>
          </table:table-cell>
          <table:table-cell table:number-columns-repeated="1023"/>
        </table:table-row>
        <table:table-row table:style-name="ro1">
          <table:table-cell office:value-type="string">
            <text:p>(figures per 100,000 women ages 15 &amp; older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table CITYCODE if YEAR==1996, c(mean BEDSADJ mean HOTLADJ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CODE FOR EACH <text:s/>|</text:p>
          </table:table-cell>
          <table:table-cell table:number-columns-repeated="1023"/>
        </table:table-row>
        <table:table-row table:style-name="ro1">
          <table:table-cell office:value-type="string">
            <text:p>CITY <text:s text:c="10"/>| mean(BEDSADJ) <text:s/>mean(HOTLADJ)</text:p>
          </table:table-cell>
          <table:table-cell table:number-columns-repeated="1023"/>
        </table:table-row>
        <table:table-row table:style-name="ro1">
          <table:table-cell office:value-type="string">
            <text:p>---------------+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lbuquerque | <text:s text:c="6"/>58.2276 <text:s text:c="8"/>1.1646</text:p>
          </table:table-cell>
          <table:table-cell table:number-columns-repeated="2"/>
          <table:table-cell office:value-type="float" office:value="58.2276">
            <text:p>58.2276</text:p>
          </table:table-cell>
          <table:table-cell office:value-type="float" office:value="1.1646">
            <text:p>1.1646</text:p>
          </table:table-cell>
          <table:table-cell table:number-columns-repeated="1019"/>
        </table:table-row>
        <table:table-row table:style-name="ro1">
          <table:table-cell office:value-type="string">
            <text:p><text:s text:c="7"/>Atlanta | <text:s text:c="6"/>45.7558 <text:s text:c="9"/>1.271</text:p>
          </table:table-cell>
          <table:table-cell table:number-columns-repeated="2"/>
          <table:table-cell office:value-type="float" office:value="45.7558">
            <text:p>45.7558</text:p>
          </table:table-cell>
          <table:table-cell office:value-type="float" office:value="1.271">
            <text:p>1.271</text:p>
          </table:table-cell>
          <table:table-cell table:number-columns-repeated="1019"/>
        </table:table-row>
        <table:table-row table:style-name="ro1">
          <table:table-cell office:value-type="string">
            <text:p><text:s text:c="8"/>Austin | <text:s text:c="6"/>25.3816 <text:s text:c="9"/>.4615</text:p>
          </table:table-cell>
          <table:table-cell table:number-columns-repeated="2"/>
          <table:table-cell office:value-type="float" office:value="25.3816">
            <text:p>25.3816</text:p>
          </table:table-cell>
          <table:table-cell office:value-type="float" office:value="0.4615">
            <text:p>0.4615</text:p>
          </table:table-cell>
          <table:table-cell table:number-columns-repeated="1019"/>
        </table:table-row>
        <table:table-row table:style-name="ro1">
          <table:table-cell office:value-type="string">
            <text:p><text:s text:c="5"/>Baltimore | <text:s text:c="6"/>11.5217 <text:s text:c="9"/>.6584</text:p>
          </table:table-cell>
          <table:table-cell table:number-columns-repeated="2"/>
          <table:table-cell office:value-type="float" office:value="11.5217">
            <text:p>11.5217</text:p>
          </table:table-cell>
          <table:table-cell office:value-type="float" office:value="0.6584">
            <text:p>0.6584</text:p>
          </table:table-cell>
          <table:table-cell table:number-columns-repeated="1019"/>
        </table:table-row>
        <table:table-row table:style-name="ro1">
          <table:table-cell office:value-type="string">
            <text:p><text:s text:c="8"/>Boston | <text:s text:c="6"/>44.9159 <text:s text:c="9"/>.7811</text:p>
          </table:table-cell>
          <table:table-cell table:number-columns-repeated="2"/>
          <table:table-cell office:value-type="float" office:value="44.9159">
            <text:p>44.9159</text:p>
          </table:table-cell>
          <table:table-cell office:value-type="float" office:value="0.7811">
            <text:p>0.7811</text:p>
          </table:table-cell>
          <table:table-cell table:number-columns-repeated="1019"/>
        </table:table-row>
        <table:table-row table:style-name="ro1">
          <table:table-cell office:value-type="string">
            <text:p><text:s text:c="7"/>Buffalo | <text:s text:c="6"/>54.0435 <text:s text:c="8"/>1.5012</text:p>
          </table:table-cell>
          <table:table-cell table:number-columns-repeated="2"/>
          <table:table-cell office:value-type="float" office:value="54.0435">
            <text:p>54.0435</text:p>
          </table:table-cell>
          <table:table-cell office:value-type="float" office:value="1.5012">
            <text:p>1.501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Charlotte | <text:s text:c="12"/>0 <text:s text:c="8"/>1.048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0488">
            <text:p>1.0488</text:p>
          </table:table-cell>
          <table:table-cell table:number-columns-repeated="1019"/>
        </table:table-row>
        <table:table-row table:style-name="ro1">
          <table:table-cell office:value-type="string">
            <text:p><text:s text:c="7"/>Chicago | <text:s text:c="6"/>15.6783 <text:s text:c="9"/>.5438</text:p>
          </table:table-cell>
          <table:table-cell table:number-columns-repeated="2"/>
          <table:table-cell office:value-type="float" office:value="15.6783">
            <text:p>15.6783</text:p>
          </table:table-cell>
          <table:table-cell office:value-type="float" office:value="0.5438">
            <text:p>0.5438</text:p>
          </table:table-cell>
          <table:table-cell table:number-columns-repeated="1019"/>
        </table:table-row>
        <table:table-row table:style-name="ro1">
          <table:table-cell office:value-type="string">
            <text:p><text:s text:c="4"/>Cincinnati | <text:s text:c="6"/>13.4897 <text:s text:c="9"/>1.349</text:p>
          </table:table-cell>
          <table:table-cell table:number-columns-repeated="2"/>
          <table:table-cell office:value-type="float" office:value="13.4897">
            <text:p>13.4897</text:p>
          </table:table-cell>
          <table:table-cell office:value-type="float" office:value="1.349">
            <text:p>1.349</text:p>
          </table:table-cell>
          <table:table-cell table:number-columns-repeated="1019"/>
        </table:table-row>
        <table:table-row table:style-name="ro1">
          <table:table-cell office:value-type="string">
            <text:p><text:s text:c="5"/>Cleveland | <text:s text:c="6"/>22.7696 <text:s text:c="9"/>.5175</text:p>
          </table:table-cell>
          <table:table-cell table:number-columns-repeated="2"/>
          <table:table-cell office:value-type="float" office:value="22.7696">
            <text:p>22.7696</text:p>
          </table:table-cell>
          <table:table-cell office:value-type="float" office:value="0.5175">
            <text:p>0.5175</text:p>
          </table:table-cell>
          <table:table-cell table:number-columns-repeated="1019"/>
        </table:table-row>
        <table:table-row table:style-name="ro1">
          <table:table-cell office:value-type="string">
            <text:p><text:s text:c="6"/>Columbus | <text:s text:c="7"/>12.038 <text:s text:c="9"/>.3541</text:p>
          </table:table-cell>
          <table:table-cell table:number-columns-repeated="2"/>
          <table:table-cell office:value-type="float" office:value="12.038">
            <text:p>12.038</text:p>
          </table:table-cell>
          <table:table-cell office:value-type="float" office:value="0.3541">
            <text:p>0.3541</text:p>
          </table:table-cell>
          <table:table-cell table:number-columns-repeated="1019"/>
        </table:table-row>
        <table:table-row table:style-name="ro1">
          <table:table-cell office:value-type="string">
            <text:p><text:s text:c="8"/>Dallas | <text:s text:c="6"/>21.2798 <text:s text:c="9"/>.7015</text:p>
          </table:table-cell>
          <table:table-cell table:number-columns-repeated="2"/>
          <table:table-cell office:value-type="float" office:value="21.2798">
            <text:p>21.2798</text:p>
          </table:table-cell>
          <table:table-cell office:value-type="float" office:value="0.7015">
            <text:p>0.7015</text:p>
          </table:table-cell>
          <table:table-cell table:number-columns-repeated="1019"/>
        </table:table-row>
        <table:table-row table:style-name="ro1">
          <table:table-cell office:value-type="string">
            <text:p><text:s text:c="8"/>Denver | <text:s text:c="6"/>63.4672 <text:s text:c="8"/>2.6445</text:p>
          </table:table-cell>
          <table:table-cell table:number-columns-repeated="2"/>
          <table:table-cell office:value-type="float" office:value="63.4672">
            <text:p>63.4672</text:p>
          </table:table-cell>
          <table:table-cell office:value-type="float" office:value="2.6445">
            <text:p>2.6445</text:p>
          </table:table-cell>
          <table:table-cell table:number-columns-repeated="1019"/>
        </table:table-row>
        <table:table-row table:style-name="ro1">
          <table:table-cell office:value-type="string">
            <text:p><text:s text:c="7"/>Detroit | <text:s text:c="7"/>28.019 <text:s text:c="9"/>.5094</text:p>
          </table:table-cell>
          <table:table-cell table:number-columns-repeated="2"/>
          <table:table-cell office:value-type="float" office:value="28.019">
            <text:p>28.019</text:p>
          </table:table-cell>
          <table:table-cell office:value-type="float" office:value="0.5094">
            <text:p>0.5094</text:p>
          </table:table-cell>
          <table:table-cell table:number-columns-repeated="1019"/>
        </table:table-row>
        <table:table-row table:style-name="ro1">
          <table:table-cell office:value-type="string">
            <text:p><text:s text:c="7"/>El Paso | <text:s text:c="6"/>18.0435 <text:s text:c="9"/>.4401</text:p>
          </table:table-cell>
          <table:table-cell table:number-columns-repeated="2"/>
          <table:table-cell office:value-type="float" office:value="18.0435">
            <text:p>18.0435</text:p>
          </table:table-cell>
          <table:table-cell office:value-type="float" office:value="0.4401">
            <text:p>0.4401</text:p>
          </table:table-cell>
          <table:table-cell table:number-columns-repeated="1019"/>
        </table:table-row>
        <table:table-row table:style-name="ro1">
          <table:table-cell office:value-type="string">
            <text:p><text:s text:c="8"/>Fresno | <text:s text:c="6"/>41.3152 <text:s text:c="9"/>.6166</text:p>
          </table:table-cell>
          <table:table-cell table:number-columns-repeated="2"/>
          <table:table-cell office:value-type="float" office:value="41.3152">
            <text:p>41.3152</text:p>
          </table:table-cell>
          <table:table-cell office:value-type="float" office:value="0.6166">
            <text:p>0.6166</text:p>
          </table:table-cell>
          <table:table-cell table:number-columns-repeated="1019"/>
        </table:table-row>
        <table:table-row table:style-name="ro1">
          <table:table-cell office:value-type="string">
            <text:p><text:s text:c="4"/>Fort Worth | <text:s text:c="7"/>34.326 <text:s text:c="9"/>.5281</text:p>
          </table:table-cell>
          <table:table-cell table:number-columns-repeated="2"/>
          <table:table-cell office:value-type="float" office:value="34.326">
            <text:p>34.326</text:p>
          </table:table-cell>
          <table:table-cell office:value-type="float" office:value="0.5281">
            <text:p>0.5281</text:p>
          </table:table-cell>
          <table:table-cell table:number-columns-repeated="1019"/>
        </table:table-row>
        <table:table-row table:style-name="ro1">
          <table:table-cell office:value-type="string">
            <text:p><text:s text:c="6"/>Honolulu | <text:s text:c="6"/>25.1253 <text:s text:c="8"/>1.8844</text:p>
          </table:table-cell>
          <table:table-cell table:number-columns-repeated="2"/>
          <table:table-cell office:value-type="float" office:value="25.1253">
            <text:p>25.1253</text:p>
          </table:table-cell>
          <table:table-cell office:value-type="float" office:value="1.8844">
            <text:p>1.8844</text:p>
          </table:table-cell>
          <table:table-cell table:number-columns-repeated="1019"/>
        </table:table-row>
        <table:table-row table:style-name="ro1">
          <table:table-cell office:value-type="string">
            <text:p><text:s text:c="7"/>Houston | <text:s text:c="7"/>6.8899 <text:s text:c="9"/>.4593</text:p>
          </table:table-cell>
          <table:table-cell table:number-columns-repeated="2"/>
          <table:table-cell office:value-type="float" office:value="6.8899">
            <text:p>6.8899</text:p>
          </table:table-cell>
          <table:table-cell office:value-type="float" office:value="0.4593">
            <text:p>0.4593</text:p>
          </table:table-cell>
          <table:table-cell table:number-columns-repeated="1019"/>
        </table:table-row>
        <table:table-row table:style-name="ro1">
          <table:table-cell office:value-type="string">
            <text:p><text:s text:c="2"/>Indianapolis | <text:s text:c="6"/>42.2733 <text:s text:c="9"/>.9464</text:p>
          </table:table-cell>
          <table:table-cell table:number-columns-repeated="2"/>
          <table:table-cell office:value-type="float" office:value="42.2733">
            <text:p>42.2733</text:p>
          </table:table-cell>
          <table:table-cell office:value-type="float" office:value="0.9464">
            <text:p>0.9464</text:p>
          </table:table-cell>
          <table:table-cell table:number-columns-repeated="1019"/>
        </table:table-row>
        <table:table-row table:style-name="ro1">
          <table:table-cell office:value-type="string">
            <text:p><text:s text:c="2"/>Jacksonville | <text:s text:c="6"/>12.5844 <text:s text:c="9"/>.3596</text:p>
          </table:table-cell>
          <table:table-cell table:number-columns-repeated="2"/>
          <table:table-cell office:value-type="float" office:value="12.5844">
            <text:p>12.5844</text:p>
          </table:table-cell>
          <table:table-cell office:value-type="float" office:value="0.3596">
            <text:p>0.3596</text:p>
          </table:table-cell>
          <table:table-cell table:number-columns-repeated="1019"/>
        </table:table-row>
        <table:table-row table:style-name="ro1">
          <table:table-cell office:value-type="string">
            <text:p><text:s text:c="3"/>Kansas City | <text:s text:c="6"/>62.8032 <text:s text:c="8"/>1.6673</text:p>
          </table:table-cell>
          <table:table-cell table:number-columns-repeated="2"/>
          <table:table-cell office:value-type="float" office:value="62.8032">
            <text:p>62.8032</text:p>
          </table:table-cell>
          <table:table-cell office:value-type="float" office:value="1.6673">
            <text:p>1.6673</text:p>
          </table:table-cell>
          <table:table-cell table:number-columns-repeated="1019"/>
        </table:table-row>
        <table:table-row table:style-name="ro1">
          <table:table-cell office:value-type="string">
            <text:p><text:s text:c="4"/>Long Beach | <text:s text:c="6"/>15.4205 <text:s text:c="9"/>.5711</text:p>
          </table:table-cell>
          <table:table-cell table:number-columns-repeated="2"/>
          <table:table-cell office:value-type="float" office:value="15.4205">
            <text:p>15.4205</text:p>
          </table:table-cell>
          <table:table-cell office:value-type="float" office:value="0.5711">
            <text:p>0.5711</text:p>
          </table:table-cell>
          <table:table-cell table:number-columns-repeated="1019"/>
        </table:table-row>
        <table:table-row table:style-name="ro1">
          <table:table-cell office:value-type="string">
            <text:p><text:s text:c="3"/>Los Angeles | <text:s text:c="7"/>6.0332 <text:s text:c="9"/>.2712</text:p>
          </table:table-cell>
          <table:table-cell table:number-columns-repeated="2"/>
          <table:table-cell office:value-type="float" office:value="6.0332">
            <text:p>6.0332</text:p>
          </table:table-cell>
          <table:table-cell office:value-type="float" office:value="0.2712">
            <text:p>0.2712</text:p>
          </table:table-cell>
          <table:table-cell table:number-columns-repeated="1019"/>
        </table:table-row>
        <table:table-row table:style-name="ro1">
          <table:table-cell office:value-type="string">
            <text:p><text:s text:c="7"/>Memphis | <text:s text:c="6"/>15.1291 <text:s text:c="9"/>.3981</text:p>
          </table:table-cell>
          <table:table-cell table:number-columns-repeated="2"/>
          <table:table-cell office:value-type="float" office:value="15.1291">
            <text:p>15.1291</text:p>
          </table:table-cell>
          <table:table-cell office:value-type="float" office:value="0.3981">
            <text:p>0.3981</text:p>
          </table:table-cell>
          <table:table-cell table:number-columns-repeated="1019"/>
        </table:table-row>
        <table:table-row table:style-name="ro1">
          <table:table-cell office:value-type="string">
            <text:p><text:s text:c="9"/>Miami | <text:s text:c="6"/>54.3635 <text:s text:c="9"/>.6712</text:p>
          </table:table-cell>
          <table:table-cell table:number-columns-repeated="2"/>
          <table:table-cell office:value-type="float" office:value="54.3635">
            <text:p>54.3635</text:p>
          </table:table-cell>
          <table:table-cell office:value-type="float" office:value="0.6712">
            <text:p>0.6712</text:p>
          </table:table-cell>
          <table:table-cell table:number-columns-repeated="1019"/>
        </table:table-row>
        <table:table-row table:style-name="ro1">
          <table:table-cell office:value-type="string">
            <text:p><text:s text:c="5"/>Milwaukee | <text:s text:c="6"/>22.8183 <text:s text:c="8"/>1.1803</text:p>
          </table:table-cell>
          <table:table-cell table:number-columns-repeated="2"/>
          <table:table-cell office:value-type="float" office:value="22.8183">
            <text:p>22.8183</text:p>
          </table:table-cell>
          <table:table-cell office:value-type="float" office:value="1.1803">
            <text:p>1.1803</text:p>
          </table:table-cell>
          <table:table-cell table:number-columns-repeated="1019"/>
        </table:table-row>
        <table:table-row table:style-name="ro1">
          <table:table-cell office:value-type="string">
            <text:p><text:s text:c="3"/>Minneapolis | <text:s text:c="7"/>33.045 <text:s text:c="8"/>1.9827</text:p>
          </table:table-cell>
          <table:table-cell table:number-columns-repeated="2"/>
          <table:table-cell office:value-type="float" office:value="33.045">
            <text:p>33.045</text:p>
          </table:table-cell>
          <table:table-cell office:value-type="float" office:value="1.9827">
            <text:p>1.9827</text:p>
          </table:table-cell>
          <table:table-cell table:number-columns-repeated="1019"/>
        </table:table-row>
        <table:table-row table:style-name="ro1">
          <table:table-cell office:value-type="string">
            <text:p><text:s text:c="5"/>Nashville | <text:s text:c="6"/>14.5823 <text:s text:c="9"/>.9114</text:p>
          </table:table-cell>
          <table:table-cell table:number-columns-repeated="2"/>
          <table:table-cell office:value-type="float" office:value="14.5823">
            <text:p>14.5823</text:p>
          </table:table-cell>
          <table:table-cell office:value-type="float" office:value="0.9114">
            <text:p>0.9114</text:p>
          </table:table-cell>
          <table:table-cell table:number-columns-repeated="1019"/>
        </table:table-row>
        <table:table-row table:style-name="ro1">
          <table:table-cell office:value-type="string">
            <text:p><text:s text:c="3"/>New Orleans | <text:s text:c="6"/>20.3478 <text:s text:c="8"/>1.5261</text:p>
          </table:table-cell>
          <table:table-cell table:number-columns-repeated="2"/>
          <table:table-cell office:value-type="float" office:value="20.3478">
            <text:p>20.3478</text:p>
          </table:table-cell>
          <table:table-cell office:value-type="float" office:value="1.5261">
            <text:p>1.5261</text:p>
          </table:table-cell>
          <table:table-cell table:number-columns-repeated="1019"/>
        </table:table-row>
        <table:table-row table:style-name="ro1">
          <table:table-cell office:value-type="string">
            <text:p><text:s text:c="6"/>New York | <text:s text:c="28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Oakland | <text:s text:c="7"/>12.349 <text:s text:c="9"/>.6174</text:p>
          </table:table-cell>
          <table:table-cell table:number-columns-repeated="2"/>
          <table:table-cell office:value-type="float" office:value="12.349">
            <text:p>12.349</text:p>
          </table:table-cell>
          <table:table-cell office:value-type="float" office:value="0.6174">
            <text:p>0.6174</text:p>
          </table:table-cell>
          <table:table-cell table:number-columns-repeated="1019"/>
        </table:table-row>
        <table:table-row table:style-name="ro1">
          <table:table-cell office:value-type="string">
            <text:p><text:s/>Oklahoma City | <text:s text:c="6"/>31.3141 <text:s text:c="9"/>.5219</text:p>
          </table:table-cell>
          <table:table-cell table:number-columns-repeated="2"/>
          <table:table-cell office:value-type="float" office:value="31.3141">
            <text:p>31.3141</text:p>
          </table:table-cell>
          <table:table-cell office:value-type="float" office:value="0.5219">
            <text:p>0.5219</text:p>
          </table:table-cell>
          <table:table-cell table:number-columns-repeated="1019"/>
        </table:table-row>
        <table:table-row table:style-name="ro1">
          <table:table-cell office:value-type="string">
            <text:p><text:s text:c="9"/>Omaha | <text:s text:c="6"/>18.5645 <text:s text:c="8"/>1.3751</text:p>
          </table:table-cell>
          <table:table-cell table:number-columns-repeated="2"/>
          <table:table-cell office:value-type="float" office:value="18.5645">
            <text:p>18.5645</text:p>
          </table:table-cell>
          <table:table-cell office:value-type="float" office:value="1.3751">
            <text:p>1.3751</text:p>
          </table:table-cell>
          <table:table-cell table:number-columns-repeated="1019"/>
        </table:table-row>
        <table:table-row table:style-name="ro1">
          <table:table-cell office:value-type="string">
            <text:p><text:s text:c="2"/>Philadelphia | <text:s text:c="12"/>0 <text:s text:c="9"/>.300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3004">
            <text:p>0.3004</text:p>
          </table:table-cell>
          <table:table-cell table:number-columns-repeated="1019"/>
        </table:table-row>
        <table:table-row table:style-name="ro1">
          <table:table-cell office:value-type="string">
            <text:p><text:s text:c="7"/>Phoenix | <text:s text:c="6"/>27.4099 <text:s text:c="9"/>.6969</text:p>
          </table:table-cell>
          <table:table-cell table:number-columns-repeated="2"/>
          <table:table-cell office:value-type="float" office:value="27.4099">
            <text:p>27.4099</text:p>
          </table:table-cell>
          <table:table-cell office:value-type="float" office:value="0.6969">
            <text:p>0.6969</text:p>
          </table:table-cell>
          <table:table-cell table:number-columns-repeated="1019"/>
        </table:table-row>
        <table:table-row table:style-name="ro1">
          <table:table-cell office:value-type="string">
            <text:p><text:s text:c="4"/>Pittsburgh | <text:s text:c="6"/>23.5988 <text:s text:c="9"/>1.311</text:p>
          </table:table-cell>
          <table:table-cell table:number-columns-repeated="2"/>
          <table:table-cell office:value-type="float" office:value="23.5988">
            <text:p>23.5988</text:p>
          </table:table-cell>
          <table:table-cell office:value-type="float" office:value="1.311">
            <text:p>1.311</text:p>
          </table:table-cell>
          <table:table-cell table:number-columns-repeated="1019"/>
        </table:table-row>
        <table:table-row table:style-name="ro1">
          <table:table-cell office:value-type="string">
            <text:p><text:s text:c="6"/>Portland | <text:s text:c="6"/>54.8306 <text:s text:c="8"/>2.4923</text:p>
          </table:table-cell>
          <table:table-cell table:number-columns-repeated="2"/>
          <table:table-cell office:value-type="float" office:value="54.8306">
            <text:p>54.8306</text:p>
          </table:table-cell>
          <table:table-cell office:value-type="float" office:value="2.4923">
            <text:p>2.4923</text:p>
          </table:table-cell>
          <table:table-cell table:number-columns-repeated="1019"/>
        </table:table-row>
        <table:table-row table:style-name="ro1">
          <table:table-cell office:value-type="string">
            <text:p><text:s text:c="4"/>Sacramento | <text:s text:c="6"/>20.5211 <text:s text:c="9"/>.5863</text:p>
          </table:table-cell>
          <table:table-cell table:number-columns-repeated="2"/>
          <table:table-cell office:value-type="float" office:value="20.5211">
            <text:p>20.5211</text:p>
          </table:table-cell>
          <table:table-cell office:value-type="float" office:value="0.5863">
            <text:p>0.5863</text:p>
          </table:table-cell>
          <table:table-cell table:number-columns-repeated="1019"/>
        </table:table-row>
        <table:table-row table:style-name="ro1">
          <table:table-cell office:value-type="string">
            <text:p><text:s text:c="3"/>San Antonio | <text:s text:c="6"/>15.7693 <text:s text:c="9"/>.2426</text:p>
          </table:table-cell>
          <table:table-cell table:number-columns-repeated="2"/>
          <table:table-cell office:value-type="float" office:value="15.7693">
            <text:p>15.7693</text:p>
          </table:table-cell>
          <table:table-cell office:value-type="float" office:value="0.2426">
            <text:p>0.2426</text:p>
          </table:table-cell>
          <table:table-cell table:number-columns-repeated="1019"/>
        </table:table-row>
        <table:table-row table:style-name="ro1">
          <table:table-cell office:value-type="string">
            <text:p><text:s text:c="5"/>San Diego | <text:s text:c="6"/>35.1074 <text:s text:c="8"/>1.2106</text:p>
          </table:table-cell>
          <table:table-cell table:number-columns-repeated="2"/>
          <table:table-cell office:value-type="float" office:value="35.1074">
            <text:p>35.1074</text:p>
          </table:table-cell>
          <table:table-cell office:value-type="float" office:value="1.2106">
            <text:p>1.2106</text:p>
          </table:table-cell>
          <table:table-cell table:number-columns-repeated="1019"/>
        </table:table-row>
        <table:table-row table:style-name="ro1">
          <table:table-cell office:value-type="string">
            <text:p><text:s/>San Francisco | <text:s text:c="6"/>22.5075 <text:s text:c="8"/>1.8499</text:p>
          </table:table-cell>
          <table:table-cell table:number-columns-repeated="2"/>
          <table:table-cell office:value-type="float" office:value="22.5075">
            <text:p>22.5075</text:p>
          </table:table-cell>
          <table:table-cell office:value-type="float" office:value="1.8499">
            <text:p>1.8499</text:p>
          </table:table-cell>
          <table:table-cell table:number-columns-repeated="1019"/>
        </table:table-row>
        <table:table-row table:style-name="ro1">
          <table:table-cell office:value-type="string">
            <text:p><text:s text:c="6"/>San Jose | <text:s text:c="7"/>5.6921 <text:s text:c="9"/>.2996</text:p>
          </table:table-cell>
          <table:table-cell table:number-columns-repeated="2"/>
          <table:table-cell office:value-type="float" office:value="5.6921">
            <text:p>5.6921</text:p>
          </table:table-cell>
          <table:table-cell office:value-type="float" office:value="0.2996">
            <text:p>0.2996</text:p>
          </table:table-cell>
          <table:table-cell table:number-columns-repeated="1019"/>
        </table:table-row>
        <table:table-row table:style-name="ro1">
          <table:table-cell office:value-type="string">
            <text:p><text:s text:c="7"/>Seattle | <text:s text:c="6"/>63.3296 <text:s text:c="8"/>1.7116</text:p>
          </table:table-cell>
          <table:table-cell table:number-columns-repeated="2"/>
          <table:table-cell office:value-type="float" office:value="63.3296">
            <text:p>63.3296</text:p>
          </table:table-cell>
          <table:table-cell office:value-type="float" office:value="1.7116">
            <text:p>1.7116</text:p>
          </table:table-cell>
          <table:table-cell table:number-columns-repeated="1019"/>
        </table:table-row>
        <table:table-row table:style-name="ro1">
          <table:table-cell office:value-type="string">
            <text:p><text:s text:c="6"/>St Louis | <text:s text:c="6"/>64.5009 <text:s text:c="8"/>3.1931</text:p>
          </table:table-cell>
          <table:table-cell table:number-columns-repeated="2"/>
          <table:table-cell office:value-type="float" office:value="64.5009">
            <text:p>64.5009</text:p>
          </table:table-cell>
          <table:table-cell office:value-type="float" office:value="3.1931">
            <text:p>3.1931</text:p>
          </table:table-cell>
          <table:table-cell table:number-columns-repeated="1019"/>
        </table:table-row>
        <table:table-row table:style-name="ro1">
          <table:table-cell office:value-type="string">
            <text:p><text:s text:c="8"/>Toledo | <text:s text:c="6"/>19.3462 <text:s text:c="9"/>.7441</text:p>
          </table:table-cell>
          <table:table-cell table:number-columns-repeated="2"/>
          <table:table-cell office:value-type="float" office:value="19.3462">
            <text:p>19.3462</text:p>
          </table:table-cell>
          <table:table-cell office:value-type="float" office:value="0.7441">
            <text:p>0.7441</text:p>
          </table:table-cell>
          <table:table-cell table:number-columns-repeated="1019"/>
        </table:table-row>
        <table:table-row table:style-name="ro1">
          <table:table-cell office:value-type="string">
            <text:p><text:s text:c="8"/>Tucson | <text:s text:c="6"/>54.0012 <text:s text:c="10"/>1.08</text:p>
          </table:table-cell>
          <table:table-cell table:number-columns-repeated="2"/>
          <table:table-cell office:value-type="float" office:value="54.0012">
            <text:p>54.0012</text:p>
          </table:table-cell>
          <table:table-cell office:value-type="float" office:value="1.08">
            <text:p>1.08</text:p>
          </table:table-cell>
          <table:table-cell table:number-columns-repeated="1019"/>
        </table:table-row>
        <table:table-row table:style-name="ro1">
          <table:table-cell office:value-type="string">
            <text:p><text:s text:c="9"/>Tulsa | <text:s text:c="6"/>35.7802 <text:s text:c="9"/>.6389</text:p>
          </table:table-cell>
          <table:table-cell table:number-columns-repeated="2"/>
          <table:table-cell office:value-type="float" office:value="35.7802">
            <text:p>35.7802</text:p>
          </table:table-cell>
          <table:table-cell office:value-type="float" office:value="0.6389">
            <text:p>0.6389</text:p>
          </table:table-cell>
          <table:table-cell table:number-columns-repeated="1019"/>
        </table:table-row>
        <table:table-row table:style-name="ro1">
          <table:table-cell office:value-type="string">
            <text:p>Virginia Beach | <text:s text:c="6"/>32.6873 <text:s text:c="8"/>1.1271</text:p>
          </table:table-cell>
          <table:table-cell table:number-columns-repeated="2"/>
          <table:table-cell office:value-type="float" office:value="32.6873">
            <text:p>32.6873</text:p>
          </table:table-cell>
          <table:table-cell office:value-type="float" office:value="1.1271">
            <text:p>1.1271</text:p>
          </table:table-cell>
          <table:table-cell table:number-columns-repeated="1019"/>
        </table:table-row>
        <table:table-row table:style-name="ro1">
          <table:table-cell office:value-type="string">
            <text:p><text:s text:c="4"/>Washington | <text:s text:c="6"/>38.6113 <text:s text:c="8"/>1.1138</text:p>
          </table:table-cell>
          <table:table-cell table:number-columns-repeated="2"/>
          <table:table-cell office:value-type="float" office:value="38.6113">
            <text:p>38.6113</text:p>
          </table:table-cell>
          <table:table-cell office:value-type="float" office:value="1.1138">
            <text:p>1.1138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unweighted average</text:p>
          </table:table-cell>
          <table:table-cell/>
          <table:table-cell table:formula="of:=AVERAGE([.D90:.D139])" office:value-type="float" office:value="28.9308">
            <text:p>28.9308</text:p>
          </table:table-cell>
          <table:table-cell table:formula="of:=AVERAGE([.E90:.E139])" office:value-type="float" office:value="1.00067142857143">
            <text:p>1.0006714286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tion 1990" table:style-name="ta5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 table:number-columns-spanned="4" table:number-rows-spanned="1">
            <text:p>Comparison of population data on largest cities in the U.S. in 1990</text:p>
          </table:table-cell>
          <table:covered-table-cell table:number-columns-repeated="3" table:style-name="ce2"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ble 22. <text:s/>Population of the 100 Largest Urban Places: <text:s/>1990</text:p>
          </table:table-cell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urce: <text:s/>U.S. Bureau of the Cens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nternet Release date: <text:s/>June 15, 199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--------------------------------------------------------------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6"/>| <text:s text:c="25"/>| <text:s text:c="9"/>| <text:s text:c="6"/>| <text:s/>Dens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6"/>| <text:s text:c="25"/>| <text:s text:c="9"/>| <text:s text:c="2"/>Land| (aver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6"/>| <text:s text:c="25"/>| <text:s text:c="9"/>| <text:s text:c="2"/>area| <text:s/>popula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6"/>| <text:s text:c="25"/>| <text:s text:c="9"/>| <text:s text:c="2"/>(sq.| tion per</text:p>
          </table:table-cell>
          <table:table-cell office:value-type="string">
            <text:p>Dugan ISPSR 25621 1990 population data are from FBI Supplemental Homicide Repor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3" table:number-rows-spanned="1">
            <text:p>Dugan ISPSR 25621</text:p>
          </table:table-cell>
          <table:covered-table-cell table:number-columns-repeated="2" table:style-name="ce6"/>
          <table:table-cell office:value-type="string">
            <text:p><text:s/>Rank | Place <text:s text:c="19"/>|Population| miles)|sq. mile)</text:p>
          </table:table-cell>
          <table:table-cell office:value-type="string">
            <text:p>Dugan 1990 pop data merged across all years for constant population weighting over years</text:p>
          </table:table-cell>
          <table:table-cell table:number-columns-repeated="1019"/>
        </table:table-row>
        <table:table-row table:style-name="ro1">
          <table:table-cell office:value-type="string">
            <text:p>CITYCODE</text:p>
          </table:table-cell>
          <table:table-cell office:value-type="string">
            <text:p>CITYCODE label</text:p>
          </table:table-cell>
          <table:table-cell office:value-type="string">
            <text:p>pop1990</text:p>
          </table:table-cell>
          <table:table-cell office:value-type="string">
            <text:p>--------------------------------------------------------------- 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York</text:p>
          </table:table-cell>
          <table:table-cell table:style-name="ce16" office:value-type="float" office:value="7322564">
            <text:p>7,322,564</text:p>
          </table:table-cell>
          <table:table-cell office:value-type="string">
            <text:p><text:s text:c="4"/>1 <text:s text:c="2"/>New York city, NY *...... <text:s/>7,322,564 <text:s text:c="2"/>308.9 <text:s text:c="3"/>23,705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os Angel</text:p>
          </table:table-cell>
          <table:table-cell table:style-name="ce16" office:value-type="float" office:value="3485398">
            <text:p>3,485,398</text:p>
          </table:table-cell>
          <table:table-cell office:value-type="string">
            <text:p><text:s text:c="4"/>2 <text:s text:c="2"/>Los Angeles city, CA..... <text:s/>3,485,398 <text:s text:c="2"/>469.3 <text:s text:c="4"/>7,427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icago</text:p>
          </table:table-cell>
          <table:table-cell table:style-name="ce16" office:value-type="float" office:value="2783726">
            <text:p>2,783,726</text:p>
          </table:table-cell>
          <table:table-cell office:value-type="string">
            <text:p><text:s text:c="4"/>3 <text:s text:c="2"/>Chicago city, IL......... <text:s/>2,783,726 <text:s text:c="2"/>227.2 <text:s text:c="3"/>12,252</text:p>
          </table:table-cell>
          <table:table-cell office:value-type="string">
            <text:p>U.S Bureau of Census data on largest cities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uston</text:p>
          </table:table-cell>
          <table:table-cell table:style-name="ce16" office:value-type="float" office:value="1630553">
            <text:p>1,630,553</text:p>
          </table:table-cell>
          <table:table-cell office:value-type="string">
            <text:p><text:s text:c="4"/>4 <text:s text:c="2"/>Houston city, TX......... <text:s/>1,630,553 <text:s text:c="2"/>539.9 <text:s text:c="4"/>3,020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hiladelp</text:p>
          </table:table-cell>
          <table:table-cell table:style-name="ce16" office:value-type="float" office:value="1585577">
            <text:p>1,585,577</text:p>
          </table:table-cell>
          <table:table-cell office:value-type="string">
            <text:p><text:s text:c="4"/>5 <text:s text:c="2"/>Philadelphia city, PA.... <text:s/>1,585,577 <text:s text:c="2"/>135.1 <text:s text:c="3"/>11,736</text:p>
          </table:table-cell>
          <table:table-cell office:value-type="string">
            <text:p>POPULATION OF THE 100 LARGEST CITIES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an Diego</text:p>
          </table:table-cell>
          <table:table-cell table:style-name="ce16" office:value-type="float" office:value="1110549">
            <text:p>1,110,549</text:p>
          </table:table-cell>
          <table:table-cell office:value-type="string">
            <text:p><text:s text:c="4"/>6 <text:s text:c="2"/>San Diego city, CA *..... <text:s/>1,110,549 <text:s text:c="2"/>324.0 <text:s text:c="4"/>3,428</text:p>
          </table:table-cell>
          <table:table-cell office:value-type="string">
            <text:p>AND OTHER URBAN PLACES IN THE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troit</text:p>
          </table:table-cell>
          <table:table-cell table:style-name="ce16" office:value-type="float" office:value="1027974">
            <text:p>1,027,974</text:p>
          </table:table-cell>
          <table:table-cell office:value-type="string">
            <text:p><text:s text:c="4"/>7 <text:s text:c="2"/>Detroit city, MI......... <text:s/>1,027,974 <text:s text:c="2"/>138.7 <text:s text:c="4"/>7,411</text:p>
          </table:table-cell>
          <table:table-cell office:value-type="string">
            <text:p>UNITED STATES: 1790 TO 199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hoenix</text:p>
          </table:table-cell>
          <table:table-cell table:style-name="ce16" office:value-type="float" office:value="983403">
            <text:p>983,403</text:p>
          </table:table-cell>
          <table:table-cell office:value-type="string">
            <text:p><text:s text:c="4"/>8 <text:s text:c="2"/>Dallas city, TX.......... <text:s/>1,006,877 <text:s text:c="2"/>342.4 <text:s text:c="4"/>2,941</text:p>
          </table:table-cell>
          <table:table-cell office:value-type="string">
            <text:p>Campbell Gibs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llas</text:p>
          </table:table-cell>
          <table:table-cell table:style-name="ce16" office:value-type="float" office:value="943857">
            <text:p>943,857</text:p>
          </table:table-cell>
          <table:table-cell office:value-type="string">
            <text:p><text:s text:c="4"/>9 <text:s text:c="2"/>Phoenix city, AZ *....... <text:s text:c="3"/>983,403 <text:s text:c="2"/>419.9 <text:s text:c="4"/>2,342</text:p>
          </table:table-cell>
          <table:table-cell office:value-type="string">
            <text:p>Population Division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n Anton</text:p>
          </table:table-cell>
          <table:table-cell table:style-name="ce16" office:value-type="float" office:value="935933">
            <text:p>935,933</text:p>
          </table:table-cell>
          <table:table-cell office:value-type="string">
            <text:p><text:s text:c="3"/>10 <text:s text:c="2"/>San Antonio city, TX..... <text:s text:c="3"/>935,933 <text:s text:c="2"/>333.0 <text:s text:c="4"/>2,811</text:p>
          </table:table-cell>
          <table:table-cell office:value-type="string">
            <text:p>U.S. Bureau of the Census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nolulu</text:p>
          </table:table-cell>
          <table:table-cell table:style-name="ce16" office:value-type="float" office:value="836231">
            <text:p>836,231</text:p>
          </table:table-cell>
          <table:table-cell office:value-type="string">
            <text:p><text:s text:c="3"/>11 <text:s text:c="2"/>San Jose city, CA........ <text:s text:c="3"/>782,248 <text:s text:c="2"/>171.3 <text:s text:c="4"/>4,567</text:p>
          </table:table-cell>
          <table:table-cell office:value-type="string">
            <text:p>Washington, D.C.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an Jose</text:p>
          </table:table-cell>
          <table:table-cell table:style-name="ce16" office:value-type="float" office:value="782248">
            <text:p>782,248</text:p>
          </table:table-cell>
          <table:table-cell office:value-type="string">
            <text:p><text:s text:c="3"/>12 <text:s text:c="2"/>Baltimore city, MD....... <text:s text:c="3"/>736,014 <text:s text:c="3"/>80.8 <text:s text:c="4"/>9,109</text:p>
          </table:table-cell>
          <table:table-cell office:value-type="string">
            <text:p>Population Division Working Paper No. 27 <text:s/>(June 1998)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ltimore</text:p>
          </table:table-cell>
          <table:table-cell table:style-name="ce16" office:value-type="float" office:value="736014">
            <text:p>736,014</text:p>
          </table:table-cell>
          <table:table-cell office:value-type="string">
            <text:p><text:s text:c="3"/>13 <text:s text:c="2"/>Indianapolis city, IN *.. <text:s text:c="3"/>731,327 <text:s text:c="2"/>361.7 <text:s text:c="4"/>2,022</text:p>
          </table:table-cell>
          <table:table-cell office:value-type="string">
            <text:p>http://www.census.gov/population/www/documentation/twps0027/twps0027.html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an Franc</text:p>
          </table:table-cell>
          <table:table-cell table:style-name="ce16" office:value-type="float" office:value="723959">
            <text:p>723,959</text:p>
          </table:table-cell>
          <table:table-cell office:value-type="string">
            <text:p><text:s text:c="3"/>14 <text:s text:c="2"/>San Francisco city, CA... <text:s text:c="3"/>723,959 <text:s text:c="3"/>46.7 <text:s text:c="3"/>15,502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acksonvi</text:p>
          </table:table-cell>
          <table:table-cell table:style-name="ce16" office:value-type="float" office:value="636680">
            <text:p>636,680</text:p>
          </table:table-cell>
          <table:table-cell office:value-type="string">
            <text:p><text:s text:c="3"/>15 <text:s text:c="2"/>Jacksonville city, FL *.. <text:s text:c="3"/>635,230 <text:s text:c="2"/>758.7 <text:s text:c="6"/>83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lumbus</text:p>
          </table:table-cell>
          <table:table-cell table:style-name="ce16" office:value-type="float" office:value="632910">
            <text:p>632,910</text:p>
          </table:table-cell>
          <table:table-cell office:value-type="string">
            <text:p><text:s text:c="3"/>16 <text:s text:c="2"/>Columbus city, OH........ <text:s text:c="3"/>632,910 <text:s text:c="2"/>190.9 <text:s text:c="4"/>3,315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ilwaukee</text:p>
          </table:table-cell>
          <table:table-cell table:style-name="ce16" office:value-type="float" office:value="628100">
            <text:p>628,100</text:p>
          </table:table-cell>
          <table:table-cell office:value-type="string">
            <text:p><text:s text:c="3"/>17 <text:s text:c="2"/>Milwaukee city, WI....... <text:s text:c="3"/>628,088 <text:s text:c="3"/>96.1 <text:s text:c="4"/>6,536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mphis</text:p>
          </table:table-cell>
          <table:table-cell table:style-name="ce16" office:value-type="float" office:value="610337">
            <text:p>610,337</text:p>
          </table:table-cell>
          <table:table-cell office:value-type="string">
            <text:p><text:s text:c="3"/>18 <text:s text:c="2"/>Memphis city, TN *....... <text:s text:c="3"/>610,337 <text:s text:c="2"/>256.0 <text:s text:c="4"/>2,384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ashingto</text:p>
          </table:table-cell>
          <table:table-cell table:style-name="ce16" office:value-type="float" office:value="606900">
            <text:p>606,900</text:p>
          </table:table-cell>
          <table:table-cell office:value-type="string">
            <text:p><text:s text:c="3"/>19 <text:s text:c="2"/>Washington city, DC...... <text:s text:c="3"/>606,900 <text:s text:c="3"/>61.4 <text:s text:c="4"/>9,884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ston</text:p>
          </table:table-cell>
          <table:table-cell table:style-name="ce16" office:value-type="float" office:value="574283">
            <text:p>574,283</text:p>
          </table:table-cell>
          <table:table-cell office:value-type="string">
            <text:p><text:s text:c="3"/>20 <text:s text:c="2"/>Boston city, MA.......... <text:s text:c="3"/>574,283 <text:s text:c="3"/>48.4 <text:s text:c="3"/>11,865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eattle</text:p>
          </table:table-cell>
          <table:table-cell table:style-name="ce16" office:value-type="float" office:value="516259">
            <text:p>516,259</text:p>
          </table:table-cell>
          <table:table-cell office:value-type="string">
            <text:p><text:s text:c="3"/>21 <text:s text:c="2"/>Seattle city, WA......... <text:s text:c="3"/>516,259 <text:s text:c="3"/>83.9 <text:s text:c="4"/>6,153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l Paso</text:p>
          </table:table-cell>
          <table:table-cell table:style-name="ce16" office:value-type="float" office:value="515342">
            <text:p>515,342</text:p>
          </table:table-cell>
          <table:table-cell office:value-type="string">
            <text:p><text:s text:c="3"/>22 <text:s text:c="2"/>El Paso city, TX *....... <text:s text:c="3"/>515,342 <text:s text:c="2"/>245.4 <text:s text:c="4"/>2,10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leveland</text:p>
          </table:table-cell>
          <table:table-cell table:style-name="ce16" office:value-type="float" office:value="505616">
            <text:p>505,616</text:p>
          </table:table-cell>
          <table:table-cell office:value-type="string">
            <text:p><text:s text:c="3"/>23 <text:s text:c="2"/>Cleveland city, OH....... <text:s text:c="3"/>505,616 <text:s text:c="3"/>77.0 <text:s text:c="4"/>6,566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ashville</text:p>
          </table:table-cell>
          <table:table-cell table:style-name="ce16" office:value-type="float" office:value="499565">
            <text:p>499,565</text:p>
          </table:table-cell>
          <table:table-cell office:value-type="string">
            <text:p><text:s text:c="3"/>24 <text:s text:c="2"/>New Orleans city, LA *... <text:s text:c="3"/>496,938 <text:s text:c="2"/>180.6 <text:s text:c="4"/>2,752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Orlea</text:p>
          </table:table-cell>
          <table:table-cell table:style-name="ce16" office:value-type="float" office:value="496938">
            <text:p>496,938</text:p>
          </table:table-cell>
          <table:table-cell office:value-type="string">
            <text:p><text:s text:c="3"/>25 <text:s text:c="2"/>Nashville-Davidson, TN *. <text:s text:c="3"/>488,374 <text:s text:c="2"/>473.3 <text:s text:c="4"/>1,032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dianapo</text:p>
          </table:table-cell>
          <table:table-cell table:style-name="ce16" office:value-type="float" office:value="483549">
            <text:p>483,549</text:p>
          </table:table-cell>
          <table:table-cell office:value-type="string">
            <text:p><text:s text:c="3"/>26 <text:s text:c="2"/>Denver city, CO *........ <text:s text:c="3"/>467,610 <text:s text:c="2"/>153.3 <text:s text:c="4"/>3,05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nver</text:p>
          </table:table-cell>
          <table:table-cell table:style-name="ce16" office:value-type="float" office:value="467610">
            <text:p>467,610</text:p>
          </table:table-cell>
          <table:table-cell office:value-type="string">
            <text:p><text:s text:c="3"/>27 <text:s text:c="2"/>Austin city, TX.......... <text:s text:c="3"/>465,622 <text:s text:c="2"/>217.8 <text:s text:c="4"/>2,138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stin</text:p>
          </table:table-cell>
          <table:table-cell table:style-name="ce16" office:value-type="float" office:value="465622">
            <text:p>465,622</text:p>
          </table:table-cell>
          <table:table-cell office:value-type="string">
            <text:p><text:s text:c="3"/>28 <text:s text:c="2"/>Fort Worth city, TX *.... <text:s text:c="3"/>447,619 <text:s text:c="2"/>281.1 <text:s text:c="4"/>1,592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ort Wort</text:p>
          </table:table-cell>
          <table:table-cell table:style-name="ce16" office:value-type="float" office:value="447619">
            <text:p>447,619</text:p>
          </table:table-cell>
          <table:table-cell office:value-type="string">
            <text:p><text:s text:c="3"/>29 <text:s text:c="2"/>Oklahoma City city, OK *. <text:s text:c="3"/>444,719 <text:s text:c="2"/>608.2 <text:s text:c="6"/>731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ortland</text:p>
          </table:table-cell>
          <table:table-cell table:style-name="ce16" office:value-type="float" office:value="436444">
            <text:p>436,444</text:p>
          </table:table-cell>
          <table:table-cell office:value-type="string">
            <text:p><text:s text:c="3"/>30 <text:s text:c="2"/>Portland city, OR........ <text:s text:c="3"/>437,319 <text:s text:c="2"/>124.7 <text:s text:c="4"/>3,507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ong Beac</text:p>
          </table:table-cell>
          <table:table-cell table:style-name="ce16" office:value-type="float" office:value="429433">
            <text:p>429,433</text:p>
          </table:table-cell>
          <table:table-cell office:value-type="string">
            <text:p><text:s text:c="3"/>31 <text:s text:c="2"/>Kansas City city, MO *... <text:s text:c="3"/>435,146 <text:s text:c="2"/>311.5 <text:s text:c="4"/>1,397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ucson</text:p>
          </table:table-cell>
          <table:table-cell table:style-name="ce16" office:value-type="float" office:value="405390">
            <text:p>405,390</text:p>
          </table:table-cell>
          <table:table-cell office:value-type="string">
            <text:p><text:s text:c="3"/>32 <text:s text:c="2"/>Long Beach city, CA...... <text:s text:c="3"/>429,433 <text:s text:c="3"/>50.0 <text:s text:c="4"/>8,589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t Louis</text:p>
          </table:table-cell>
          <table:table-cell table:style-name="ce16" office:value-type="float" office:value="396685">
            <text:p>396,685</text:p>
          </table:table-cell>
          <table:table-cell office:value-type="string">
            <text:p><text:s text:c="3"/>33 <text:s text:c="2"/>Tucson city, AZ *........ <text:s text:c="3"/>405,390 <text:s text:c="2"/>156.3 <text:s text:c="4"/>2,594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arlotte</text:p>
          </table:table-cell>
          <table:table-cell table:style-name="ce16" office:value-type="float" office:value="395934">
            <text:p>395,934</text:p>
          </table:table-cell>
          <table:table-cell office:value-type="string">
            <text:p><text:s text:c="3"/>34 <text:s text:c="2"/>St. Louis city, MO....... <text:s text:c="3"/>396,685 <text:s text:c="3"/>61.9 <text:s text:c="4"/>6,408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klahoma</text:p>
          </table:table-cell>
          <table:table-cell table:style-name="ce16" office:value-type="float" office:value="395918">
            <text:p>395,918</text:p>
          </table:table-cell>
          <table:table-cell office:value-type="string">
            <text:p><text:s text:c="3"/>35 <text:s text:c="2"/>Charlotte city, NC....... <text:s text:c="3"/>395,934 <text:s text:c="2"/>174.3 <text:s text:c="4"/>2,272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irginia</text:p>
          </table:table-cell>
          <table:table-cell table:style-name="ce16" office:value-type="float" office:value="393069">
            <text:p>393,069</text:p>
          </table:table-cell>
          <table:table-cell office:value-type="string">
            <text:p><text:s text:c="3"/>36 <text:s text:c="2"/>Atlanta city, GA......... <text:s text:c="3"/>394,017 <text:s text:c="2"/>131.8 <text:s text:c="4"/>2,99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buquerq</text:p>
          </table:table-cell>
          <table:table-cell table:style-name="ce16" office:value-type="float" office:value="384736">
            <text:p>384,736</text:p>
          </table:table-cell>
          <table:table-cell office:value-type="string">
            <text:p><text:s text:c="3"/>37 <text:s text:c="2"/>Virginia Beach city, VA * <text:s text:c="3"/>393,069 <text:s text:c="2"/>248.3 <text:s text:c="4"/>1,583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akland</text:p>
          </table:table-cell>
          <table:table-cell table:style-name="ce16" office:value-type="float" office:value="372242">
            <text:p>372,242</text:p>
          </table:table-cell>
          <table:table-cell office:value-type="string">
            <text:p><text:s text:c="3"/>38 <text:s text:c="2"/>Albuquerque city, NM..... <text:s text:c="3"/>384,736 <text:s text:c="2"/>132.2 <text:s text:c="4"/>2,910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ittsburg</text:p>
          </table:table-cell>
          <table:table-cell table:style-name="ce16" office:value-type="float" office:value="369879">
            <text:p>369,879</text:p>
          </table:table-cell>
          <table:table-cell office:value-type="string">
            <text:p><text:s text:c="3"/>39 <text:s text:c="2"/>Oakland city, CA......... <text:s text:c="3"/>372,242 <text:s text:c="3"/>56.1 <text:s text:c="4"/>6,635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crament</text:p>
          </table:table-cell>
          <table:table-cell table:style-name="ce16" office:value-type="float" office:value="369365">
            <text:p>369,365</text:p>
          </table:table-cell>
          <table:table-cell office:value-type="string">
            <text:p><text:s text:c="3"/>40 <text:s text:c="2"/>Pittsburgh city, PA...... <text:s text:c="3"/>369,879 <text:s text:c="3"/>55.6 <text:s text:c="4"/>6,653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nneapol</text:p>
          </table:table-cell>
          <table:table-cell table:style-name="ce16" office:value-type="float" office:value="368383">
            <text:p>368,383</text:p>
          </table:table-cell>
          <table:table-cell office:value-type="string">
            <text:p><text:s text:c="3"/>41 <text:s text:c="2"/>Sacramento city, CA...... <text:s text:c="3"/>369,365 <text:s text:c="3"/>96.3 <text:s text:c="4"/>3,836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incinnat</text:p>
          </table:table-cell>
          <table:table-cell table:style-name="ce16" office:value-type="float" office:value="364040">
            <text:p>364,040</text:p>
          </table:table-cell>
          <table:table-cell office:value-type="string">
            <text:p><text:s text:c="3"/>42 <text:s text:c="2"/>Minneapolis city, MN..... <text:s text:c="3"/>368,383 <text:s text:c="3"/>54.9 <text:s text:c="4"/>6,710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ulsa</text:p>
          </table:table-cell>
          <table:table-cell table:style-name="ce16" office:value-type="float" office:value="361792">
            <text:p>361,792</text:p>
          </table:table-cell>
          <table:table-cell office:value-type="string">
            <text:p><text:s text:c="3"/>43 <text:s text:c="2"/>Tulsa city, OK........... <text:s text:c="3"/>367,302 <text:s text:c="2"/>183.5 <text:s text:c="4"/>2,002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ami</text:p>
          </table:table-cell>
          <table:table-cell table:style-name="ce16" office:value-type="float" office:value="358548">
            <text:p>358,548</text:p>
          </table:table-cell>
          <table:table-cell office:value-type="string">
            <text:p><text:s text:c="3"/>44 <text:s text:c="2"/>Honolulu CDP, HI *....... <text:s text:c="3"/>365,272 <text:s text:c="3"/>82.8 <text:s text:c="4"/>4,41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tlanta</text:p>
          </table:table-cell>
          <table:table-cell table:style-name="ce16" office:value-type="float" office:value="357767">
            <text:p>357,767</text:p>
          </table:table-cell>
          <table:table-cell office:value-type="string">
            <text:p><text:s text:c="3"/>45 <text:s text:c="2"/>Cincinnati city, OH...... <text:s text:c="3"/>364,040 <text:s text:c="3"/>77.2 <text:s text:c="4"/>4,716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resno</text:p>
          </table:table-cell>
          <table:table-cell table:style-name="ce16" office:value-type="float" office:value="354202">
            <text:p>354,202</text:p>
          </table:table-cell>
          <table:table-cell office:value-type="string">
            <text:p><text:s text:c="3"/>46 <text:s text:c="2"/>Miami city, FL........... <text:s text:c="3"/>358,548 <text:s text:c="3"/>35.6 <text:s text:c="3"/>10,072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ansas Ci</text:p>
          </table:table-cell>
          <table:table-cell table:style-name="ce16" office:value-type="float" office:value="351163">
            <text:p>351,163</text:p>
          </table:table-cell>
          <table:table-cell office:value-type="string">
            <text:p><text:s text:c="3"/>47 <text:s text:c="2"/>Fresno city, CA.......... <text:s text:c="3"/>354,202 <text:s text:c="3"/>99.1 <text:s text:c="4"/>3,574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maha</text:p>
          </table:table-cell>
          <table:table-cell table:style-name="ce16" office:value-type="float" office:value="335795">
            <text:p>335,795</text:p>
          </table:table-cell>
          <table:table-cell office:value-type="string">
            <text:p><text:s text:c="3"/>48 <text:s text:c="2"/>Omaha city, NE........... <text:s text:c="3"/>335,795 <text:s text:c="2"/>100.6 <text:s text:c="4"/>3,338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oledo</text:p>
          </table:table-cell>
          <table:table-cell table:style-name="ce16" office:value-type="float" office:value="332943">
            <text:p>332,943</text:p>
          </table:table-cell>
          <table:table-cell office:value-type="string">
            <text:p><text:s text:c="3"/>49 <text:s text:c="2"/>Toledo city, OH.......... <text:s text:c="3"/>332,943 <text:s text:c="3"/>80.6 <text:s text:c="4"/>4,13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ffalo</text:p>
          </table:table-cell>
          <table:table-cell table:style-name="ce16" office:value-type="float" office:value="328123">
            <text:p>328,123</text:p>
          </table:table-cell>
          <table:table-cell office:value-type="string">
            <text:p><text:s text:c="3"/>50 <text:s text:c="2"/>Buffalo city, NY......... <text:s text:c="3"/>328,123 <text:s text:c="3"/>40.6 <text:s text:c="4"/>8,08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1 <text:s text:c="2"/>Wichita city, KS......... <text:s text:c="3"/>304,011 <text:s text:c="2"/>115.1 <text:s text:c="4"/>2,64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2 <text:s text:c="2"/>Santa Ana city, CA....... <text:s text:c="3"/>293,742 <text:s text:c="3"/>27.1 <text:s text:c="3"/>10,83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3 <text:s text:c="2"/>Mesa city, AZ............ <text:s text:c="3"/>288,091 <text:s text:c="2"/>108.6 <text:s text:c="4"/>2,65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4 <text:s text:c="2"/>Colorado Springs city, CO <text:s text:c="3"/>281,140 <text:s text:c="2"/>183.2 <text:s text:c="4"/>1,5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5 <text:s text:c="2"/>Tampa city, FL........... <text:s text:c="3"/>280,015 <text:s text:c="2"/>108.7 <text:s text:c="4"/>2,57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6 <text:s text:c="2"/>Newark city, NJ.......... <text:s text:c="3"/>275,221 <text:s text:c="3"/>23.8 <text:s text:c="3"/>11,56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7 <text:s text:c="2"/>St. Paul city, MN........ <text:s text:c="3"/>272,235 <text:s text:c="3"/>52.8 <text:s text:c="4"/>5,15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8 <text:s text:c="2"/>Louisville city, KY...... <text:s text:c="3"/>269,063 <text:s text:c="3"/>62.1 <text:s text:c="4"/>4,3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59 <text:s text:c="2"/>Anaheim city, CA......... <text:s text:c="3"/>266,406 <text:s text:c="3"/>44.3 <text:s text:c="4"/>6,01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0 <text:s text:c="2"/>Birmingham city, AL *.... <text:s text:c="3"/>265,968 <text:s text:c="2"/>148.5 <text:s text:c="4"/>1,79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1 <text:s text:c="2"/>Arlington city, TX....... <text:s text:c="3"/>261,721 <text:s text:c="3"/>93.0 <text:s text:c="4"/>2,81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2 <text:s text:c="2"/>Norfolk city, VA......... <text:s text:c="3"/>261,229 <text:s text:c="3"/>53.8 <text:s text:c="4"/>4,85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3 <text:s text:c="2"/>Las Vegas city, NV *..... <text:s text:c="3"/>258,295 <text:s text:c="3"/>83.3 <text:s text:c="4"/>3,10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4 <text:s text:c="2"/>Corpus Christi city, TX.. <text:s text:c="3"/>257,453 <text:s text:c="2"/>135.0 <text:s text:c="4"/>1,90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5 <text:s text:c="2"/>St. Petersburg city, FL.. <text:s text:c="3"/>238,629 <text:s text:c="3"/>59.2 <text:s text:c="4"/>4,03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6 <text:s text:c="2"/>Rochester city, NY....... <text:s text:c="3"/>231,636 <text:s text:c="3"/>35.8 <text:s text:c="4"/>6,47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7 <text:s text:c="2"/>Jersey City city, NJ..... <text:s text:c="3"/>228,537 <text:s text:c="3"/>14.9 <text:s text:c="3"/>15,33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8 <text:s text:c="2"/>Riverside city, CA....... <text:s text:c="3"/>226,505 <text:s text:c="3"/>77.7 <text:s text:c="4"/>2,91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69 <text:s text:c="2"/>Anchorage city, AK *..... <text:s text:c="3"/>226,338 1,697.6 <text:s text:c="6"/>1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0 <text:s text:c="2"/>Lexington-Fayette, KY *.. <text:s text:c="3"/>225,366 <text:s text:c="2"/>284.5 <text:s text:c="6"/>79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1 <text:s text:c="2"/>Akron city, OH........... <text:s text:c="3"/>223,019 <text:s text:c="3"/>62.2 <text:s text:c="4"/>3,58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2 <text:s text:c="2"/>Aurora city, CO *........ <text:s text:c="3"/>222,103 <text:s text:c="2"/>132.5 <text:s text:c="4"/>1,67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3 <text:s text:c="2"/>Baton Rouge city, LA..... <text:s text:c="3"/>219,531 <text:s text:c="3"/>73.9 <text:s text:c="4"/>2,97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4 <text:s text:c="2"/>Stockton city, CA........ <text:s text:c="3"/>210,943 <text:s text:c="3"/>52.6 <text:s text:c="4"/>4,0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5 <text:s text:c="2"/>Raleigh city, NC......... <text:s text:c="3"/>207,951 <text:s text:c="3"/>88.1 <text:s text:c="4"/>2,36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6 <text:s text:c="2"/>Richmond city, VA........ <text:s text:c="3"/>203,056 <text:s text:c="3"/>60.1 <text:s text:c="4"/>3,37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7 <text:s text:c="2"/>Shreveport city, LA...... <text:s text:c="3"/>198,525 <text:s text:c="3"/>98.6 <text:s text:c="4"/>2,01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8 <text:s text:c="2"/>Jackson city, MS......... <text:s text:c="3"/>196,637 <text:s text:c="2"/>109.0 <text:s text:c="4"/>1,80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79 <text:s text:c="2"/>Mobile city, AL.......... <text:s text:c="3"/>196,278 <text:s text:c="2"/>118.0 <text:s text:c="4"/>1,66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0 <text:s text:c="2"/>Des Moines city, IA...... <text:s text:c="3"/>193,187 <text:s text:c="3"/>75.3 <text:s text:c="4"/>2,56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1 <text:s text:c="2"/>Lincoln city, NE......... <text:s text:c="3"/>191,972 <text:s text:c="3"/>63.3 <text:s text:c="4"/>3,0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2 <text:s text:c="2"/>Madison city, WI......... <text:s text:c="3"/>191,262 <text:s text:c="3"/>57.8 <text:s text:c="4"/>3,30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3 <text:s text:c="2"/>Grand Rapids city, MI.... <text:s text:c="3"/>189,126 <text:s text:c="3"/>44.3 <text:s text:c="4"/>4,26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4 <text:s text:c="2"/>Yonkers city, NY......... <text:s text:c="3"/>188,082 <text:s text:c="3"/>18.1 <text:s text:c="3"/>10,39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5 <text:s text:c="2"/>Hialeah city, FL......... <text:s text:c="3"/>188,004 <text:s text:c="3"/>19.2 <text:s text:c="4"/>9,79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6 <text:s text:c="2"/>Montgomery city, AL...... <text:s text:c="3"/>187,106 <text:s text:c="2"/>135.0 <text:s text:c="4"/>1,38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7 <text:s text:c="2"/>Lubbock city, TX......... <text:s text:c="3"/>186,206 <text:s text:c="2"/>104.1 <text:s text:c="4"/>1,78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8 <text:s text:c="2"/>Greensboro city, NC...... <text:s text:c="3"/>183,521 <text:s text:c="3"/>79.8 <text:s text:c="4"/>2,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89 <text:s text:c="2"/>Dayton city, OH.......... <text:s text:c="3"/>182,044 <text:s text:c="3"/>55.0 <text:s text:c="4"/>3,3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0 <text:s text:c="2"/>Huntington Beach city, CA <text:s text:c="3"/>181,519 <text:s text:c="3"/>26.4 <text:s text:c="4"/>6,87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1 <text:s text:c="2"/>Garland city, TX......... <text:s text:c="3"/>180,650 <text:s text:c="3"/>57.3 <text:s text:c="4"/>3,15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2 <text:s text:c="2"/>Glendale city, CA........ <text:s text:c="3"/>180,038 <text:s text:c="3"/>30.6 <text:s text:c="4"/>5,88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3 <text:s text:c="2"/>Columbus city, GA *...... <text:s text:c="3"/>178,681 <text:s text:c="2"/>216.1 <text:s text:c="6"/>82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4 <text:s text:c="2"/>Spokane city, WA......... <text:s text:c="3"/>177,196 <text:s text:c="3"/>55.9 <text:s text:c="4"/>3,17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5 <text:s text:c="2"/>Tacoma city, WA.......... <text:s text:c="3"/>176,664 <text:s text:c="3"/>48.0 <text:s text:c="4"/>3,68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6 <text:s text:c="2"/>Little Rock city, AR..... <text:s text:c="3"/>175,795 <text:s text:c="2"/>102.9 <text:s text:c="4"/>1,7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7 <text:s text:c="2"/>Bakersfield city, CA *... <text:s text:c="3"/>174,820 <text:s text:c="3"/>91.8 <text:s text:c="4"/>1,90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8 <text:s text:c="2"/>Fremont city, CA *....... <text:s text:c="3"/>173,339 <text:s text:c="3"/>77.0 <text:s text:c="4"/>2,25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3"/>99 <text:s text:c="2"/>Fort Wayne city, IN...... <text:s text:c="3"/>173,072 <text:s text:c="3"/>62.7 <text:s text:c="4"/>2,76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100 <text:s text:c="2"/>Arlington CDP, VA *...... <text:s text:c="3"/>170,936 <text:s text:c="3"/>25.9 <text:s text:c="4"/>6,6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---------------------------------------------------------------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*See Notes for Individual Places.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iminalization_20_trends" style:display-name="PageStyle_criminalization tre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_20_restraining_20_law" style:display-name="PageStyle_state restraining l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y_20_policing_20__26__20_prosecution" style:display-name="PageStyle_city policing &amp; prosec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men_20_victim_20_services" style:display-name="PageStyle_women victim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tion_20_1990" style:display-name="PageStyle_population 199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612" meta:object-count="2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2.25pt" fo:font-weight="bold" style:font-family-asian="Arial" style:font-size-asian="12.25pt" style:font-weight-asian="bold" style:font-family-complex="Arial" style:font-size-complex="12.25pt" style:font-weight-complex="bold"/>
    </style:style>
    <style:style style:name="ch3" style:family="chart">
      <style:graphic-properties draw:stroke="none" draw:fill="none" draw:fill-color="#d9d9d9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9.25pt" style:font-family-asian="Arial" style:font-size-asian="9.25pt" style:font-family-complex="Arial" style:font-size-complex="9.25pt"/>
    </style:style>
    <style:style style:name="ch6" style:family="chart">
      <style:chart-properties style:rotation-angle="0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0.25pt" style:font-family-asian="Arial" style:font-size-asian="10.25pt" style:font-family-complex="Arial" style:font-size-complex="10.25pt"/>
    </style:style>
    <style:style style:name="ch8" style:family="chart">
      <style:chart-properties chart:auto-position="true" style:rotation-angle="90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9" style:family="chart">
      <style:graphic-properties svg:stroke-width="0.009cm"/>
    </style:style>
    <style:style style:name="ch10" style:family="chart" style:data-style-name="N1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0.25pt" style:font-family-asian="Arial" style:font-size-asian="10.25pt" style:font-family-complex="Arial" style:font-size-complex="10.25pt"/>
    </style:style>
    <style:style style:name="ch11" style:family="chart" style:data-style-name="N1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4f81bd" draw:fill-color="#4f81bd"/>
      <style:text-properties fo:color="#000000" fo:font-size="10.25pt" style:font-family-asian="Arial" style:font-size-asian="10.25pt" style:font-family-complex="Arial" style:font-size-complex="10.25pt"/>
    </style:style>
    <style:style style:name="ch12" style:family="chart" style:data-style-name="N1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draw:fill-color="#000000"/>
      <style:text-properties fo:color="#000000" fo:font-size="10.25pt" style:font-family-asian="Arial" style:font-size-asian="10.25pt" style:font-family-complex="Arial" style:font-size-complex="10.25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06cm" svg:height="10.93cm" xlink:href=".." xlink:type="simple" chart:class="chart:line" chart:column-mapping="0" chart:style-name="ch1">
        <chart:title svg:x="2.42cm" svg:y="0.411cm" chart:style-name="ch2">
          <text:p>U.S. domestic violence criminalization indices, 1976-1997</text:p>
        </chart:title>
        <chart:legend chart:legend-position="bottom" svg:x="2.213cm" svg:y="1.889cm" style:legend-expansion="custom" chartooo:width="9.018cm" chartooo:height="2.31cm" style:legend-expansion-aspect-ratio="3.9038961038961" chart:style-name="ch3"/>
        <chart:plot-area chart:style-name="ch4" table:cell-range-address="'criminalization trends'.A31:'criminalization trends'.A51 'criminalization trends'.B31:'criminalization trends'.B52 'criminalization trends'.D31:'criminalization trends'.E51" chart:data-source-has-labels="column" svg:x="0.724cm" svg:y="1.577cm" svg:width="14.574cm" svg:height="7.597cm">
          <chartooo:coordinate-region svg:x="1.928cm" svg:y="1.789cm" svg:width="13.37cm" svg:height="6.738cm"/>
          <chart:axis chart:dimension="x" chart:name="primary-x" chart:style-name="ch5" chartooo:axis-type="auto">
            <chartooo:date-scale/>
            <chart:title svg:x="7.419cm" svg:y="9.384cm" chart:style-name="ch6">
              <text:p>Year</text:p>
            </chart:title>
            <chart:categories table:cell-range-address="'criminalization trends'.A31:'criminalization trends'.A51"/>
          </chart:axis>
          <chart:axis chart:dimension="y" chart:name="primary-y" chart:style-name="ch7">
            <chart:title svg:x="0.001cm" svg:y="6.525cm" chart:style-name="ch8">
              <text:p>index value</text:p>
            </chart:title>
            <chart:grid chart:style-name="ch9" chart:class="major"/>
          </chart:axis>
          <chart:series chart:style-name="ch10" chart:values-cell-range-address="'criminalization trends'.B31:'criminalization trends'.B52" chart:class="chart:line">
            <chart:data-point chart:repeated="22"/>
          </chart:series>
          <chart:series chart:style-name="ch11" chart:values-cell-range-address="'criminalization trends'.D31:'criminalization trends'.D51" chart:class="chart:line">
            <chart:data-point chart:repeated="21"/>
          </chart:series>
          <chart:series chart:style-name="ch12" chart:values-cell-range-address="'criminalization trends'.E31:'criminalization trends'.E5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976">
                <text:p>1980</text:p>
                <draw:g>
                  <svg:desc>'criminalization trends'.A31:'criminalization trends'.A51</svg:desc>
                </draw:g>
              </table:table-cell>
              <table:table-cell office:value-type="float" office:value="0.0215896">
                <text:p>0.0215896</text:p>
                <draw:g>
                  <svg:desc>'criminalization trends'.B31:'criminalization trends'.B52</svg:desc>
                </draw:g>
              </table:table-cell>
              <table:table-cell office:value-type="float" office:value="0.0131782">
                <text:p>0.0131782</text:p>
                <draw:g>
                  <svg:desc>'criminalization trends'.D31:'criminalization trends'.D51</svg:desc>
                </draw:g>
              </table:table-cell>
              <table:table-cell office:value-type="float" office:value="0.0041114">
                <text:p>0.0041114</text:p>
                <draw:g>
                  <svg:desc>'criminalization trends'.E31:'criminalization trends'.E51</svg:desc>
                </draw:g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.060024">
                <text:p>0.060024</text:p>
              </table:table-cell>
              <table:table-cell office:value-type="float" office:value="0.0131782">
                <text:p>0.0131782</text:p>
              </table:table-cell>
              <table:table-cell office:value-type="float" office:value="0.0041114">
                <text:p>0.004111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.0995558">
                <text:p>0.0995558</text:p>
              </table:table-cell>
              <table:table-cell office:value-type="float" office:value="0.0131782">
                <text:p>0.0131782</text:p>
              </table:table-cell>
              <table:table-cell office:value-type="float" office:value="0.013123">
                <text:p>0.013123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.2116693">
                <text:p>0.2116693</text:p>
              </table:table-cell>
              <table:table-cell office:value-type="float" office:value="0.0131782">
                <text:p>0.0131782</text:p>
              </table:table-cell>
              <table:table-cell office:value-type="float" office:value="0.013123">
                <text:p>0.01312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340212">
                <text:p>0.3340212</text:p>
              </table:table-cell>
              <table:table-cell office:value-type="float" office:value="0.0131782">
                <text:p>0.0131782</text:p>
              </table:table-cell>
              <table:table-cell office:value-type="float" office:value="0.0194439">
                <text:p>0.0194439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.3606911">
                <text:p>0.3606911</text:p>
              </table:table-cell>
              <table:table-cell office:value-type="float" office:value="0.0241702">
                <text:p>0.0241702</text:p>
              </table:table-cell>
              <table:table-cell office:value-type="float" office:value="0.0194439">
                <text:p>0.019443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.4167116">
                <text:p>0.4167116</text:p>
              </table:table-cell>
              <table:table-cell office:value-type="float" office:value="0.0241702">
                <text:p>0.0241702</text:p>
              </table:table-cell>
              <table:table-cell office:value-type="float" office:value="0.0330412">
                <text:p>0.03304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.4778943">
                <text:p>0.4778943</text:p>
              </table:table-cell>
              <table:table-cell office:value-type="float" office:value="0.0241702">
                <text:p>0.0241702</text:p>
              </table:table-cell>
              <table:table-cell office:value-type="float" office:value="0.0330412">
                <text:p>0.033041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.5243117">
                <text:p>0.5243117</text:p>
              </table:table-cell>
              <table:table-cell office:value-type="float" office:value="0.0382894">
                <text:p>0.0382894</text:p>
              </table:table-cell>
              <table:table-cell office:value-type="float" office:value="0.0677238">
                <text:p>0.06772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.5260527">
                <text:p>0.5260527</text:p>
              </table:table-cell>
              <table:table-cell office:value-type="float" office:value="0.0523486">
                <text:p>0.0523486</text:p>
              </table:table-cell>
              <table:table-cell office:value-type="float" office:value="0.0677238">
                <text:p>0.067723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.5617374">
                <text:p>0.5617374</text:p>
              </table:table-cell>
              <table:table-cell office:value-type="float" office:value="0.1731078">
                <text:p>0.1731078</text:p>
              </table:table-cell>
              <table:table-cell office:value-type="float" office:value="0.1249034">
                <text:p>0.12490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5931808">
                <text:p>0.5931808</text:p>
              </table:table-cell>
              <table:table-cell office:value-type="float" office:value="0.2223415">
                <text:p>0.2223415</text:p>
              </table:table-cell>
              <table:table-cell office:value-type="float" office:value="0.1535469">
                <text:p>0.1535469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.6254124">
                <text:p>0.6254124</text:p>
              </table:table-cell>
              <table:table-cell office:value-type="float" office:value="0.2223415">
                <text:p>0.2223415</text:p>
              </table:table-cell>
              <table:table-cell office:value-type="float" office:value="0.2002978">
                <text:p>0.200297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.6556521">
                <text:p>0.6556521</text:p>
              </table:table-cell>
              <table:table-cell office:value-type="float" office:value="0.2789747">
                <text:p>0.2789747</text:p>
              </table:table-cell>
              <table:table-cell office:value-type="float" office:value="0.2326561">
                <text:p>0.232656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6610651">
                <text:p>0.6610651</text:p>
              </table:table-cell>
              <table:table-cell office:value-type="float" office:value="0.3553496">
                <text:p>0.3553496</text:p>
              </table:table-cell>
              <table:table-cell office:value-type="float" office:value="0.4520865">
                <text:p>0.452086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703723">
                <text:p>0.703723</text:p>
              </table:table-cell>
              <table:table-cell office:value-type="float" office:value="0.3714716">
                <text:p>0.3714716</text:p>
              </table:table-cell>
              <table:table-cell office:value-type="float" office:value="0.4800949">
                <text:p>0.480094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7261606">
                <text:p>0.7261606</text:p>
              </table:table-cell>
              <table:table-cell office:value-type="float" office:value="0.3714716">
                <text:p>0.3714716</text:p>
              </table:table-cell>
              <table:table-cell office:value-type="float" office:value="0.5485867">
                <text:p>0.548586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7504352">
                <text:p>0.7504352</text:p>
              </table:table-cell>
              <table:table-cell office:value-type="float" office:value="0.4675355">
                <text:p>0.4675355</text:p>
              </table:table-cell>
              <table:table-cell office:value-type="float" office:value="0.5772879">
                <text:p>0.5772879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7849039">
                <text:p>0.7849039</text:p>
              </table:table-cell>
              <table:table-cell office:value-type="float" office:value="0.5713165">
                <text:p>0.5713165</text:p>
              </table:table-cell>
              <table:table-cell office:value-type="float" office:value="0.6752936">
                <text:p>0.675293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8440276">
                <text:p>0.8440276</text:p>
              </table:table-cell>
              <table:table-cell office:value-type="float" office:value="0.6981023">
                <text:p>0.6981023</text:p>
              </table:table-cell>
              <table:table-cell office:value-type="float" office:value="0.7414791">
                <text:p>0.741479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8567683">
                <text:p>0.8567683</text:p>
              </table:table-cell>
              <table:table-cell office:value-type="float" office:value="0.7582254">
                <text:p>0.7582254</text:p>
              </table:table-cell>
              <table:table-cell office:value-type="float" office:value="0.8375061">
                <text:p>0.8375061</text:p>
              </table:table-cell>
            </table:table-row>
            <table:table-row>
              <table:table-cell office:value-type="string"/>
              <table:table-cell office:value-type="float" office:value="0.8620987">
                <text:p>0.862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1="1" draw:dots1-length="0.079cm" draw:distance="0.079cm"/>
    <draw:stroke-dash draw:name="msLineDash_20_2" draw:display-name="msLineDash 2" draw:style="rect" draw:dots2="1" draw:dots2-length="0.316cm" draw:distance="0.23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2.25pt" fo:font-weight="bold" style:font-family-asian="Arial" style:font-size-asian="12.25pt" style:font-weight-asian="bold" style:font-family-complex="Arial" style:font-size-complex="12.25pt" style:font-weight-complex="bold"/>
    </style:style>
    <style:style style:name="ch3" style:family="chart">
      <style:graphic-properties draw:stroke="none" draw:fill="none" draw:fill-color="#d9d9d9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9.25pt" style:font-family-asian="Arial" style:font-size-asian="9.25pt" style:font-family-complex="Arial" style:font-size-complex="9.25pt"/>
    </style:style>
    <style:style style:name="ch6" style:family="chart">
      <style:chart-properties chart:auto-position="true" style:rotation-angle="0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0.25pt" style:font-family-asian="Arial" style:font-size-asian="10.25pt" style:font-family-complex="Arial" style:font-size-complex="10.25pt"/>
    </style:style>
    <style:style style:name="ch8" style:family="chart">
      <style:chart-properties chart:auto-position="true" style:rotation-angle="90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9" style:family="chart">
      <style:graphic-properties svg:stroke-width="0.009cm"/>
    </style:style>
    <style:style style:name="ch10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0.25pt" style:font-family-asian="Arial" style:font-size-asian="10.25pt" style:font-family-complex="Arial" style:font-size-complex="10.25pt"/>
    </style:style>
    <style:style style:name="ch11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4f81bd" draw:fill-color="#4f81bd"/>
      <style:text-properties fo:color="#000000" fo:font-size="10.25pt" style:font-family-asian="Arial" style:font-size-asian="10.25pt" style:font-family-complex="Arial" style:font-size-complex="10.25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124cm" svg:height="8.567cm" xlink:href=".." xlink:type="simple" chart:class="chart:line" chart:style-name="ch1">
        <chart:title svg:x="2.428cm" svg:y="0.322cm" chart:style-name="ch2">
          <text:p>growth of domestic violence victim services for women</text:p>
        </chart:title>
        <chart:legend chart:legend-position="bottom" svg:x="2.035cm" svg:y="1.821cm" style:legend-expansion="custom" chartooo:width="7.798cm" chartooo:height="1.336cm" style:legend-expansion-aspect-ratio="5.83682634730539" chart:style-name="ch3"/>
        <chart:plot-area chart:style-name="ch4" table:cell-range-address="'women victim services'.A26:'women victim services'.C46" chart:data-source-has-labels="column" svg:x="1.262cm" svg:y="1.189cm" svg:width="14.469cm" svg:height="6.14cm">
          <chartooo:coordinate-region svg:x="1.936cm" svg:y="1.401cm" svg:width="13.423cm" svg:height="5.281cm"/>
          <chart:axis chart:dimension="x" chart:name="primary-x" chart:style-name="ch5" chartooo:axis-type="auto">
            <chartooo:date-scale/>
            <chart:title svg:x="8.034cm" svg:y="7.501cm" chart:style-name="ch6">
              <text:p>year</text:p>
            </chart:title>
            <chart:categories table:cell-range-address="'women victim services'.A26:'women victim services'.A46"/>
          </chart:axis>
          <chart:axis chart:dimension="y" chart:name="primary-y" chart:style-name="ch7">
            <chart:title svg:x="0.299cm" svg:y="5.462cm" chart:style-name="ch8">
              <text:p>sevice level</text:p>
            </chart:title>
            <chart:grid chart:style-name="ch9" chart:class="major"/>
          </chart:axis>
          <chart:series chart:style-name="ch10" chart:values-cell-range-address="'women victim services'.B26:'women victim services'.B46" chart:class="chart:line">
            <chart:data-point chart:repeated="21"/>
          </chart:series>
          <chart:series chart:style-name="ch11" chart:values-cell-range-address="'women victim services'.C26:'women victim services'.C4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76">
                <text:p>1980</text:p>
                <draw:g>
                  <svg:desc>'women victim services'.A26:'women victim services'.A46</svg:desc>
                </draw:g>
              </table:table-cell>
              <table:table-cell office:value-type="float" office:value="3.370917">
                <text:p>3.370917</text:p>
                <draw:g>
                  <svg:desc>'women victim services'.B26:'women victim services'.B46</svg:desc>
                </draw:g>
              </table:table-cell>
              <table:table-cell office:value-type="float" office:value="2.711836">
                <text:p>2.711836</text:p>
                <draw:g>
                  <svg:desc>'women victim services'.C26:'women victim services'.C46</svg:desc>
                </draw:g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6.150425">
                <text:p>6.150425</text:p>
              </table:table-cell>
              <table:table-cell office:value-type="float" office:value="3.755454">
                <text:p>3.75545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7.952398">
                <text:p>7.952398</text:p>
              </table:table-cell>
              <table:table-cell office:value-type="float" office:value="4.688724">
                <text:p>4.68872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8.544157">
                <text:p>8.544157</text:p>
              </table:table-cell>
              <table:table-cell office:value-type="float" office:value="5.074046">
                <text:p>5.07404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.475433">
                <text:p>9.475433</text:p>
              </table:table-cell>
              <table:table-cell office:value-type="float" office:value="5.486773">
                <text:p>5.486773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0.88324">
                <text:p>10.88324</text:p>
              </table:table-cell>
              <table:table-cell office:value-type="float" office:value="5.971854">
                <text:p>5.97185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1.71009">
                <text:p>11.71009</text:p>
              </table:table-cell>
              <table:table-cell office:value-type="float" office:value="6.04504">
                <text:p>6.0450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3.42124">
                <text:p>13.42124</text:p>
              </table:table-cell>
              <table:table-cell office:value-type="float" office:value="6.57987">
                <text:p>6.57987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4.17562">
                <text:p>14.17562</text:p>
              </table:table-cell>
              <table:table-cell office:value-type="float" office:value="6.776919">
                <text:p>6.77691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5.16993">
                <text:p>15.16993</text:p>
              </table:table-cell>
              <table:table-cell office:value-type="float" office:value="6.945579">
                <text:p>6.945579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6.14274">
                <text:p>16.14274</text:p>
              </table:table-cell>
              <table:table-cell office:value-type="float" office:value="7.21204">
                <text:p>7.2120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7.57932">
                <text:p>17.57932</text:p>
              </table:table-cell>
              <table:table-cell office:value-type="float" office:value="7.609798">
                <text:p>7.609798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8.34591">
                <text:p>18.34591</text:p>
              </table:table-cell>
              <table:table-cell office:value-type="float" office:value="7.690228">
                <text:p>7.69022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8.96657">
                <text:p>18.96657</text:p>
              </table:table-cell>
              <table:table-cell office:value-type="float" office:value="7.643972">
                <text:p>7.64397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.35372">
                <text:p>19.35372</text:p>
              </table:table-cell>
              <table:table-cell office:value-type="float" office:value="7.682016">
                <text:p>7.68201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20.35762">
                <text:p>20.35762</text:p>
              </table:table-cell>
              <table:table-cell office:value-type="float" office:value="7.721207">
                <text:p>7.72120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0.89785">
                <text:p>20.89785</text:p>
              </table:table-cell>
              <table:table-cell office:value-type="float" office:value="8.069173">
                <text:p>8.06917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0.89229">
                <text:p>20.89229</text:p>
              </table:table-cell>
              <table:table-cell office:value-type="float" office:value="8.041564">
                <text:p>8.04156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1.04238">
                <text:p>21.04238</text:p>
              </table:table-cell>
              <table:table-cell office:value-type="float" office:value="8.084057">
                <text:p>8.08405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2.54008">
                <text:p>22.54008</text:p>
              </table:table-cell>
              <table:table-cell office:value-type="float" office:value="8.206913">
                <text:p>8.20691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3.0328">
                <text:p>23.0328</text:p>
              </table:table-cell>
              <table:table-cell office:value-type="float" office:value="8.261995">
                <text:p>8.261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1="1" draw:dots1-length="0.079cm" draw:distance="0.079cm"/>
  </office:styles>
</office:document-styles>
</file>